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8717in"/>
    </style:style>
    <style:style style:name="co3" style:family="table-column">
      <style:table-column-properties fo:break-before="auto" style:column-width="0.6898in"/>
    </style:style>
    <style:style style:name="co4" style:family="table-column">
      <style:table-column-properties fo:break-before="auto" style:column-width="2.1256in"/>
    </style:style>
    <style:style style:name="co5" style:family="table-column">
      <style:table-column-properties fo:break-before="auto" style:column-width="1.5791in"/>
    </style:style>
    <style:style style:name="co6" style:family="table-column">
      <style:table-column-properties fo:break-before="auto" style:column-width="1.622in"/>
    </style:style>
    <style:style style:name="co7" style:family="table-column">
      <style:table-column-properties fo:break-before="auto" style:column-width="4.5709in"/>
    </style:style>
    <style:style style:name="co8" style:family="table-column">
      <style:table-column-properties fo:break-before="auto" style:column-width="0.4638in"/>
    </style:style>
    <style:style style:name="co9" style:family="table-column">
      <style:table-column-properties fo:break-before="auto" style:column-width="0.7429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4.895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1" style:family="table-cell" style:parent-style-name="Default" style:data-style-name="N100"/>
    <style:style style:name="ce22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2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6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27" style:family="table-cell" style:parent-style-name="Default" style:data-style-name="N100">
      <style:table-cell-properties fo:border="0.99pt solid #000000"/>
    </style:style>
    <style:style style:name="ce28" style:family="table-cell" style:parent-style-name="Default">
      <style:table-cell-properties fo:border="0.99pt solid #000000"/>
    </style:style>
    <style:style style:name="ce29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30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31" style:family="table-cell" style:parent-style-name="Pivot_20_Table_20_Value" style:data-style-name="N0">
      <style:table-cell-properties fo:border-bottom="none" fo:border-left="0.99pt solid #000000" fo:border-right="0.99pt solid #000000" fo:border-top="0.99pt solid #000000"/>
    </style:style>
    <style:style style:name="ce32" style:family="table-cell" style:parent-style-name="Pivot_20_Table_20_Value" style:data-style-name="N0">
      <style:table-cell-properties fo:border-bottom="none" fo:border-left="0.99pt solid #000000" fo:border-right="0.99pt solid #000000" fo:border-top="none"/>
    </style:style>
    <style:style style:name="ce33" style:family="table-cell" style:parent-style-name="Pivot_20_Table_20_Value" style:data-style-name="N0">
      <style:table-cell-properties fo:border-bottom="0.99pt solid #000000" fo:border-left="0.99pt solid #000000" fo:border-right="0.99pt solid #000000" fo:border-top="none"/>
    </style:style>
    <style:style style:name="ce34" style:family="table-cell" style:parent-style-name="Pivot_20_Table_20_Result" style:data-style-name="N0">
      <style:table-cell-properties fo:border-bottom="2.01pt solid #000000" fo:border-left="0.99pt solid #000000" fo:border-right="0.99pt solid #000000" fo:border-top="0.99pt solid #000000"/>
    </style:style>
    <style:style style:name="ce35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36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37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38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39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40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ignificance_test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ce21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Unnamed: 0</text:p>
          </table:table-cell>
          <table:table-cell office:value-type="string" calcext:value-type="string">
            <text:p>metric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cdi3</text:p>
          </table:table-cell>
          <table:table-cell office:value-type="string" calcext:value-type="string">
            <text:p>cdi97</text:p>
          </table:table-cell>
          <table:table-cell office:value-type="string" calcext:value-type="string">
            <text:p>experiment_name</text:p>
          </table:table-cell>
          <table:table-cell table:style-name="Default" office:value-type="string" calcext:value-type="string">
            <text:p>diff</text:p>
          </table:table-cell>
          <table:table-cell office:value-type="string" calcext:value-type="string">
            <text:p>parameter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0_mean_group1_mean</text:p>
          </table:table-cell>
          <table:table-cell office:value-type="float" office:value="-0.0018029136673099" calcext:value-type="float">
            <text:p>-0.00180291366731</text:p>
          </table:table-cell>
          <table:table-cell office:value-type="float" office:value="0.0000618560089674466" calcext:value-type="float">
            <text:p>6.18560089674466E-05</text:p>
          </table:table-cell>
          <table:table-cell office:value-type="float" office:value="-0.0019204239352082" calcext:value-type="float">
            <text:p>-0.001920423935208</text:p>
          </table:table-cell>
          <table:table-cell office:value-type="float" office:value="-0.001687106909412" calcext:value-type="float">
            <text:p>-0.001687106909412</text:p>
          </table:table-cell>
          <table:table-cell office:value-type="string" calcext:value-type="string">
            <text:p>reference_sphere___testing-_RRT_biased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0_std_group1_std</text:p>
          </table:table-cell>
          <table:table-cell office:value-type="float" office:value="-0.0005343556459066" calcext:value-type="float">
            <text:p>-0.000534355645907</text:p>
          </table:table-cell>
          <table:table-cell office:value-type="float" office:value="0.0000496208133171386" calcext:value-type="float">
            <text:p>4.96208133171386E-05</text:p>
          </table:table-cell>
          <table:table-cell office:value-type="float" office:value="-0.0006343336926456" calcext:value-type="float">
            <text:p>-0.000634333692646</text:p>
          </table:table-cell>
          <table:table-cell office:value-type="float" office:value="-0.0004472502105964" calcext:value-type="float">
            <text:p>-0.000447250210596</text:p>
          </table:table-cell>
          <table:table-cell office:value-type="string" calcext:value-type="string">
            <text:p>reference_sphere___testing-_RRT_biased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0_mean_group2_mean</text:p>
          </table:table-cell>
          <table:table-cell office:value-type="float" office:value="-0.0015686449998741" calcext:value-type="float">
            <text:p>-0.001568644999874</text:p>
          </table:table-cell>
          <table:table-cell office:value-type="float" office:value="0.0000601630055941343" calcext:value-type="float">
            <text:p>6.01630055941343E-05</text:p>
          </table:table-cell>
          <table:table-cell office:value-type="float" office:value="-0.0016823963225381" calcext:value-type="float">
            <text:p>-0.001682396322538</text:p>
          </table:table-cell>
          <table:table-cell office:value-type="float" office:value="-0.0014556765850759" calcext:value-type="float">
            <text:p>-0.001455676585076</text:p>
          </table:table-cell>
          <table:table-cell office:value-type="string" calcext:value-type="string">
            <text:p>reference_sphere___testing-_RRT_biased_filt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0_std_group2_std</text:p>
          </table:table-cell>
          <table:table-cell office:value-type="float" office:value="-0.0005250175664221" calcext:value-type="float">
            <text:p>-0.000525017566422</text:p>
          </table:table-cell>
          <table:table-cell office:value-type="float" office:value="0.0000502536121915473" calcext:value-type="float">
            <text:p>5.02536121915473E-05</text:p>
          </table:table-cell>
          <table:table-cell office:value-type="float" office:value="-0.0006265277478224" calcext:value-type="float">
            <text:p>-0.000626527747822</text:p>
          </table:table-cell>
          <table:table-cell office:value-type="float" office:value="-0.0004376731940911" calcext:value-type="float">
            <text:p>-0.000437673194091</text:p>
          </table:table-cell>
          <table:table-cell office:value-type="string" calcext:value-type="string">
            <text:p>reference_sphere___testing-_RRT_biased_filt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0_mean_group3_mean</text:p>
          </table:table-cell>
          <table:table-cell office:value-type="float" office:value="-0.0068873893434686" calcext:value-type="float">
            <text:p>-0.006887389343469</text:p>
          </table:table-cell>
          <table:table-cell office:value-type="float" office:value="0.0002845765462534" calcext:value-type="float">
            <text:p>0.000284576546253</text:p>
          </table:table-cell>
          <table:table-cell office:value-type="float" office:value="-0.0074334764568005" calcext:value-type="float">
            <text:p>-0.007433476456801</text:p>
          </table:table-cell>
          <table:table-cell office:value-type="float" office:value="-0.0063573555260288" calcext:value-type="float">
            <text:p>-0.006357355526029</text:p>
          </table:table-cell>
          <table:table-cell office:value-type="string" calcext:value-type="string">
            <text:p>reference_sphere___testing-_RRT_biased_no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0_std_group3_std</text:p>
          </table:table-cell>
          <table:table-cell office:value-type="float" office:value="-0.0024598246133282" calcext:value-type="float">
            <text:p>-0.002459824613328</text:p>
          </table:table-cell>
          <table:table-cell office:value-type="float" office:value="0.000231872792006" calcext:value-type="float">
            <text:p>0.000231872792006</text:p>
          </table:table-cell>
          <table:table-cell office:value-type="float" office:value="-0.0029268855376856" calcext:value-type="float">
            <text:p>-0.002926885537686</text:p>
          </table:table-cell>
          <table:table-cell office:value-type="float" office:value="-0.0020526734756239" calcext:value-type="float">
            <text:p>-0.002052673475624</text:p>
          </table:table-cell>
          <table:table-cell office:value-type="string" calcext:value-type="string">
            <text:p>reference_sphere___testing-_RRT_biased_no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0_mean_group4_mean</text:p>
          </table:table-cell>
          <table:table-cell office:value-type="float" office:value="-0.0058365837535543" calcext:value-type="float">
            <text:p>-0.005836583753554</text:p>
          </table:table-cell>
          <table:table-cell office:value-type="float" office:value="0.0002236784101846" calcext:value-type="float">
            <text:p>0.000223678410185</text:p>
          </table:table-cell>
          <table:table-cell office:value-type="float" office:value="-0.0062613395186497" calcext:value-type="float">
            <text:p>-0.00626133951865</text:p>
          </table:table-cell>
          <table:table-cell office:value-type="float" office:value="-0.0054179914921233" calcext:value-type="float">
            <text:p>-0.005417991492123</text:p>
          </table:table-cell>
          <table:table-cell office:value-type="string" calcext:value-type="string">
            <text:p>reference_sphere___testing-_RRT_bias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0_std_group4_std</text:p>
          </table:table-cell>
          <table:table-cell office:value-type="float" office:value="-0.0019441730213532" calcext:value-type="float">
            <text:p>-0.001944173021353</text:p>
          </table:table-cell>
          <table:table-cell office:value-type="float" office:value="0.0001758931336887" calcext:value-type="float">
            <text:p>0.000175893133689</text:p>
          </table:table-cell>
          <table:table-cell office:value-type="float" office:value="-0.0022942208164934" calcext:value-type="float">
            <text:p>-0.002294220816493</text:p>
          </table:table-cell>
          <table:table-cell office:value-type="float" office:value="-0.0016348571523617" calcext:value-type="float">
            <text:p>-0.001634857152362</text:p>
          </table:table-cell>
          <table:table-cell office:value-type="string" calcext:value-type="string">
            <text:p>reference_sphere___testing-_RRT_bias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0_mean_group5_mean</text:p>
          </table:table-cell>
          <table:table-cell office:value-type="float" office:value="-0.0061890616225655" calcext:value-type="float">
            <text:p>-0.006189061622566</text:p>
          </table:table-cell>
          <table:table-cell office:value-type="float" office:value="0.0000441095275759241" calcext:value-type="float">
            <text:p>4.41095275759241E-05</text:p>
          </table:table-cell>
          <table:table-cell office:value-type="float" office:value="-0.006271826948927" calcext:value-type="float">
            <text:p>-0.006271826948927</text:p>
          </table:table-cell>
          <table:table-cell office:value-type="float" office:value="-0.0061062937215656" calcext:value-type="float">
            <text:p>-0.006106293721566</text:p>
          </table:table-cell>
          <table:table-cell office:value-type="string" calcext:value-type="string">
            <text:p>reference_sphere___testing-uniform_biased__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0_std_group5_std</text:p>
          </table:table-cell>
          <table:table-cell office:value-type="float" office:value="-0.0003764582774692" calcext:value-type="float">
            <text:p>-0.000376458277469</text:p>
          </table:table-cell>
          <table:table-cell office:value-type="float" office:value="0.0000343330164547347" calcext:value-type="float">
            <text:p>3.43330164547347E-05</text:p>
          </table:table-cell>
          <table:table-cell office:value-type="float" office:value="-0.0004456619736278" calcext:value-type="float">
            <text:p>-0.000445661973628</text:p>
          </table:table-cell>
          <table:table-cell office:value-type="float" office:value="-0.0003163374732429" calcext:value-type="float">
            <text:p>-0.000316337473243</text:p>
          </table:table-cell>
          <table:table-cell office:value-type="string" calcext:value-type="string">
            <text:p>reference_sphere___testing-uniform_biased__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0_mean_group6_mean</text:p>
          </table:table-cell>
          <table:table-cell office:value-type="float" office:value="-0.0023441214130217" calcext:value-type="float">
            <text:p>-0.002344121413022</text:p>
          </table:table-cell>
          <table:table-cell office:value-type="float" office:value="0.0000917083898155772" calcext:value-type="float">
            <text:p>9.17083898155772E-05</text:p>
          </table:table-cell>
          <table:table-cell office:value-type="float" office:value="-0.002518560763182" calcext:value-type="float">
            <text:p>-0.002518560763182</text:p>
          </table:table-cell>
          <table:table-cell office:value-type="float" office:value="-0.0021727510146527" calcext:value-type="float">
            <text:p>-0.002172751014653</text:p>
          </table:table-cell>
          <table:table-cell office:value-type="string" calcext:value-type="string">
            <text:p>reference_sphere___testing-_grid-walk_bias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0_std_group6_std</text:p>
          </table:table-cell>
          <table:table-cell office:value-type="float" office:value="-0.0007993811075857" calcext:value-type="float">
            <text:p>-0.000799381107586</text:p>
          </table:table-cell>
          <table:table-cell office:value-type="float" office:value="0.0000769588538995111" calcext:value-type="float">
            <text:p>7.69588538995111E-05</text:p>
          </table:table-cell>
          <table:table-cell office:value-type="float" office:value="-0.0009533114294315" calcext:value-type="float">
            <text:p>-0.000953311429432</text:p>
          </table:table-cell>
          <table:table-cell office:value-type="float" office:value="-0.0006652760298858" calcext:value-type="float">
            <text:p>-0.000665276029886</text:p>
          </table:table-cell>
          <table:table-cell office:value-type="string" calcext:value-type="string">
            <text:p>reference_sphere___testing-_grid-walk_bias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0_mean_group7_mean</text:p>
          </table:table-cell>
          <table:table-cell office:value-type="float" office:value="-0.0014978732881062" calcext:value-type="float">
            <text:p>-0.001497873288106</text:p>
          </table:table-cell>
          <table:table-cell office:value-type="float" office:value="0.0000773739146012608" calcext:value-type="float">
            <text:p>7.73739146012608E-05</text:p>
          </table:table-cell>
          <table:table-cell office:value-type="float" office:value="-0.001645491078849" calcext:value-type="float">
            <text:p>-0.001645491078849</text:p>
          </table:table-cell>
          <table:table-cell office:value-type="float" office:value="-0.0013537283587045" calcext:value-type="float">
            <text:p>-0.001353728358705</text:p>
          </table:table-cell>
          <table:table-cell office:value-type="string" calcext:value-type="string">
            <text:p>reference_sphere___testing-_grid-walk_bias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0_std_group7_std</text:p>
          </table:table-cell>
          <table:table-cell office:value-type="float" office:value="-0.0006603832488227" calcext:value-type="float">
            <text:p>-0.000660383248823</text:p>
          </table:table-cell>
          <table:table-cell office:value-type="float" office:value="0.0000638071110029677" calcext:value-type="float">
            <text:p>6.38071110029677E-05</text:p>
          </table:table-cell>
          <table:table-cell office:value-type="float" office:value="-0.0007882342172345" calcext:value-type="float">
            <text:p>-0.000788234217235</text:p>
          </table:table-cell>
          <table:table-cell office:value-type="float" office:value="-0.0005483811158977" calcext:value-type="float">
            <text:p>-0.000548381115898</text:p>
          </table:table-cell>
          <table:table-cell office:value-type="string" calcext:value-type="string">
            <text:p>reference_sphere___testing-_grid-walk_bias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1_mean_group2_mean</text:p>
          </table:table-cell>
          <table:table-cell office:value-type="float" office:value="0.0002342686674357" calcext:value-type="float">
            <text:p>0.000234268667436</text:p>
          </table:table-cell>
          <table:table-cell office:value-type="float" office:value="0.0000857453289222669" calcext:value-type="float">
            <text:p>8.57453289222669E-05</text:p>
          </table:table-cell>
          <table:table-cell office:value-type="float" office:value="0.0000734334689734225" calcext:value-type="float">
            <text:p>7.34334689734225E-05</text:p>
          </table:table-cell>
          <table:table-cell office:value-type="float" office:value="0.0003956266789577" calcext:value-type="float">
            <text:p>0.000395626678958</text:p>
          </table:table-cell>
          <table:table-cell office:value-type="string" calcext:value-type="string">
            <text:p>_RRT_biased_filter_testing-_RRT_biased_filt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1_std_group2_std</text:p>
          </table:table-cell>
          <table:table-cell office:value-type="float" office:value="0.00000933807948447872" calcext:value-type="float">
            <text:p>9.33807948447872E-06</text:p>
          </table:table-cell>
          <table:table-cell office:value-type="float" office:value="0.0000669400208121546" calcext:value-type="float">
            <text:p>6.69400208121546E-05</text:p>
          </table:table-cell>
          <table:table-cell office:value-type="float" office:value="-0.0001160964708649" calcext:value-type="float">
            <text:p>-0.000116096470865</text:p>
          </table:table-cell>
          <table:table-cell office:value-type="float" office:value="0.0001358342320885" calcext:value-type="float">
            <text:p>0.000135834232089</text:p>
          </table:table-cell>
          <table:table-cell office:value-type="string" calcext:value-type="string">
            <text:p>_RRT_biased_filter_testing-_RRT_biased_filt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1_mean_group3_mean</text:p>
          </table:table-cell>
          <table:table-cell office:value-type="float" office:value="-0.0050844756761586" calcext:value-type="float">
            <text:p>-0.005084475676159</text:p>
          </table:table-cell>
          <table:table-cell office:value-type="float" office:value="0.0002896214195996" calcext:value-type="float">
            <text:p>0.0002896214196</text:p>
          </table:table-cell>
          <table:table-cell office:value-type="float" office:value="-0.0056385978715452" calcext:value-type="float">
            <text:p>-0.005638597871545</text:p>
          </table:table-cell>
          <table:table-cell office:value-type="float" office:value="-0.0045454684710368" calcext:value-type="float">
            <text:p>-0.004545468471037</text:p>
          </table:table-cell>
          <table:table-cell office:value-type="string" calcext:value-type="string">
            <text:p>_RRT_biased_filter_testing-_RRT_biased_no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1_std_group3_std</text:p>
          </table:table-cell>
          <table:table-cell office:value-type="float" office:value="-0.0019254689674216" calcext:value-type="float">
            <text:p>-0.001925468967422</text:p>
          </table:table-cell>
          <table:table-cell office:value-type="float" office:value="0.0002311405411617" calcext:value-type="float">
            <text:p>0.000231140541162</text:p>
          </table:table-cell>
          <table:table-cell office:value-type="float" office:value="-0.0023874270008167" calcext:value-type="float">
            <text:p>-0.002387427000817</text:p>
          </table:table-cell>
          <table:table-cell office:value-type="float" office:value="-0.0015193145832175" calcext:value-type="float">
            <text:p>-0.001519314583218</text:p>
          </table:table-cell>
          <table:table-cell office:value-type="string" calcext:value-type="string">
            <text:p>_RRT_biased_filter_testing-_RRT_biased_no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1_mean_group4_mean</text:p>
          </table:table-cell>
          <table:table-cell office:value-type="float" office:value="-0.0040336700862443" calcext:value-type="float">
            <text:p>-0.004033670086244</text:p>
          </table:table-cell>
          <table:table-cell office:value-type="float" office:value="0.0002308767469259" calcext:value-type="float">
            <text:p>0.000230876746926</text:p>
          </table:table-cell>
          <table:table-cell office:value-type="float" office:value="-0.0044744169225762" calcext:value-type="float">
            <text:p>-0.004474416922576</text:p>
          </table:table-cell>
          <table:table-cell office:value-type="float" office:value="-0.0036015336414021" calcext:value-type="float">
            <text:p>-0.003601533641402</text:p>
          </table:table-cell>
          <table:table-cell office:value-type="string" calcext:value-type="string">
            <text:p>_RRT_biased_filter_testing-_RRT_bias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1_std_group4_std</text:p>
          </table:table-cell>
          <table:table-cell office:value-type="float" office:value="-0.0014098173754466" calcext:value-type="float">
            <text:p>-0.001409817375447</text:p>
          </table:table-cell>
          <table:table-cell office:value-type="float" office:value="0.0001781020754651" calcext:value-type="float">
            <text:p>0.000178102075465</text:p>
          </table:table-cell>
          <table:table-cell office:value-type="float" office:value="-0.0017650441138825" calcext:value-type="float">
            <text:p>-0.001765044113883</text:p>
          </table:table-cell>
          <table:table-cell office:value-type="float" office:value="-0.0010957410457068" calcext:value-type="float">
            <text:p>-0.001095741045707</text:p>
          </table:table-cell>
          <table:table-cell office:value-type="string" calcext:value-type="string">
            <text:p>_RRT_biased_filter_testing-_RRT_bias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1_mean_group5_mean</text:p>
          </table:table-cell>
          <table:table-cell office:value-type="float" office:value="-0.0043861479552555" calcext:value-type="float">
            <text:p>-0.004386147955256</text:p>
          </table:table-cell>
          <table:table-cell office:value-type="float" office:value="0.0000758990868093823" calcext:value-type="float">
            <text:p>7.58990868093823E-05</text:p>
          </table:table-cell>
          <table:table-cell office:value-type="float" office:value="-0.0045293422470015" calcext:value-type="float">
            <text:p>-0.004529342247002</text:p>
          </table:table-cell>
          <table:table-cell office:value-type="float" office:value="-0.0042420354473957" calcext:value-type="float">
            <text:p>-0.004242035447396</text:p>
          </table:table-cell>
          <table:table-cell office:value-type="string" calcext:value-type="string">
            <text:p>_RRT_biased_filter_testing-uniform_biased__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1_std_group5_std</text:p>
          </table:table-cell>
          <table:table-cell office:value-type="float" office:value="0.0001578973684373" calcext:value-type="float">
            <text:p>0.000157897368437</text:p>
          </table:table-cell>
          <table:table-cell office:value-type="float" office:value="0.0000580046905341177" calcext:value-type="float">
            <text:p>5.80046905341177E-05</text:p>
          </table:table-cell>
          <table:table-cell office:value-type="float" office:value="0.000051721450723309" calcext:value-type="float">
            <text:p>5.1721450723309E-05</text:p>
          </table:table-cell>
          <table:table-cell office:value-type="float" office:value="0.0002708133501495" calcext:value-type="float">
            <text:p>0.00027081335015</text:p>
          </table:table-cell>
          <table:table-cell office:value-type="string" calcext:value-type="string">
            <text:p>_RRT_biased_filter_testing-uniform_biased__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1_mean_group6_mean</text:p>
          </table:table-cell>
          <table:table-cell office:value-type="float" office:value="-0.0005412077457118" calcext:value-type="float">
            <text:p>-0.000541207745712</text:p>
          </table:table-cell>
          <table:table-cell office:value-type="float" office:value="0.0001105689560354" calcext:value-type="float">
            <text:p>0.000110568956035</text:p>
          </table:table-cell>
          <table:table-cell office:value-type="float" office:value="-0.0007494622435197" calcext:value-type="float">
            <text:p>-0.00074946224352</text:p>
          </table:table-cell>
          <table:table-cell office:value-type="float" office:value="-0.0003339844376426" calcext:value-type="float">
            <text:p>-0.000333984437643</text:p>
          </table:table-cell>
          <table:table-cell office:value-type="string" calcext:value-type="string">
            <text:p>_RRT_biased_filter_testing-_grid-walk_bias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1_std_group6_std</text:p>
          </table:table-cell>
          <table:table-cell office:value-type="float" office:value="-0.0002650254616791" calcext:value-type="float">
            <text:p>-0.000265025461679</text:p>
          </table:table-cell>
          <table:table-cell office:value-type="float" office:value="0.000086486780762377" calcext:value-type="float">
            <text:p>8.6486780762377E-05</text:p>
          </table:table-cell>
          <table:table-cell office:value-type="float" office:value="-0.0004328461397543" calcext:value-type="float">
            <text:p>-0.000432846139754</text:p>
          </table:table-cell>
          <table:table-cell office:value-type="float" office:value="-0.0001071472718943" calcext:value-type="float">
            <text:p>-0.000107147271894</text:p>
          </table:table-cell>
          <table:table-cell office:value-type="string" calcext:value-type="string">
            <text:p>_RRT_biased_filter_testing-_grid-walk_bias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1_mean_group7_mean</text:p>
          </table:table-cell>
          <table:table-cell office:value-type="float" office:value="0.0003050403792037" calcext:value-type="float">
            <text:p>0.000305040379204</text:p>
          </table:table-cell>
          <table:table-cell office:value-type="float" office:value="0.0000977732004421062" calcext:value-type="float">
            <text:p>9.77732004421062E-05</text:p>
          </table:table-cell>
          <table:table-cell office:value-type="float" office:value="0.0001202051845688" calcext:value-type="float">
            <text:p>0.000120205184569</text:p>
          </table:table-cell>
          <table:table-cell office:value-type="float" office:value="0.0004864982667071" calcext:value-type="float">
            <text:p>0.000486498266707</text:p>
          </table:table-cell>
          <table:table-cell office:value-type="string" calcext:value-type="string">
            <text:p>_RRT_biased_filter_testing-_grid-walk_bias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1_std_group7_std</text:p>
          </table:table-cell>
          <table:table-cell office:value-type="float" office:value="-0.0001260276029161" calcext:value-type="float">
            <text:p>-0.000126027602916</text:p>
          </table:table-cell>
          <table:table-cell office:value-type="float" office:value="0.0000756044448892001" calcext:value-type="float">
            <text:p>7.56044448892001E-05</text:p>
          </table:table-cell>
          <table:table-cell office:value-type="float" office:value="-0.0002706354848806" calcext:value-type="float">
            <text:p>-0.000270635484881</text:p>
          </table:table-cell>
          <table:table-cell office:value-type="float" office:value="0.0000142652423681909" calcext:value-type="float">
            <text:p>1.42652423681909E-05</text:p>
          </table:table-cell>
          <table:table-cell office:value-type="string" calcext:value-type="string">
            <text:p>_RRT_biased_filter_testing-_grid-walk_bias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2_mean_group3_mean</text:p>
          </table:table-cell>
          <table:table-cell office:value-type="float" office:value="-0.0053187443435944" calcext:value-type="float">
            <text:p>-0.005318744343594</text:p>
          </table:table-cell>
          <table:table-cell office:value-type="float" office:value="0.0002894013297532" calcext:value-type="float">
            <text:p>0.000289401329753</text:p>
          </table:table-cell>
          <table:table-cell office:value-type="float" office:value="-0.0058729384436873" calcext:value-type="float">
            <text:p>-0.005872938443687</text:p>
          </table:table-cell>
          <table:table-cell office:value-type="float" office:value="-0.0047797177308217" calcext:value-type="float">
            <text:p>-0.004779717730822</text:p>
          </table:table-cell>
          <table:table-cell office:value-type="string" calcext:value-type="string">
            <text:p>_RRT_biased_filter_wide_testing-_RRT_biased_no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2_std_group3_std</text:p>
          </table:table-cell>
          <table:table-cell office:value-type="float" office:value="-0.0019348070469061" calcext:value-type="float">
            <text:p>-0.001934807046906</text:p>
          </table:table-cell>
          <table:table-cell office:value-type="float" office:value="0.0002307259238107" calcext:value-type="float">
            <text:p>0.000230725923811</text:p>
          </table:table-cell>
          <table:table-cell office:value-type="float" office:value="-0.0023963889442149" calcext:value-type="float">
            <text:p>-0.002396388944215</text:p>
          </table:table-cell>
          <table:table-cell office:value-type="float" office:value="-0.0015281773204556" calcext:value-type="float">
            <text:p>-0.001528177320456</text:p>
          </table:table-cell>
          <table:table-cell office:value-type="string" calcext:value-type="string">
            <text:p>_RRT_biased_filter_wide_testing-_RRT_biased_no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2_mean_group4_mean</text:p>
          </table:table-cell>
          <table:table-cell office:value-type="float" office:value="-0.0042679387536801" calcext:value-type="float">
            <text:p>-0.00426793875368</text:p>
          </table:table-cell>
          <table:table-cell office:value-type="float" office:value="0.0002309789907695" calcext:value-type="float">
            <text:p>0.00023097899077</text:p>
          </table:table-cell>
          <table:table-cell office:value-type="float" office:value="-0.0047059499094854" calcext:value-type="float">
            <text:p>-0.004705949909485</text:p>
          </table:table-cell>
          <table:table-cell office:value-type="float" office:value="-0.0038386079286126" calcext:value-type="float">
            <text:p>-0.003838607928613</text:p>
          </table:table-cell>
          <table:table-cell office:value-type="string" calcext:value-type="string">
            <text:p>_RRT_biased_filter_wide_testing-_RRT_bias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2_std_group4_std</text:p>
          </table:table-cell>
          <table:table-cell office:value-type="float" office:value="-0.0014191554549311" calcext:value-type="float">
            <text:p>-0.001419155454931</text:p>
          </table:table-cell>
          <table:table-cell office:value-type="float" office:value="0.0001783164579155" calcext:value-type="float">
            <text:p>0.000178316457916</text:p>
          </table:table-cell>
          <table:table-cell office:value-type="float" office:value="-0.0017764339723285" calcext:value-type="float">
            <text:p>-0.001776433972329</text:p>
          </table:table-cell>
          <table:table-cell office:value-type="float" office:value="-0.001104301114793" calcext:value-type="float">
            <text:p>-0.001104301114793</text:p>
          </table:table-cell>
          <table:table-cell office:value-type="string" calcext:value-type="string">
            <text:p>_RRT_biased_filter_wide_testing-_RRT_bias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2_mean_group5_mean</text:p>
          </table:table-cell>
          <table:table-cell office:value-type="float" office:value="-0.0046204166226913" calcext:value-type="float">
            <text:p>-0.004620416622691</text:p>
          </table:table-cell>
          <table:table-cell office:value-type="float" office:value="0.0000744779015003381" calcext:value-type="float">
            <text:p>7.44779015003381E-05</text:p>
          </table:table-cell>
          <table:table-cell office:value-type="float" office:value="-0.0047600329357979" calcext:value-type="float">
            <text:p>-0.004760032935798</text:p>
          </table:table-cell>
          <table:table-cell office:value-type="float" office:value="-0.0044805653685748" calcext:value-type="float">
            <text:p>-0.004480565368575</text:p>
          </table:table-cell>
          <table:table-cell office:value-type="string" calcext:value-type="string">
            <text:p>_RRT_biased_filter_wide_testing-uniform_biased__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2_std_group5_std</text:p>
          </table:table-cell>
          <table:table-cell office:value-type="float" office:value="0.0001485592889528" calcext:value-type="float">
            <text:p>0.000148559288953</text:p>
          </table:table-cell>
          <table:table-cell office:value-type="float" office:value="0.000058363375004251" calcext:value-type="float">
            <text:p>5.8363375004251E-05</text:p>
          </table:table-cell>
          <table:table-cell office:value-type="float" office:value="0.0000423720389224726" calcext:value-type="float">
            <text:p>4.23720389224726E-05</text:p>
          </table:table-cell>
          <table:table-cell office:value-type="float" office:value="0.0002624299670254" calcext:value-type="float">
            <text:p>0.000262429967025</text:p>
          </table:table-cell>
          <table:table-cell office:value-type="string" calcext:value-type="string">
            <text:p>_RRT_biased_filter_wide_testing-uniform_biased__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2_mean_group6_mean</text:p>
          </table:table-cell>
          <table:table-cell office:value-type="float" office:value="-0.0007754764131475" calcext:value-type="float">
            <text:p>-0.000775476413148</text:p>
          </table:table-cell>
          <table:table-cell office:value-type="float" office:value="0.0001093426838246" calcext:value-type="float">
            <text:p>0.000109342683825</text:p>
          </table:table-cell>
          <table:table-cell office:value-type="float" office:value="-0.0009813806067991" calcext:value-type="float">
            <text:p>-0.000981380606799</text:p>
          </table:table-cell>
          <table:table-cell office:value-type="float" office:value="-0.0005690723938929" calcext:value-type="float">
            <text:p>-0.000569072393893</text:p>
          </table:table-cell>
          <table:table-cell office:value-type="string" calcext:value-type="string">
            <text:p>_RRT_biased_filter_wide_testing-_grid-walk_bias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2_std_group6_std</text:p>
          </table:table-cell>
          <table:table-cell office:value-type="float" office:value="-0.0002743635411636" calcext:value-type="float">
            <text:p>-0.000274363541164</text:p>
          </table:table-cell>
          <table:table-cell office:value-type="float" office:value="0.0000863105896184971" calcext:value-type="float">
            <text:p>8.63105896184971E-05</text:p>
          </table:table-cell>
          <table:table-cell office:value-type="float" office:value="-0.0004430885481814" calcext:value-type="float">
            <text:p>-0.000443088548181</text:p>
          </table:table-cell>
          <table:table-cell office:value-type="float" office:value="-0.0001173086579724" calcext:value-type="float">
            <text:p>-0.000117308657972</text:p>
          </table:table-cell>
          <table:table-cell office:value-type="string" calcext:value-type="string">
            <text:p>_RRT_biased_filter_wide_testing-_grid-walk_bias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2_mean_group7_mean</text:p>
          </table:table-cell>
          <table:table-cell office:value-type="float" office:value="0.000070771711767955" calcext:value-type="float">
            <text:p>7.0771711767955E-05</text:p>
          </table:table-cell>
          <table:table-cell office:value-type="float" office:value="0.0000974697519504463" calcext:value-type="float">
            <text:p>9.74697519504463E-05</text:p>
          </table:table-cell>
          <table:table-cell office:value-type="float" office:value="-0.0001134429276934" calcext:value-type="float">
            <text:p>-0.000113442927693</text:p>
          </table:table-cell>
          <table:table-cell office:value-type="float" office:value="0.0002533710829515" calcext:value-type="float">
            <text:p>0.000253371082952</text:p>
          </table:table-cell>
          <table:table-cell office:value-type="string" calcext:value-type="string">
            <text:p>_RRT_biased_filter_wide_testing-_grid-walk_bias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2_std_group7_std</text:p>
          </table:table-cell>
          <table:table-cell office:value-type="float" office:value="-0.0001353656824005" calcext:value-type="float">
            <text:p>-0.000135365682401</text:p>
          </table:table-cell>
          <table:table-cell office:value-type="float" office:value="0.0000760910381578571" calcext:value-type="float">
            <text:p>7.60910381578571E-05</text:p>
          </table:table-cell>
          <table:table-cell office:value-type="float" office:value="-0.0002813050297165" calcext:value-type="float">
            <text:p>-0.000281305029717</text:p>
          </table:table-cell>
          <table:table-cell office:value-type="float" office:value="0.00000657649411914171" calcext:value-type="float">
            <text:p>6.57649411914171E-06</text:p>
          </table:table-cell>
          <table:table-cell office:value-type="string" calcext:value-type="string">
            <text:p>_RRT_biased_filter_wide_testing-_grid-walk_bias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3_mean_group4_mean</text:p>
          </table:table-cell>
          <table:table-cell office:value-type="float" office:value="0.0010508055899143" calcext:value-type="float">
            <text:p>0.001050805589914</text:p>
          </table:table-cell>
          <table:table-cell office:value-type="float" office:value="0.0003536195378133" calcext:value-type="float">
            <text:p>0.000353619537813</text:p>
          </table:table-cell>
          <table:table-cell office:value-type="float" office:value="0.0003891100438608" calcext:value-type="float">
            <text:p>0.000389110043861</text:p>
          </table:table-cell>
          <table:table-cell office:value-type="float" office:value="0.0017211611834401" calcext:value-type="float">
            <text:p>0.00172116118344</text:p>
          </table:table-cell>
          <table:table-cell office:value-type="string" calcext:value-type="string">
            <text:p>_RRT_biased_no_filter_testing-_RRT_bias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3_std_group4_std</text:p>
          </table:table-cell>
          <table:table-cell office:value-type="float" office:value="0.0005156515919749" calcext:value-type="float">
            <text:p>0.000515651591975</text:p>
          </table:table-cell>
          <table:table-cell office:value-type="float" office:value="0.0002733883010072" calcext:value-type="float">
            <text:p>0.000273388301007</text:p>
          </table:table-cell>
          <table:table-cell office:value-type="float" office:value="0.0000109539393048178" calcext:value-type="float">
            <text:p>1.09539393048178E-05</text:p>
          </table:table-cell>
          <table:table-cell office:value-type="float" office:value="0.0010433895438247" calcext:value-type="float">
            <text:p>0.001043389543825</text:p>
          </table:table-cell>
          <table:table-cell office:value-type="string" calcext:value-type="string">
            <text:p>_RRT_biased_no_filter_testing-_RRT_bias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3_mean_group5_mean</text:p>
          </table:table-cell>
          <table:table-cell office:value-type="float" office:value="0.000698327720903" calcext:value-type="float">
            <text:p>0.000698327720903</text:p>
          </table:table-cell>
          <table:table-cell office:value-type="float" office:value="0.0002873524073495" calcext:value-type="float">
            <text:p>0.00028735240735</text:p>
          </table:table-cell>
          <table:table-cell office:value-type="float" office:value="0.000163158671824" calcext:value-type="float">
            <text:p>0.000163158671824</text:p>
          </table:table-cell>
          <table:table-cell office:value-type="float" office:value="0.001246729059111" calcext:value-type="float">
            <text:p>0.001246729059111</text:p>
          </table:table-cell>
          <table:table-cell office:value-type="string" calcext:value-type="string">
            <text:p>_RRT_biased_no_filter_testing-uniform_biased__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3_std_group5_std</text:p>
          </table:table-cell>
          <table:table-cell office:value-type="float" office:value="0.0020833663358589" calcext:value-type="float">
            <text:p>0.002083366335859</text:p>
          </table:table-cell>
          <table:table-cell office:value-type="float" office:value="0.0002308688987324" calcext:value-type="float">
            <text:p>0.000230868898732</text:p>
          </table:table-cell>
          <table:table-cell office:value-type="float" office:value="0.001678335535702" calcext:value-type="float">
            <text:p>0.001678335535702</text:p>
          </table:table-cell>
          <table:table-cell office:value-type="float" office:value="0.0025463881819598" calcext:value-type="float">
            <text:p>0.00254638818196</text:p>
          </table:table-cell>
          <table:table-cell office:value-type="string" calcext:value-type="string">
            <text:p>_RRT_biased_no_filter_testing-uniform_biased__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3_mean_group6_mean</text:p>
          </table:table-cell>
          <table:table-cell office:value-type="float" office:value="0.0045432679304468" calcext:value-type="float">
            <text:p>0.004543267930447</text:p>
          </table:table-cell>
          <table:table-cell office:value-type="float" office:value="0.0002965078889228" calcext:value-type="float">
            <text:p>0.000296507888923</text:p>
          </table:table-cell>
          <table:table-cell office:value-type="float" office:value="0.0039927523654398" calcext:value-type="float">
            <text:p>0.00399275236544</text:p>
          </table:table-cell>
          <table:table-cell office:value-type="float" office:value="0.0051109767190973" calcext:value-type="float">
            <text:p>0.005110976719097</text:p>
          </table:table-cell>
          <table:table-cell office:value-type="string" calcext:value-type="string">
            <text:p>_RRT_biased_no_filter_testing-_grid-walk_bias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3_std_group6_std</text:p>
          </table:table-cell>
          <table:table-cell office:value-type="float" office:value="0.0016604435057424" calcext:value-type="float">
            <text:p>0.001660443505742</text:p>
          </table:table-cell>
          <table:table-cell office:value-type="float" office:value="0.0002338433183552" calcext:value-type="float">
            <text:p>0.000233843318355</text:p>
          </table:table-cell>
          <table:table-cell office:value-type="float" office:value="0.0012481873877222" calcext:value-type="float">
            <text:p>0.001248187387722</text:p>
          </table:table-cell>
          <table:table-cell office:value-type="float" office:value="0.0021254755839617" calcext:value-type="float">
            <text:p>0.002125475583962</text:p>
          </table:table-cell>
          <table:table-cell office:value-type="string" calcext:value-type="string">
            <text:p>_RRT_biased_no_filter_testing-_grid-walk_bias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3_mean_group7_mean</text:p>
          </table:table-cell>
          <table:table-cell office:value-type="float" office:value="0.0053895160553624" calcext:value-type="float">
            <text:p>0.005389516055362</text:p>
          </table:table-cell>
          <table:table-cell office:value-type="float" office:value="0.0002916378303576" calcext:value-type="float">
            <text:p>0.000291637830358</text:p>
          </table:table-cell>
          <table:table-cell office:value-type="float" office:value="0.0048464685946786" calcext:value-type="float">
            <text:p>0.004846468594679</text:p>
          </table:table-cell>
          <table:table-cell office:value-type="float" office:value="0.0059453325380164" calcext:value-type="float">
            <text:p>0.005945332538016</text:p>
          </table:table-cell>
          <table:table-cell office:value-type="string" calcext:value-type="string">
            <text:p>_RRT_biased_no_filter_testing-_grid-walk_bias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3_std_group7_std</text:p>
          </table:table-cell>
          <table:table-cell office:value-type="float" office:value="0.0017994413645055" calcext:value-type="float">
            <text:p>0.001799441364506</text:p>
          </table:table-cell>
          <table:table-cell office:value-type="float" office:value="0.0002317440197169" calcext:value-type="float">
            <text:p>0.000231744019717</text:p>
          </table:table-cell>
          <table:table-cell office:value-type="float" office:value="0.0013914894471181" calcext:value-type="float">
            <text:p>0.001391489447118</text:p>
          </table:table-cell>
          <table:table-cell office:value-type="float" office:value="0.0022625692333448" calcext:value-type="float">
            <text:p>0.002262569233345</text:p>
          </table:table-cell>
          <table:table-cell office:value-type="string" calcext:value-type="string">
            <text:p>_RRT_biased_no_filter_testing-_grid-walk_bias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4_mean_group5_mean</text:p>
          </table:table-cell>
          <table:table-cell office:value-type="float" office:value="-0.0003524778690112" calcext:value-type="float">
            <text:p>-0.000352477869011</text:p>
          </table:table-cell>
          <table:table-cell office:value-type="float" office:value="0.0002279453754583" calcext:value-type="float">
            <text:p>0.000227945375458</text:p>
          </table:table-cell>
          <table:table-cell office:value-type="float" office:value="-0.0007772961857572" calcext:value-type="float">
            <text:p>-0.000777296185757</text:p>
          </table:table-cell>
          <table:table-cell office:value-type="float" office:value="0.0000834352961279229" calcext:value-type="float">
            <text:p>8.34352961279229E-05</text:p>
          </table:table-cell>
          <table:table-cell office:value-type="string" calcext:value-type="string">
            <text:p>_RRT_biased_no_fitler_wide_testing-uniform_biased__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4_std_group5_std</text:p>
          </table:table-cell>
          <table:table-cell office:value-type="float" office:value="0.0015677147438839" calcext:value-type="float">
            <text:p>0.001567714743884</text:p>
          </table:table-cell>
          <table:table-cell office:value-type="float" office:value="0.0001762714801458" calcext:value-type="float">
            <text:p>0.000176271480146</text:p>
          </table:table-cell>
          <table:table-cell office:value-type="float" office:value="0.0012565742291433" calcext:value-type="float">
            <text:p>0.001256574229143</text:p>
          </table:table-cell>
          <table:table-cell office:value-type="float" office:value="0.0019187838650979" calcext:value-type="float">
            <text:p>0.001918783865098</text:p>
          </table:table-cell>
          <table:table-cell office:value-type="string" calcext:value-type="string">
            <text:p>_RRT_biased_no_fitler_wide_testing-uniform_biased__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4_mean_group6_mean</text:p>
          </table:table-cell>
          <table:table-cell office:value-type="float" office:value="0.0034924623405325" calcext:value-type="float">
            <text:p>0.003492462340533</text:p>
          </table:table-cell>
          <table:table-cell office:value-type="float" office:value="0.0002410759924407" calcext:value-type="float">
            <text:p>0.000241075992441</text:p>
          </table:table-cell>
          <table:table-cell office:value-type="float" office:value="0.003041229356442" calcext:value-type="float">
            <text:p>0.003041229356442</text:p>
          </table:table-cell>
          <table:table-cell office:value-type="float" office:value="0.0039521654533953" calcext:value-type="float">
            <text:p>0.003952165453395</text:p>
          </table:table-cell>
          <table:table-cell office:value-type="string" calcext:value-type="string">
            <text:p>_RRT_biased_no_fitler_wide_testing-_grid-walk_bias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4_std_group6_std</text:p>
          </table:table-cell>
          <table:table-cell office:value-type="float" office:value="0.0011447919137674" calcext:value-type="float">
            <text:p>0.001144791913767</text:p>
          </table:table-cell>
          <table:table-cell office:value-type="float" office:value="0.0001842629015663" calcext:value-type="float">
            <text:p>0.000184262901566</text:p>
          </table:table-cell>
          <table:table-cell office:value-type="float" office:value="0.0008158019340875" calcext:value-type="float">
            <text:p>0.000815801934088</text:p>
          </table:table-cell>
          <table:table-cell office:value-type="float" office:value="0.0015103483192026" calcext:value-type="float">
            <text:p>0.001510348319203</text:p>
          </table:table-cell>
          <table:table-cell office:value-type="string" calcext:value-type="string">
            <text:p>_RRT_biased_no_fitler_wide_testing-_grid-walk_bias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4_mean_group7_mean</text:p>
          </table:table-cell>
          <table:table-cell office:value-type="float" office:value="0.0043387104654481" calcext:value-type="float">
            <text:p>0.004338710465448</text:p>
          </table:table-cell>
          <table:table-cell office:value-type="float" office:value="0.000235394027679" calcext:value-type="float">
            <text:p>0.000235394027679</text:p>
          </table:table-cell>
          <table:table-cell office:value-type="float" office:value="0.0039002559234723" calcext:value-type="float">
            <text:p>0.003900255923472</text:p>
          </table:table-cell>
          <table:table-cell office:value-type="float" office:value="0.0047866553807887" calcext:value-type="float">
            <text:p>0.004786655380789</text:p>
          </table:table-cell>
          <table:table-cell office:value-type="string" calcext:value-type="string">
            <text:p>_RRT_biased_no_fitler_wide_testing-_grid-walk_bias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4_std_group7_std</text:p>
          </table:table-cell>
          <table:table-cell office:value-type="float" office:value="0.0012837897725305" calcext:value-type="float">
            <text:p>0.001283789772531</text:p>
          </table:table-cell>
          <table:table-cell office:value-type="float" office:value="0.0001799567845779" calcext:value-type="float">
            <text:p>0.000179956784578</text:p>
          </table:table-cell>
          <table:table-cell office:value-type="float" office:value="0.0009624162577553" calcext:value-type="float">
            <text:p>0.000962416257755</text:p>
          </table:table-cell>
          <table:table-cell office:value-type="float" office:value="0.0016449237204047" calcext:value-type="float">
            <text:p>0.001644923720405</text:p>
          </table:table-cell>
          <table:table-cell office:value-type="string" calcext:value-type="string">
            <text:p>_RRT_biased_no_fitler_wide_testing-_grid-walk_bias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5_mean_group6_mean</text:p>
          </table:table-cell>
          <table:table-cell office:value-type="float" office:value="0.0038449402095437" calcext:value-type="float">
            <text:p>0.003844940209544</text:p>
          </table:table-cell>
          <table:table-cell office:value-type="float" office:value="0.000101572132106" calcext:value-type="float">
            <text:p>0.000101572132106</text:p>
          </table:table-cell>
          <table:table-cell office:value-type="float" office:value="0.00365302568204" calcext:value-type="float">
            <text:p>0.00365302568204</text:p>
          </table:table-cell>
          <table:table-cell office:value-type="float" office:value="0.0040342813025196" calcext:value-type="float">
            <text:p>0.00403428130252</text:p>
          </table:table-cell>
          <table:table-cell office:value-type="string" calcext:value-type="string">
            <text:p>uniform_biased___testing-_grid-walk_bias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5_std_group6_std</text:p>
          </table:table-cell>
          <table:table-cell office:value-type="float" office:value="-0.0004229228301165" calcext:value-type="float">
            <text:p>-0.000422922830117</text:p>
          </table:table-cell>
          <table:table-cell office:value-type="float" office:value="0.0000813446820583224" calcext:value-type="float">
            <text:p>8.13446820583224E-05</text:p>
          </table:table-cell>
          <table:table-cell office:value-type="float" office:value="-0.000584020417091" calcext:value-type="float">
            <text:p>-0.000584020417091</text:p>
          </table:table-cell>
          <table:table-cell office:value-type="float" office:value="-0.0002774917432118" calcext:value-type="float">
            <text:p>-0.000277491743212</text:p>
          </table:table-cell>
          <table:table-cell office:value-type="string" calcext:value-type="string">
            <text:p>uniform_biased___testing-_grid-walk_bias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5_mean_group7_mean</text:p>
          </table:table-cell>
          <table:table-cell office:value-type="float" office:value="0.0046911883344593" calcext:value-type="float">
            <text:p>0.004691188334459</text:p>
          </table:table-cell>
          <table:table-cell office:value-type="float" office:value="0.0000892875860203173" calcext:value-type="float">
            <text:p>8.92875860203173E-05</text:p>
          </table:table-cell>
          <table:table-cell office:value-type="float" office:value="0.0045214643634271" calcext:value-type="float">
            <text:p>0.004521464363427</text:p>
          </table:table-cell>
          <table:table-cell office:value-type="float" office:value="0.004858931480793" calcext:value-type="float">
            <text:p>0.004858931480793</text:p>
          </table:table-cell>
          <table:table-cell office:value-type="string" calcext:value-type="string">
            <text:p>uniform_biased___testing-_grid-walk_bias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5_std_group7_std</text:p>
          </table:table-cell>
          <table:table-cell office:value-type="float" office:value="-0.0002839249713534" calcext:value-type="float">
            <text:p>-0.000283924971353</text:p>
          </table:table-cell>
          <table:table-cell office:value-type="float" office:value="0.0000692867516761794" calcext:value-type="float">
            <text:p>6.92867516761794E-05</text:p>
          </table:table-cell>
          <table:table-cell office:value-type="float" office:value="-0.0004196919717534" calcext:value-type="float">
            <text:p>-0.000419691971753</text:p>
          </table:table-cell>
          <table:table-cell office:value-type="float" office:value="-0.000158508827025" calcext:value-type="float">
            <text:p>-0.000158508827025</text:p>
          </table:table-cell>
          <table:table-cell office:value-type="string" calcext:value-type="string">
            <text:p>uniform_biased___testing-_grid-walk_bias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6_mean_group7_mean</text:p>
          </table:table-cell>
          <table:table-cell office:value-type="float" office:value="0.0008462481249155" calcext:value-type="float">
            <text:p>0.000846248124916</text:p>
          </table:table-cell>
          <table:table-cell office:value-type="float" office:value="0.0001178095866556" calcext:value-type="float">
            <text:p>0.000117809586656</text:p>
          </table:table-cell>
          <table:table-cell office:value-type="float" office:value="0.0006245588700699" calcext:value-type="float">
            <text:p>0.00062455887007</text:p>
          </table:table-cell>
          <table:table-cell office:value-type="float" office:value="0.0010679356878298" calcext:value-type="float">
            <text:p>0.00106793568783</text:p>
          </table:table-cell>
          <table:table-cell office:value-type="string" calcext:value-type="string">
            <text:p>_grid-walk_biased_multiple_testing-_grid-walk_bias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6_std_group7_std</text:p>
          </table:table-cell>
          <table:table-cell office:value-type="float" office:value="0.000138997858763" calcext:value-type="float">
            <text:p>0.000138997858763</text:p>
          </table:table-cell>
          <table:table-cell office:value-type="float" office:value="0.0000926358993096075" calcext:value-type="float">
            <text:p>9.26358993096075E-05</text:p>
          </table:table-cell>
          <table:table-cell office:value-type="float" office:value="-0.0000328867130624858" calcext:value-type="float">
            <text:p>-3.28867130624858E-05</text:p>
          </table:table-cell>
          <table:table-cell office:value-type="float" office:value="0.0003151470744134" calcext:value-type="float">
            <text:p>0.000315147074413</text:p>
          </table:table-cell>
          <table:table-cell office:value-type="string" calcext:value-type="string">
            <text:p>_grid-walk_biased_multiple_testing-_grid-walk_bias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group0_mean</text:p>
          </table:table-cell>
          <table:table-cell office:value-type="float" office:value="0.0000565952695389421" calcext:value-type="float">
            <text:p>5.65952695389421E-05</text:p>
          </table:table-cell>
          <table:table-cell office:value-type="float" office:value="0.00000163910381960324" calcext:value-type="float">
            <text:p>1.63910381960324E-06</text:p>
          </table:table-cell>
          <table:table-cell office:value-type="float" office:value="0.0000535252233082212" calcext:value-type="float">
            <text:p>5.35252233082212E-05</text:p>
          </table:table-cell>
          <table:table-cell office:value-type="float" office:value="0.0000597105615393268" calcext:value-type="float">
            <text:p>5.97105615393268E-05</text:p>
          </table:table-cell>
          <table:table-cell office:value-type="string" calcext:value-type="string">
            <text:p>reference_sphere__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group0_std</text:p>
          </table:table-cell>
          <table:table-cell office:value-type="float" office:value="0.0000143883651525811" calcext:value-type="float">
            <text:p>1.43883651525811E-05</text:p>
          </table:table-cell>
          <table:table-cell office:value-type="float" office:value="0.00000127538477172429" calcext:value-type="float">
            <text:p>1.27538477172429E-06</text:p>
          </table:table-cell>
          <table:table-cell office:value-type="float" office:value="0.0000121493940678144" calcext:value-type="float">
            <text:p>1.21493940678144E-05</text:p>
          </table:table-cell>
          <table:table-cell office:value-type="float" office:value="0.0000169303205446533" calcext:value-type="float">
            <text:p>1.69303205446533E-05</text:p>
          </table:table-cell>
          <table:table-cell office:value-type="string" calcext:value-type="string">
            <text:p>reference_sphere__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group1_mean</text:p>
          </table:table-cell>
          <table:table-cell office:value-type="float" office:value="0.0018595089368489" calcext:value-type="float">
            <text:p>0.001859508936849</text:p>
          </table:table-cell>
          <table:table-cell office:value-type="float" office:value="0.0000618249971211828" calcext:value-type="float">
            <text:p>6.18249971211828E-05</text:p>
          </table:table-cell>
          <table:table-cell office:value-type="float" office:value="0.001743772294413" calcext:value-type="float">
            <text:p>0.001743772294413</text:p>
          </table:table-cell>
          <table:table-cell office:value-type="float" office:value="0.0019768779089546" calcext:value-type="float">
            <text:p>0.001976877908955</text:p>
          </table:table-cell>
          <table:table-cell office:value-type="string" calcext:value-type="string">
            <text:p>_RRT_biased_filter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group1_std</text:p>
          </table:table-cell>
          <table:table-cell office:value-type="float" office:value="0.0005487440110591" calcext:value-type="float">
            <text:p>0.000548744011059</text:p>
          </table:table-cell>
          <table:table-cell office:value-type="float" office:value="0.0000497322793545135" calcext:value-type="float">
            <text:p>4.97322793545135E-05</text:p>
          </table:table-cell>
          <table:table-cell office:value-type="float" office:value="0.0004613000290628" calcext:value-type="float">
            <text:p>0.000461300029063</text:p>
          </table:table-cell>
          <table:table-cell office:value-type="float" office:value="0.0006488363669849" calcext:value-type="float">
            <text:p>0.000648836366985</text:p>
          </table:table-cell>
          <table:table-cell office:value-type="string" calcext:value-type="string">
            <text:p>_RRT_biased_filter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group2_mean</text:p>
          </table:table-cell>
          <table:table-cell office:value-type="float" office:value="0.0016252402694131" calcext:value-type="float">
            <text:p>0.001625240269413</text:p>
          </table:table-cell>
          <table:table-cell office:value-type="float" office:value="0.0000601461026221946" calcext:value-type="float">
            <text:p>6.01461026221946E-05</text:p>
          </table:table-cell>
          <table:table-cell office:value-type="float" office:value="0.0015124726526865" calcext:value-type="float">
            <text:p>0.001512472652687</text:p>
          </table:table-cell>
          <table:table-cell office:value-type="float" office:value="0.0017387372150913" calcext:value-type="float">
            <text:p>0.001738737215091</text:p>
          </table:table-cell>
          <table:table-cell office:value-type="string" calcext:value-type="string">
            <text:p>_RRT_biased_filter_wid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group2_std</text:p>
          </table:table-cell>
          <table:table-cell office:value-type="float" office:value="0.0005394059315747" calcext:value-type="float">
            <text:p>0.000539405931575</text:p>
          </table:table-cell>
          <table:table-cell office:value-type="float" office:value="0.0000503793387955078" calcext:value-type="float">
            <text:p>5.03793387955078E-05</text:p>
          </table:table-cell>
          <table:table-cell office:value-type="float" office:value="0.0004519149991691" calcext:value-type="float">
            <text:p>0.000451914999169</text:p>
          </table:table-cell>
          <table:table-cell office:value-type="float" office:value="0.0006412258767366" calcext:value-type="float">
            <text:p>0.000641225876737</text:p>
          </table:table-cell>
          <table:table-cell office:value-type="string" calcext:value-type="string">
            <text:p>_RRT_biased_filter_wid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table:number-columns-repeated="2" office:value-type="float" office:value="62" calcext:value-type="float">
            <text:p>62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group3_mean</text:p>
          </table:table-cell>
          <table:table-cell office:value-type="float" office:value="0.0069439846130076" calcext:value-type="float">
            <text:p>0.006943984613008</text:p>
          </table:table-cell>
          <table:table-cell office:value-type="float" office:value="0.0002846134003078" calcext:value-type="float">
            <text:p>0.000284613400308</text:p>
          </table:table-cell>
          <table:table-cell office:value-type="float" office:value="0.0064139689294822" calcext:value-type="float">
            <text:p>0.006413968929482</text:p>
          </table:table-cell>
          <table:table-cell office:value-type="float" office:value="0.0074894763697901" calcext:value-type="float">
            <text:p>0.00748947636979</text:p>
          </table:table-cell>
          <table:table-cell office:value-type="string" calcext:value-type="string">
            <text:p>_RRT_biased_no_filter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group3_std</text:p>
          </table:table-cell>
          <table:table-cell office:value-type="float" office:value="0.0024742129784808" calcext:value-type="float">
            <text:p>0.002474212978481</text:p>
          </table:table-cell>
          <table:table-cell office:value-type="float" office:value="0.0002320150007192" calcext:value-type="float">
            <text:p>0.000232015000719</text:p>
          </table:table-cell>
          <table:table-cell office:value-type="float" office:value="0.0020665030776286" calcext:value-type="float">
            <text:p>0.002066503077629</text:p>
          </table:table-cell>
          <table:table-cell office:value-type="float" office:value="0.0029414608632868" calcext:value-type="float">
            <text:p>0.002941460863287</text:p>
          </table:table-cell>
          <table:table-cell office:value-type="string" calcext:value-type="string">
            <text:p>_RRT_biased_no_filter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group4_mean</text:p>
          </table:table-cell>
          <table:table-cell office:value-type="float" office:value="0.0058931790230932" calcext:value-type="float">
            <text:p>0.005893179023093</text:p>
          </table:table-cell>
          <table:table-cell office:value-type="float" office:value="0.0002236971536116" calcext:value-type="float">
            <text:p>0.000223697153612</text:p>
          </table:table-cell>
          <table:table-cell office:value-type="float" office:value="0.0054744177928607" calcext:value-type="float">
            <text:p>0.005474417792861</text:p>
          </table:table-cell>
          <table:table-cell office:value-type="float" office:value="0.0063182346477439" calcext:value-type="float">
            <text:p>0.006318234647744</text:p>
          </table:table-cell>
          <table:table-cell office:value-type="string" calcext:value-type="string">
            <text:p>_RRT_biased_no_fitler_wid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group4_std</text:p>
          </table:table-cell>
          <table:table-cell office:value-type="float" office:value="0.0019585613865058" calcext:value-type="float">
            <text:p>0.001958561386506</text:p>
          </table:table-cell>
          <table:table-cell office:value-type="float" office:value="0.0001759957140807" calcext:value-type="float">
            <text:p>0.000175995714081</text:p>
          </table:table-cell>
          <table:table-cell office:value-type="float" office:value="0.0016491961654506" calcext:value-type="float">
            <text:p>0.001649196165451</text:p>
          </table:table-cell>
          <table:table-cell office:value-type="float" office:value="0.0023088220146272" calcext:value-type="float">
            <text:p>0.002308822014627</text:p>
          </table:table-cell>
          <table:table-cell office:value-type="string" calcext:value-type="string">
            <text:p>_RRT_biased_no_fitler_wid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group5_mean</text:p>
          </table:table-cell>
          <table:table-cell office:value-type="float" office:value="0.0062456568921045" calcext:value-type="float">
            <text:p>0.006245656892105</text:p>
          </table:table-cell>
          <table:table-cell office:value-type="float" office:value="0.0000440639121895622" calcext:value-type="float">
            <text:p>4.40639121895622E-05</text:p>
          </table:table-cell>
          <table:table-cell office:value-type="float" office:value="0.0061628286603672" calcext:value-type="float">
            <text:p>0.006162828660367</text:p>
          </table:table-cell>
          <table:table-cell office:value-type="float" office:value="0.0063282917917682" calcext:value-type="float">
            <text:p>0.006328291791768</text:p>
          </table:table-cell>
          <table:table-cell office:value-type="string" calcext:value-type="string">
            <text:p>uniform_biased__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group5_std</text:p>
          </table:table-cell>
          <table:table-cell office:value-type="float" office:value="0.0003908466426218" calcext:value-type="float">
            <text:p>0.000390846642622</text:p>
          </table:table-cell>
          <table:table-cell office:value-type="float" office:value="0.000034413987481194" calcext:value-type="float">
            <text:p>3.4413987481194E-05</text:p>
          </table:table-cell>
          <table:table-cell office:value-type="float" office:value="0.0003305661694144" calcext:value-type="float">
            <text:p>0.000330566169414</text:p>
          </table:table-cell>
          <table:table-cell office:value-type="float" office:value="0.0004599129172966" calcext:value-type="float">
            <text:p>0.000459912917297</text:p>
          </table:table-cell>
          <table:table-cell office:value-type="string" calcext:value-type="string">
            <text:p>uniform_biased__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table:number-columns-repeated="2" office:value-type="float" office:value="68" calcext:value-type="float">
            <text:p>68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group6_mean</text:p>
          </table:table-cell>
          <table:table-cell office:value-type="float" office:value="0.0024007166825607" calcext:value-type="float">
            <text:p>0.002400716682561</text:p>
          </table:table-cell>
          <table:table-cell office:value-type="float" office:value="0.0000917029362909393" calcext:value-type="float">
            <text:p>9.17029362909393E-05</text:p>
          </table:table-cell>
          <table:table-cell office:value-type="float" office:value="0.0022292485794444" calcext:value-type="float">
            <text:p>0.002229248579444</text:p>
          </table:table-cell>
          <table:table-cell office:value-type="float" office:value="0.0025751407602891" calcext:value-type="float">
            <text:p>0.002575140760289</text:p>
          </table:table-cell>
          <table:table-cell office:value-type="string" calcext:value-type="string">
            <text:p>_grid-walk_biased_multipl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group6_std</text:p>
          </table:table-cell>
          <table:table-cell office:value-type="float" office:value="0.0008137694727383" calcext:value-type="float">
            <text:p>0.000813769472738</text:p>
          </table:table-cell>
          <table:table-cell office:value-type="float" office:value="0.0000770886072973855" calcext:value-type="float">
            <text:p>7.70886072973855E-05</text:p>
          </table:table-cell>
          <table:table-cell office:value-type="float" office:value="0.0006795101979387" calcext:value-type="float">
            <text:p>0.000679510197939</text:p>
          </table:table-cell>
          <table:table-cell office:value-type="float" office:value="0.0009678589271964" calcext:value-type="float">
            <text:p>0.000967858927196</text:p>
          </table:table-cell>
          <table:table-cell office:value-type="string" calcext:value-type="string">
            <text:p>_grid-walk_biased_multipl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group7_mean</text:p>
          </table:table-cell>
          <table:table-cell office:value-type="float" office:value="0.0015544685576451" calcext:value-type="float">
            <text:p>0.001554468557645</text:p>
          </table:table-cell>
          <table:table-cell office:value-type="float" office:value="0.000077415537184203" calcext:value-type="float">
            <text:p>7.7415537184203E-05</text:p>
          </table:table-cell>
          <table:table-cell office:value-type="float" office:value="0.0014101829367527" calcext:value-type="float">
            <text:p>0.001410182936753</text:p>
          </table:table-cell>
          <table:table-cell office:value-type="float" office:value="0.0017021794274198" calcext:value-type="float">
            <text:p>0.00170217942742</text:p>
          </table:table-cell>
          <table:table-cell office:value-type="string" calcext:value-type="string">
            <text:p>_grid-walk_biased_singl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group7_std</text:p>
          </table:table-cell>
          <table:table-cell office:value-type="float" office:value="0.0006747716139753" calcext:value-type="float">
            <text:p>0.000674771613975</text:p>
          </table:table-cell>
          <table:table-cell office:value-type="float" office:value="0.0000639525341948638" calcext:value-type="float">
            <text:p>6.39525341948638E-05</text:p>
          </table:table-cell>
          <table:table-cell office:value-type="float" office:value="0.0005623357541717" calcext:value-type="float">
            <text:p>0.000562335754172</text:p>
          </table:table-cell>
          <table:table-cell office:value-type="float" office:value="0.0008029118118288" calcext:value-type="float">
            <text:p>0.000802911811829</text:p>
          </table:table-cell>
          <table:table-cell office:value-type="string" calcext:value-type="string">
            <text:p>_grid-walk_biased_singl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table:number-columns-repeated="2" office:value-type="float" office:value="72" calcext:value-type="float">
            <text:p>72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0_mean_group1_mean</text:p>
          </table:table-cell>
          <table:table-cell office:value-type="float" office:value="-12.3604727731354" calcext:value-type="float">
            <text:p>-12.3604727731354</text:p>
          </table:table-cell>
          <table:table-cell office:value-type="float" office:value="0.133722364096449" calcext:value-type="float">
            <text:p>0.133722364096449</text:p>
          </table:table-cell>
          <table:table-cell office:value-type="float" office:value="-12.6128424521283" calcext:value-type="float">
            <text:p>-12.6128424521283</text:p>
          </table:table-cell>
          <table:table-cell office:value-type="float" office:value="-12.1068967466082" calcext:value-type="float">
            <text:p>-12.1068967466082</text:p>
          </table:table-cell>
          <table:table-cell office:value-type="string" calcext:value-type="string">
            <text:p>_RRT_biased_filter_testing-_RRT_biased_filt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73" calcext:value-type="float">
            <text:p>73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0_std_group1_std</text:p>
          </table:table-cell>
          <table:table-cell office:value-type="float" office:value="-0.874325429378109" calcext:value-type="float">
            <text:p>-0.874325429378109</text:p>
          </table:table-cell>
          <table:table-cell office:value-type="float" office:value="0.100559064460525" calcext:value-type="float">
            <text:p>0.100559064460525</text:p>
          </table:table-cell>
          <table:table-cell office:value-type="float" office:value="-1.07591496883686" calcext:value-type="float">
            <text:p>-1.07591496883686</text:p>
          </table:table-cell>
          <table:table-cell office:value-type="float" office:value="-0.696695955391075" calcext:value-type="float">
            <text:p>-0.696695955391075</text:p>
          </table:table-cell>
          <table:table-cell office:value-type="string" calcext:value-type="string">
            <text:p>_RRT_biased_filter_testing-_RRT_biased_filt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table:number-columns-repeated="2" office:value-type="float" office:value="74" calcext:value-type="float">
            <text:p>74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0_mean_group2_mean</text:p>
          </table:table-cell>
          <table:table-cell office:value-type="float" office:value="6.24372321149274" calcext:value-type="float">
            <text:p>6.24372321149274</text:p>
          </table:table-cell>
          <table:table-cell office:value-type="float" office:value="0.0456539912130403" calcext:value-type="float">
            <text:p>0.04565399121304</text:p>
          </table:table-cell>
          <table:table-cell office:value-type="float" office:value="6.15825360591779" calcext:value-type="float">
            <text:p>6.15825360591779</text:p>
          </table:table-cell>
          <table:table-cell office:value-type="float" office:value="6.3291376795018" calcext:value-type="float">
            <text:p>6.3291376795018</text:p>
          </table:table-cell>
          <table:table-cell office:value-type="string" calcext:value-type="string">
            <text:p>_RRT_biased_filter_testing-_RRT_biased_no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0_std_group2_std</text:p>
          </table:table-cell>
          <table:table-cell office:value-type="float" office:value="0.114563635317195" calcext:value-type="float">
            <text:p>0.114563635317195</text:p>
          </table:table-cell>
          <table:table-cell office:value-type="float" office:value="0.0331068360353859" calcext:value-type="float">
            <text:p>0.033106836035386</text:p>
          </table:table-cell>
          <table:table-cell office:value-type="float" office:value="0.0536204575019072" calcext:value-type="float">
            <text:p>0.053620457501907</text:p>
          </table:table-cell>
          <table:table-cell office:value-type="float" office:value="0.178702744569977" calcext:value-type="float">
            <text:p>0.178702744569977</text:p>
          </table:table-cell>
          <table:table-cell office:value-type="string" calcext:value-type="string">
            <text:p>_RRT_biased_filter_testing-_RRT_biased_no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table:number-columns-repeated="2" office:value-type="float" office:value="76" calcext:value-type="float">
            <text:p>76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0_mean_group3_mean</text:p>
          </table:table-cell>
          <table:table-cell office:value-type="float" office:value="-1.20834687015023" calcext:value-type="float">
            <text:p>-1.20834687015023</text:p>
          </table:table-cell>
          <table:table-cell office:value-type="float" office:value="0.0486469622852502" calcext:value-type="float">
            <text:p>0.04864696228525</text:p>
          </table:table-cell>
          <table:table-cell office:value-type="float" office:value="-1.29975816837858" calcext:value-type="float">
            <text:p>-1.29975816837858</text:p>
          </table:table-cell>
          <table:table-cell office:value-type="float" office:value="-1.11635052559897" calcext:value-type="float">
            <text:p>-1.11635052559897</text:p>
          </table:table-cell>
          <table:table-cell office:value-type="string" calcext:value-type="string">
            <text:p>_RRT_biased_filter_testing-_RRT_bias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77" calcext:value-type="float">
            <text:p>77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0_std_group3_std</text:p>
          </table:table-cell>
          <table:table-cell office:value-type="float" office:value="0.0659997165867821" calcext:value-type="float">
            <text:p>0.065999716586782</text:p>
          </table:table-cell>
          <table:table-cell office:value-type="float" office:value="0.0355652691222624" calcext:value-type="float">
            <text:p>0.035565269122262</text:p>
          </table:table-cell>
          <table:table-cell office:value-type="float" office:value="0.0000974829405131233" calcext:value-type="float">
            <text:p>9.74829405131233E-05</text:p>
          </table:table-cell>
          <table:table-cell office:value-type="float" office:value="0.133806492270806" calcext:value-type="float">
            <text:p>0.133806492270806</text:p>
          </table:table-cell>
          <table:table-cell office:value-type="string" calcext:value-type="string">
            <text:p>_RRT_biased_filter_testing-_RRT_bias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table:number-columns-repeated="2" office:value-type="float" office:value="78" calcext:value-type="float">
            <text:p>78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0_mean_group4_mean</text:p>
          </table:table-cell>
          <table:table-cell office:value-type="float" office:value="-25.7415722596849" calcext:value-type="float">
            <text:p>-25.7415722596849</text:p>
          </table:table-cell>
          <table:table-cell office:value-type="float" office:value="0.0568529377255623" calcext:value-type="float">
            <text:p>0.056852937725562</text:p>
          </table:table-cell>
          <table:table-cell office:value-type="float" office:value="-25.8484145771051" calcext:value-type="float">
            <text:p>-25.8484145771051</text:p>
          </table:table-cell>
          <table:table-cell office:value-type="float" office:value="-25.6345381999698" calcext:value-type="float">
            <text:p>-25.6345381999698</text:p>
          </table:table-cell>
          <table:table-cell office:value-type="string" calcext:value-type="string">
            <text:p>_RRT_biased_filter_testing-uniform_biased__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79" calcext:value-type="float">
            <text:p>79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0_std_group4_std</text:p>
          </table:table-cell>
          <table:table-cell office:value-type="float" office:value="-0.0457844914817493" calcext:value-type="float">
            <text:p>-0.045784491481749</text:p>
          </table:table-cell>
          <table:table-cell office:value-type="float" office:value="0.0413123645541973" calcext:value-type="float">
            <text:p>0.041312364554197</text:p>
          </table:table-cell>
          <table:table-cell office:value-type="float" office:value="-0.125119772138498" calcext:value-type="float">
            <text:p>-0.125119772138498</text:p>
          </table:table-cell>
          <table:table-cell office:value-type="float" office:value="0.0308888621249057" calcext:value-type="float">
            <text:p>0.030888862124906</text:p>
          </table:table-cell>
          <table:table-cell office:value-type="string" calcext:value-type="string">
            <text:p>_RRT_biased_filter_testing-uniform_biased__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0_mean_group5_mean</text:p>
          </table:table-cell>
          <table:table-cell office:value-type="float" office:value="12.5356043070824" calcext:value-type="float">
            <text:p>12.5356043070824</text:p>
          </table:table-cell>
          <table:table-cell office:value-type="float" office:value="0.0447609872145769" calcext:value-type="float">
            <text:p>0.044760987214577</text:p>
          </table:table-cell>
          <table:table-cell office:value-type="float" office:value="12.451067988693" calcext:value-type="float">
            <text:p>12.451067988693</text:p>
          </table:table-cell>
          <table:table-cell office:value-type="float" office:value="12.6197626252267" calcext:value-type="float">
            <text:p>12.6197626252267</text:p>
          </table:table-cell>
          <table:table-cell office:value-type="string" calcext:value-type="string">
            <text:p>_RRT_biased_filter_testing-_grid-walk_bias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81" calcext:value-type="float">
            <text:p>8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0_std_group5_std</text:p>
          </table:table-cell>
          <table:table-cell office:value-type="float" office:value="0.127501461753336" calcext:value-type="float">
            <text:p>0.127501461753336</text:p>
          </table:table-cell>
          <table:table-cell office:value-type="float" office:value="0.0327217157557681" calcext:value-type="float">
            <text:p>0.032721715755768</text:p>
          </table:table-cell>
          <table:table-cell office:value-type="float" office:value="0.0673598092883742" calcext:value-type="float">
            <text:p>0.067359809288374</text:p>
          </table:table-cell>
          <table:table-cell office:value-type="float" office:value="0.191925330237425" calcext:value-type="float">
            <text:p>0.191925330237425</text:p>
          </table:table-cell>
          <table:table-cell office:value-type="string" calcext:value-type="string">
            <text:p>_RRT_biased_filter_testing-_grid-walk_bias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0_mean_group6_mean</text:p>
          </table:table-cell>
          <table:table-cell office:value-type="float" office:value="13.2971720654533" calcext:value-type="float">
            <text:p>13.2971720654533</text:p>
          </table:table-cell>
          <table:table-cell office:value-type="float" office:value="0.0444164052032163" calcext:value-type="float">
            <text:p>0.044416405203216</text:p>
          </table:table-cell>
          <table:table-cell office:value-type="float" office:value="13.2135607934695" calcext:value-type="float">
            <text:p>13.2135607934695</text:p>
          </table:table-cell>
          <table:table-cell office:value-type="float" office:value="13.3807722472322" calcext:value-type="float">
            <text:p>13.3807722472322</text:p>
          </table:table-cell>
          <table:table-cell office:value-type="string" calcext:value-type="string">
            <text:p>_RRT_biased_filter_testing-_grid-walk_bias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0_std_group6_std</text:p>
          </table:table-cell>
          <table:table-cell office:value-type="float" office:value="0.141267433128326" calcext:value-type="float">
            <text:p>0.141267433128326</text:p>
          </table:table-cell>
          <table:table-cell office:value-type="float" office:value="0.0322704686610189" calcext:value-type="float">
            <text:p>0.032270468661019</text:p>
          </table:table-cell>
          <table:table-cell office:value-type="float" office:value="0.0825718910639942" calcext:value-type="float">
            <text:p>0.082571891063994</text:p>
          </table:table-cell>
          <table:table-cell office:value-type="float" office:value="0.204041927484536" calcext:value-type="float">
            <text:p>0.204041927484536</text:p>
          </table:table-cell>
          <table:table-cell office:value-type="string" calcext:value-type="string">
            <text:p>_RRT_biased_filter_testing-_grid-walk_bias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table:number-columns-repeated="2" office:value-type="float" office:value="84" calcext:value-type="float">
            <text:p>84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1_mean_group2_mean</text:p>
          </table:table-cell>
          <table:table-cell office:value-type="float" office:value="18.6041959846281" calcext:value-type="float">
            <text:p>18.6041959846281</text:p>
          </table:table-cell>
          <table:table-cell office:value-type="float" office:value="0.13097549918561" calcext:value-type="float">
            <text:p>0.13097549918561</text:p>
          </table:table-cell>
          <table:table-cell office:value-type="float" office:value="18.356351992776" calcext:value-type="float">
            <text:p>18.356351992776</text:p>
          </table:table-cell>
          <table:table-cell office:value-type="float" office:value="18.8513273760437" calcext:value-type="float">
            <text:p>18.8513273760437</text:p>
          </table:table-cell>
          <table:table-cell office:value-type="string" calcext:value-type="string">
            <text:p>_RRT_biased_filter_wide_testing-_RRT_biased_no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1_std_group2_std</text:p>
          </table:table-cell>
          <table:table-cell office:value-type="float" office:value="0.988889064695305" calcext:value-type="float">
            <text:p>0.988889064695305</text:p>
          </table:table-cell>
          <table:table-cell office:value-type="float" office:value="0.0991813723227416" calcext:value-type="float">
            <text:p>0.099181372322742</text:p>
          </table:table-cell>
          <table:table-cell office:value-type="float" office:value="0.814724302329155" calcext:value-type="float">
            <text:p>0.814724302329155</text:p>
          </table:table-cell>
          <table:table-cell office:value-type="float" office:value="1.18912118307591" calcext:value-type="float">
            <text:p>1.18912118307591</text:p>
          </table:table-cell>
          <table:table-cell office:value-type="string" calcext:value-type="string">
            <text:p>_RRT_biased_filter_wide_testing-_RRT_biased_no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table:number-columns-repeated="2" office:value-type="float" office:value="86" calcext:value-type="float">
            <text:p>86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1_mean_group3_mean</text:p>
          </table:table-cell>
          <table:table-cell office:value-type="float" office:value="11.1521259029852" calcext:value-type="float">
            <text:p>11.1521259029852</text:p>
          </table:table-cell>
          <table:table-cell office:value-type="float" office:value="0.131884525332732" calcext:value-type="float">
            <text:p>0.131884525332732</text:p>
          </table:table-cell>
          <table:table-cell office:value-type="float" office:value="10.9042034610845" calcext:value-type="float">
            <text:p>10.9042034610845</text:p>
          </table:table-cell>
          <table:table-cell office:value-type="float" office:value="11.4003920381146" calcext:value-type="float">
            <text:p>11.4003920381146</text:p>
          </table:table-cell>
          <table:table-cell office:value-type="string" calcext:value-type="string">
            <text:p>_RRT_biased_filter_wide_testing-_RRT_bias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1_std_group3_std</text:p>
          </table:table-cell>
          <table:table-cell office:value-type="float" office:value="0.940325145964892" calcext:value-type="float">
            <text:p>0.940325145964892</text:p>
          </table:table-cell>
          <table:table-cell office:value-type="float" office:value="0.0997520043945615" calcext:value-type="float">
            <text:p>0.099752004394562</text:p>
          </table:table-cell>
          <table:table-cell office:value-type="float" office:value="0.764870629642996" calcext:value-type="float">
            <text:p>0.764870629642996</text:p>
          </table:table-cell>
          <table:table-cell office:value-type="float" office:value="1.14058864927499" calcext:value-type="float">
            <text:p>1.14058864927499</text:p>
          </table:table-cell>
          <table:table-cell office:value-type="string" calcext:value-type="string">
            <text:p>_RRT_biased_filter_wide_testing-_RRT_bias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table:number-columns-repeated="2" office:value-type="float" office:value="88" calcext:value-type="float">
            <text:p>88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1_mean_group4_mean</text:p>
          </table:table-cell>
          <table:table-cell office:value-type="float" office:value="-13.3810994865495" calcext:value-type="float">
            <text:p>-13.3810994865495</text:p>
          </table:table-cell>
          <table:table-cell office:value-type="float" office:value="0.135045821757989" calcext:value-type="float">
            <text:p>0.135045821757989</text:p>
          </table:table-cell>
          <table:table-cell office:value-type="float" office:value="-13.6344515199171" calcext:value-type="float">
            <text:p>-13.6344515199171</text:p>
          </table:table-cell>
          <table:table-cell office:value-type="float" office:value="-13.1258258293804" calcext:value-type="float">
            <text:p>-13.1258258293804</text:p>
          </table:table-cell>
          <table:table-cell office:value-type="string" calcext:value-type="string">
            <text:p>_RRT_biased_filter_wide_testing-uniform_biased__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1_std_group4_std</text:p>
          </table:table-cell>
          <table:table-cell office:value-type="float" office:value="0.82854093789636" calcext:value-type="float">
            <text:p>0.82854093789636</text:p>
          </table:table-cell>
          <table:table-cell office:value-type="float" office:value="0.101497071356835" calcext:value-type="float">
            <text:p>0.101497071356835</text:p>
          </table:table-cell>
          <table:table-cell office:value-type="float" office:value="0.649486277047541" calcext:value-type="float">
            <text:p>0.649486277047541</text:p>
          </table:table-cell>
          <table:table-cell office:value-type="float" office:value="1.03156344932242" calcext:value-type="float">
            <text:p>1.03156344932242</text:p>
          </table:table-cell>
          <table:table-cell office:value-type="string" calcext:value-type="string">
            <text:p>_RRT_biased_filter_wide_testing-uniform_biased__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table:number-columns-repeated="2" office:value-type="float" office:value="90" calcext:value-type="float">
            <text:p>9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1_mean_group5_mean</text:p>
          </table:table-cell>
          <table:table-cell office:value-type="float" office:value="24.8960770802178" calcext:value-type="float">
            <text:p>24.8960770802178</text:p>
          </table:table-cell>
          <table:table-cell office:value-type="float" office:value="0.131023623985259" calcext:value-type="float">
            <text:p>0.131023623985259</text:p>
          </table:table-cell>
          <table:table-cell office:value-type="float" office:value="24.64977893534" calcext:value-type="float">
            <text:p>24.64977893534</text:p>
          </table:table-cell>
          <table:table-cell office:value-type="float" office:value="25.1444508892809" calcext:value-type="float">
            <text:p>25.1444508892809</text:p>
          </table:table-cell>
          <table:table-cell office:value-type="string" calcext:value-type="string">
            <text:p>_RRT_biased_filter_wide_testing-_grid-walk_bias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91" calcext:value-type="float">
            <text:p>9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1_std_group5_std</text:p>
          </table:table-cell>
          <table:table-cell office:value-type="float" office:value="1.00182689113145" calcext:value-type="float">
            <text:p>1.00182689113145</text:p>
          </table:table-cell>
          <table:table-cell office:value-type="float" office:value="0.0986053520579931" calcext:value-type="float">
            <text:p>0.098605352057993</text:p>
          </table:table-cell>
          <table:table-cell office:value-type="float" office:value="0.829751445379249" calcext:value-type="float">
            <text:p>0.829751445379249</text:p>
          </table:table-cell>
          <table:table-cell office:value-type="float" office:value="1.19997130828899" calcext:value-type="float">
            <text:p>1.19997130828899</text:p>
          </table:table-cell>
          <table:table-cell office:value-type="string" calcext:value-type="string">
            <text:p>_RRT_biased_filter_wide_testing-_grid-walk_bias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1_mean_group6_mean</text:p>
          </table:table-cell>
          <table:table-cell office:value-type="float" office:value="25.6576448385887" calcext:value-type="float">
            <text:p>25.6576448385887</text:p>
          </table:table-cell>
          <table:table-cell office:value-type="float" office:value="0.130316639106598" calcext:value-type="float">
            <text:p>0.130316639106598</text:p>
          </table:table-cell>
          <table:table-cell office:value-type="float" office:value="25.412391710369" calcext:value-type="float">
            <text:p>25.412391710369</text:p>
          </table:table-cell>
          <table:table-cell office:value-type="float" office:value="25.9044026248276" calcext:value-type="float">
            <text:p>25.9044026248276</text:p>
          </table:table-cell>
          <table:table-cell office:value-type="string" calcext:value-type="string">
            <text:p>_RRT_biased_filter_wide_testing-_grid-walk_bias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93" calcext:value-type="float">
            <text:p>93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1_std_group6_std</text:p>
          </table:table-cell>
          <table:table-cell office:value-type="float" office:value="1.01559286250644" calcext:value-type="float">
            <text:p>1.01559286250644</text:p>
          </table:table-cell>
          <table:table-cell office:value-type="float" office:value="0.098746728268171" calcext:value-type="float">
            <text:p>0.098746728268171</text:p>
          </table:table-cell>
          <table:table-cell office:value-type="float" office:value="0.842536724909188" calcext:value-type="float">
            <text:p>0.842536724909188</text:p>
          </table:table-cell>
          <table:table-cell office:value-type="float" office:value="1.21377501668423" calcext:value-type="float">
            <text:p>1.21377501668423</text:p>
          </table:table-cell>
          <table:table-cell office:value-type="string" calcext:value-type="string">
            <text:p>_RRT_biased_filter_wide_testing-_grid-walk_bias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table:number-columns-repeated="2" office:value-type="float" office:value="94" calcext:value-type="float">
            <text:p>94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2_mean_group3_mean</text:p>
          </table:table-cell>
          <table:table-cell office:value-type="float" office:value="-7.45207008164297" calcext:value-type="float">
            <text:p>-7.45207008164297</text:p>
          </table:table-cell>
          <table:table-cell office:value-type="float" office:value="0.0402835251995075" calcext:value-type="float">
            <text:p>0.040283525199508</text:p>
          </table:table-cell>
          <table:table-cell office:value-type="float" office:value="-7.52735117065491" calcext:value-type="float">
            <text:p>-7.52735117065491</text:p>
          </table:table-cell>
          <table:table-cell office:value-type="float" office:value="-7.37577097417268" calcext:value-type="float">
            <text:p>-7.37577097417268</text:p>
          </table:table-cell>
          <table:table-cell office:value-type="string" calcext:value-type="string">
            <text:p>_RRT_biased_no_filter_testing-_RRT_bias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2_std_group3_std</text:p>
          </table:table-cell>
          <table:table-cell office:value-type="float" office:value="-0.0485639187304132" calcext:value-type="float">
            <text:p>-0.048563918730413</text:p>
          </table:table-cell>
          <table:table-cell office:value-type="float" office:value="0.0291654238516563" calcext:value-type="float">
            <text:p>0.029165423851656</text:p>
          </table:table-cell>
          <table:table-cell office:value-type="float" office:value="-0.10399153790123" calcext:value-type="float">
            <text:p>-0.10399153790123</text:p>
          </table:table-cell>
          <table:table-cell office:value-type="float" office:value="0.005447908254607" calcext:value-type="float">
            <text:p>0.005447908254607</text:p>
          </table:table-cell>
          <table:table-cell office:value-type="string" calcext:value-type="string">
            <text:p>_RRT_biased_no_filter_testing-_RRT_bias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2_mean_group4_mean</text:p>
          </table:table-cell>
          <table:table-cell office:value-type="float" office:value="-31.9852954711776" calcext:value-type="float">
            <text:p>-31.9852954711776</text:p>
          </table:table-cell>
          <table:table-cell office:value-type="float" office:value="0.0496355162903175" calcext:value-type="float">
            <text:p>0.049635516290318</text:p>
          </table:table-cell>
          <table:table-cell office:value-type="float" office:value="-32.0783755770086" calcext:value-type="float">
            <text:p>-32.0783755770086</text:p>
          </table:table-cell>
          <table:table-cell office:value-type="float" office:value="-31.8912738078294" calcext:value-type="float">
            <text:p>-31.8912738078294</text:p>
          </table:table-cell>
          <table:table-cell office:value-type="string" calcext:value-type="string">
            <text:p>_RRT_biased_no_filter_testing-uniform_biased__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97" calcext:value-type="float">
            <text:p>97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2_std_group4_std</text:p>
          </table:table-cell>
          <table:table-cell office:value-type="float" office:value="-0.160348126798945" calcext:value-type="float">
            <text:p>-0.160348126798945</text:p>
          </table:table-cell>
          <table:table-cell office:value-type="float" office:value="0.0363417683729319" calcext:value-type="float">
            <text:p>0.036341768372932</text:p>
          </table:table-cell>
          <table:table-cell office:value-type="float" office:value="-0.231436407086266" calcext:value-type="float">
            <text:p>-0.231436407086266</text:p>
          </table:table-cell>
          <table:table-cell office:value-type="float" office:value="-0.0942267171509922" calcext:value-type="float">
            <text:p>-0.094226717150992</text:p>
          </table:table-cell>
          <table:table-cell office:value-type="string" calcext:value-type="string">
            <text:p>_RRT_biased_no_filter_testing-uniform_biased__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table:number-columns-repeated="2" office:value-type="float" office:value="98" calcext:value-type="float">
            <text:p>98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2_mean_group5_mean</text:p>
          </table:table-cell>
          <table:table-cell office:value-type="float" office:value="6.29188109558969" calcext:value-type="float">
            <text:p>6.29188109558969</text:p>
          </table:table-cell>
          <table:table-cell office:value-type="float" office:value="0.0355281892316637" calcext:value-type="float">
            <text:p>0.035528189231664</text:p>
          </table:table-cell>
          <table:table-cell office:value-type="float" office:value="6.22527722357001" calcext:value-type="float">
            <text:p>6.22527722357001</text:p>
          </table:table-cell>
          <table:table-cell office:value-type="float" office:value="6.35817954744466" calcext:value-type="float">
            <text:p>6.35817954744466</text:p>
          </table:table-cell>
          <table:table-cell office:value-type="string" calcext:value-type="string">
            <text:p>_RRT_biased_no_filter_testing-_grid-walk_bias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2_std_group5_std</text:p>
          </table:table-cell>
          <table:table-cell office:value-type="float" office:value="0.0129378264361403" calcext:value-type="float">
            <text:p>0.01293782643614</text:p>
          </table:table-cell>
          <table:table-cell office:value-type="float" office:value="0.0261928826089023" calcext:value-type="float">
            <text:p>0.026192882608902</text:p>
          </table:table-cell>
          <table:table-cell office:value-type="float" office:value="-0.0363432130047784" calcext:value-type="float">
            <text:p>-0.036343213004778</text:p>
          </table:table-cell>
          <table:table-cell office:value-type="float" office:value="0.0623353014392272" calcext:value-type="float">
            <text:p>0.062335301439227</text:p>
          </table:table-cell>
          <table:table-cell office:value-type="string" calcext:value-type="string">
            <text:p>_RRT_biased_no_filter_testing-_grid-walk_bias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2_mean_group6_mean</text:p>
          </table:table-cell>
          <table:table-cell office:value-type="float" office:value="7.05344885396054" calcext:value-type="float">
            <text:p>7.05344885396054</text:p>
          </table:table-cell>
          <table:table-cell office:value-type="float" office:value="0.0344773807990654" calcext:value-type="float">
            <text:p>0.034477380799065</text:p>
          </table:table-cell>
          <table:table-cell office:value-type="float" office:value="6.9884056969647" calcext:value-type="float">
            <text:p>6.9884056969647</text:p>
          </table:table-cell>
          <table:table-cell office:value-type="float" office:value="7.11815797452711" calcext:value-type="float">
            <text:p>7.11815797452711</text:p>
          </table:table-cell>
          <table:table-cell office:value-type="string" calcext:value-type="string">
            <text:p>_RRT_biased_no_filter_testing-_grid-walk_bias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101" calcext:value-type="float">
            <text:p>10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2_std_group6_std</text:p>
          </table:table-cell>
          <table:table-cell office:value-type="float" office:value="0.0267037978111306" calcext:value-type="float">
            <text:p>0.026703797811131</text:p>
          </table:table-cell>
          <table:table-cell office:value-type="float" office:value="0.0252956870425647" calcext:value-type="float">
            <text:p>0.025295687042565</text:p>
          </table:table-cell>
          <table:table-cell office:value-type="float" office:value="-0.0203008571015946" calcext:value-type="float">
            <text:p>-0.020300857101595</text:p>
          </table:table-cell>
          <table:table-cell office:value-type="float" office:value="0.0748316322234535" calcext:value-type="float">
            <text:p>0.074831632223454</text:p>
          </table:table-cell>
          <table:table-cell office:value-type="string" calcext:value-type="string">
            <text:p>_RRT_biased_no_filter_testing-_grid-walk_bias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table:number-columns-repeated="2" office:value-type="float" office:value="102" calcext:value-type="float">
            <text:p>102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3_mean_group4_mean</text:p>
          </table:table-cell>
          <table:table-cell office:value-type="float" office:value="-24.5332253895347" calcext:value-type="float">
            <text:p>-24.5332253895347</text:p>
          </table:table-cell>
          <table:table-cell office:value-type="float" office:value="0.0524849834427143" calcext:value-type="float">
            <text:p>0.052484983442714</text:p>
          </table:table-cell>
          <table:table-cell office:value-type="float" office:value="-24.6320269888303" calcext:value-type="float">
            <text:p>-24.6320269888303</text:p>
          </table:table-cell>
          <table:table-cell office:value-type="float" office:value="-24.4345100652607" calcext:value-type="float">
            <text:p>-24.4345100652607</text:p>
          </table:table-cell>
          <table:table-cell office:value-type="string" calcext:value-type="string">
            <text:p>_RRT_biased_no_fitler_wide_testing-uniform_biased__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103" calcext:value-type="float">
            <text:p>103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3_std_group4_std</text:p>
          </table:table-cell>
          <table:table-cell office:value-type="float" office:value="-0.111784208068531" calcext:value-type="float">
            <text:p>-0.111784208068531</text:p>
          </table:table-cell>
          <table:table-cell office:value-type="float" office:value="0.0382656383087951" calcext:value-type="float">
            <text:p>0.038265638308795</text:p>
          </table:table-cell>
          <table:table-cell office:value-type="float" office:value="-0.185512032702044" calcext:value-type="float">
            <text:p>-0.185512032702044</text:p>
          </table:table-cell>
          <table:table-cell office:value-type="float" office:value="-0.0414536639993232" calcext:value-type="float">
            <text:p>-0.041453663999323</text:p>
          </table:table-cell>
          <table:table-cell office:value-type="string" calcext:value-type="string">
            <text:p>_RRT_biased_no_fitler_wide_testing-uniform_biased__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table:number-columns-repeated="2" office:value-type="float" office:value="104" calcext:value-type="float">
            <text:p>104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3_mean_group5_mean</text:p>
          </table:table-cell>
          <table:table-cell office:value-type="float" office:value="13.7439511772327" calcext:value-type="float">
            <text:p>13.7439511772327</text:p>
          </table:table-cell>
          <table:table-cell office:value-type="float" office:value="0.0395985200357691" calcext:value-type="float">
            <text:p>0.039598520035769</text:p>
          </table:table-cell>
          <table:table-cell office:value-type="float" office:value="13.6688684658085" calcext:value-type="float">
            <text:p>13.6688684658085</text:p>
          </table:table-cell>
          <table:table-cell office:value-type="float" office:value="13.8182294930407" calcext:value-type="float">
            <text:p>13.8182294930407</text:p>
          </table:table-cell>
          <table:table-cell office:value-type="string" calcext:value-type="string">
            <text:p>_RRT_biased_no_fitler_wide_testing-_grid-walk_bias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105" calcext:value-type="float">
            <text:p>105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3_std_group5_std</text:p>
          </table:table-cell>
          <table:table-cell office:value-type="float" office:value="0.0615017451665535" calcext:value-type="float">
            <text:p>0.061501745166554</text:p>
          </table:table-cell>
          <table:table-cell office:value-type="float" office:value="0.0287421628436638" calcext:value-type="float">
            <text:p>0.028742162843664</text:p>
          </table:table-cell>
          <table:table-cell office:value-type="float" office:value="0.0084882918988046" calcext:value-type="float">
            <text:p>0.008488291898805</text:p>
          </table:table-cell>
          <table:table-cell office:value-type="float" office:value="0.116334764219195" calcext:value-type="float">
            <text:p>0.116334764219195</text:p>
          </table:table-cell>
          <table:table-cell office:value-type="string" calcext:value-type="string">
            <text:p>_RRT_biased_no_fitler_wide_testing-_grid-walk_bias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table:number-columns-repeated="2" office:value-type="float" office:value="106" calcext:value-type="float">
            <text:p>106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3_mean_group6_mean</text:p>
          </table:table-cell>
          <table:table-cell office:value-type="float" office:value="14.5055189356035" calcext:value-type="float">
            <text:p>14.5055189356035</text:p>
          </table:table-cell>
          <table:table-cell office:value-type="float" office:value="0.0384954186282899" calcext:value-type="float">
            <text:p>0.03849541862829</text:p>
          </table:table-cell>
          <table:table-cell office:value-type="float" office:value="14.4325915279607" calcext:value-type="float">
            <text:p>14.4325915279607</text:p>
          </table:table-cell>
          <table:table-cell office:value-type="float" office:value="14.578148477297" calcext:value-type="float">
            <text:p>14.578148477297</text:p>
          </table:table-cell>
          <table:table-cell office:value-type="string" calcext:value-type="string">
            <text:p>_RRT_biased_no_fitler_wide_testing-_grid-walk_bias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107" calcext:value-type="float">
            <text:p>107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3_std_group6_std</text:p>
          </table:table-cell>
          <table:table-cell office:value-type="float" office:value="0.0752677165415438" calcext:value-type="float">
            <text:p>0.075267716541544</text:p>
          </table:table-cell>
          <table:table-cell office:value-type="float" office:value="0.0280187900482187" calcext:value-type="float">
            <text:p>0.028018790048219</text:p>
          </table:table-cell>
          <table:table-cell office:value-type="float" office:value="0.0239247445524198" calcext:value-type="float">
            <text:p>0.02392474455242</text:p>
          </table:table-cell>
          <table:table-cell office:value-type="float" office:value="0.129001710919415" calcext:value-type="float">
            <text:p>0.129001710919415</text:p>
          </table:table-cell>
          <table:table-cell office:value-type="string" calcext:value-type="string">
            <text:p>_RRT_biased_no_fitler_wide_testing-_grid-walk_bias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table:number-columns-repeated="2" office:value-type="float" office:value="108" calcext:value-type="float">
            <text:p>108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4_mean_group5_mean</text:p>
          </table:table-cell>
          <table:table-cell office:value-type="float" office:value="38.2771765667673" calcext:value-type="float">
            <text:p>38.2771765667673</text:p>
          </table:table-cell>
          <table:table-cell office:value-type="float" office:value="0.0492485453737312" calcext:value-type="float">
            <text:p>0.049248545373731</text:p>
          </table:table-cell>
          <table:table-cell office:value-type="float" office:value="38.1848732834824" calcext:value-type="float">
            <text:p>38.1848732834824</text:p>
          </table:table-cell>
          <table:table-cell office:value-type="float" office:value="38.3702739570084" calcext:value-type="float">
            <text:p>38.3702739570084</text:p>
          </table:table-cell>
          <table:table-cell office:value-type="string" calcext:value-type="string">
            <text:p>uniform_biased___testing-_grid-walk_bias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4_std_group5_std</text:p>
          </table:table-cell>
          <table:table-cell office:value-type="float" office:value="0.173285953235085" calcext:value-type="float">
            <text:p>0.173285953235085</text:p>
          </table:table-cell>
          <table:table-cell office:value-type="float" office:value="0.035843410709863" calcext:value-type="float">
            <text:p>0.035843410709863</text:p>
          </table:table-cell>
          <table:table-cell office:value-type="float" office:value="0.108072497277224" calcext:value-type="float">
            <text:p>0.108072497277224</text:p>
          </table:table-cell>
          <table:table-cell office:value-type="float" office:value="0.24356521499192" calcext:value-type="float">
            <text:p>0.24356521499192</text:p>
          </table:table-cell>
          <table:table-cell office:value-type="string" calcext:value-type="string">
            <text:p>uniform_biased___testing-_grid-walk_bias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table:number-columns-repeated="2" office:value-type="float" office:value="110" calcext:value-type="float">
            <text:p>11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4_mean_group6_mean</text:p>
          </table:table-cell>
          <table:table-cell office:value-type="float" office:value="39.0387443251382" calcext:value-type="float">
            <text:p>39.0387443251382</text:p>
          </table:table-cell>
          <table:table-cell office:value-type="float" office:value="0.0482252802755883" calcext:value-type="float">
            <text:p>0.048225280275588</text:p>
          </table:table-cell>
          <table:table-cell office:value-type="float" office:value="38.9476770066514" calcext:value-type="float">
            <text:p>38.9476770066514</text:p>
          </table:table-cell>
          <table:table-cell office:value-type="float" office:value="39.1295892688257" calcext:value-type="float">
            <text:p>39.1295892688257</text:p>
          </table:table-cell>
          <table:table-cell office:value-type="string" calcext:value-type="string">
            <text:p>uniform_biased___testing-_grid-walk_bias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111" calcext:value-type="float">
            <text:p>11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4_std_group6_std</text:p>
          </table:table-cell>
          <table:table-cell office:value-type="float" office:value="0.187051924610075" calcext:value-type="float">
            <text:p>0.187051924610075</text:p>
          </table:table-cell>
          <table:table-cell office:value-type="float" office:value="0.0356144475042916" calcext:value-type="float">
            <text:p>0.035614447504292</text:p>
          </table:table-cell>
          <table:table-cell office:value-type="float" office:value="0.122552983435602" calcext:value-type="float">
            <text:p>0.122552983435602</text:p>
          </table:table-cell>
          <table:table-cell office:value-type="float" office:value="0.256781393123178" calcext:value-type="float">
            <text:p>0.256781393123178</text:p>
          </table:table-cell>
          <table:table-cell office:value-type="string" calcext:value-type="string">
            <text:p>uniform_biased___testing-_grid-walk_bias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table:number-columns-repeated="2" office:value-type="float" office:value="112" calcext:value-type="float">
            <text:p>112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5_mean_group6_mean</text:p>
          </table:table-cell>
          <table:table-cell office:value-type="float" office:value="0.761567758370849" calcext:value-type="float">
            <text:p>0.761567758370849</text:p>
          </table:table-cell>
          <table:table-cell office:value-type="float" office:value="0.0337973212236168" calcext:value-type="float">
            <text:p>0.033797321223617</text:p>
          </table:table-cell>
          <table:table-cell office:value-type="float" office:value="0.697908510027003" calcext:value-type="float">
            <text:p>0.697908510027003</text:p>
          </table:table-cell>
          <table:table-cell office:value-type="float" office:value="0.825120711070043" calcext:value-type="float">
            <text:p>0.825120711070043</text:p>
          </table:table-cell>
          <table:table-cell office:value-type="string" calcext:value-type="string">
            <text:p>_grid-walk_biased_multiple_testing-_grid-walk_bias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113" calcext:value-type="float">
            <text:p>113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5_std_group6_std</text:p>
          </table:table-cell>
          <table:table-cell office:value-type="float" office:value="0.0137659713749902" calcext:value-type="float">
            <text:p>0.01376597137499</text:p>
          </table:table-cell>
          <table:table-cell office:value-type="float" office:value="0.0249255649096071" calcext:value-type="float">
            <text:p>0.024925564909607</text:p>
          </table:table-cell>
          <table:table-cell office:value-type="float" office:value="-0.0328555134887778" calcext:value-type="float">
            <text:p>-0.032855513488778</text:p>
          </table:table-cell>
          <table:table-cell office:value-type="float" office:value="0.0607819948057934" calcext:value-type="float">
            <text:p>0.060781994805793</text:p>
          </table:table-cell>
          <table:table-cell office:value-type="string" calcext:value-type="string">
            <text:p>_grid-walk_biased_multiple_testing-_grid-walk_bias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table:number-columns-repeated="2" office:value-type="float" office:value="114" calcext:value-type="float">
            <text:p>114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group0_mean</text:p>
          </table:table-cell>
          <table:table-cell office:value-type="float" office:value="191.370317173476" calcext:value-type="float">
            <text:p>191.370317173476</text:p>
          </table:table-cell>
          <table:table-cell office:value-type="float" office:value="0.037718554223623" calcext:value-type="float">
            <text:p>0.037718554223623</text:p>
          </table:table-cell>
          <table:table-cell office:value-type="float" office:value="191.299124423921" calcext:value-type="float">
            <text:p>191.299124423921</text:p>
          </table:table-cell>
          <table:table-cell office:value-type="float" office:value="191.441504365569" calcext:value-type="float">
            <text:p>191.441504365569</text:p>
          </table:table-cell>
          <table:table-cell office:value-type="string" calcext:value-type="string">
            <text:p>_RRT_biased_filter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115" calcext:value-type="float">
            <text:p>115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group0_std</text:p>
          </table:table-cell>
          <table:table-cell office:value-type="float" office:value="0.366946944475998" calcext:value-type="float">
            <text:p>0.366946944475998</text:p>
          </table:table-cell>
          <table:table-cell office:value-type="float" office:value="0.0278769711114642" calcext:value-type="float">
            <text:p>0.027876971111464</text:p>
          </table:table-cell>
          <table:table-cell office:value-type="float" office:value="0.318090935433048" calcext:value-type="float">
            <text:p>0.318090935433048</text:p>
          </table:table-cell>
          <table:table-cell office:value-type="float" office:value="0.42267795927903" calcext:value-type="float">
            <text:p>0.42267795927903</text:p>
          </table:table-cell>
          <table:table-cell office:value-type="string" calcext:value-type="string">
            <text:p>_RRT_biased_filter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table:number-columns-repeated="2" office:value-type="float" office:value="116" calcext:value-type="float">
            <text:p>116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group1_mean</text:p>
          </table:table-cell>
          <table:table-cell office:value-type="float" office:value="203.730789946612" calcext:value-type="float">
            <text:p>203.730789946612</text:p>
          </table:table-cell>
          <table:table-cell office:value-type="float" office:value="0.128405575247454" calcext:value-type="float">
            <text:p>0.128405575247454</text:p>
          </table:table-cell>
          <table:table-cell office:value-type="float" office:value="203.487871142488" calcext:value-type="float">
            <text:p>203.487871142488</text:p>
          </table:table-cell>
          <table:table-cell office:value-type="float" office:value="203.972950380277" calcext:value-type="float">
            <text:p>203.972950380277</text:p>
          </table:table-cell>
          <table:table-cell office:value-type="string" calcext:value-type="string">
            <text:p>_RRT_biased_filter_wid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117" calcext:value-type="float">
            <text:p>117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group1_std</text:p>
          </table:table-cell>
          <table:table-cell office:value-type="float" office:value="1.24127237385411" calcext:value-type="float">
            <text:p>1.24127237385411</text:p>
          </table:table-cell>
          <table:table-cell office:value-type="float" office:value="0.0981888618752561" calcext:value-type="float">
            <text:p>0.098188861875256</text:p>
          </table:table-cell>
          <table:table-cell office:value-type="float" office:value="1.06917399942305" calcext:value-type="float">
            <text:p>1.06917399942305</text:p>
          </table:table-cell>
          <table:table-cell office:value-type="float" office:value="1.43912736529949" calcext:value-type="float">
            <text:p>1.43912736529949</text:p>
          </table:table-cell>
          <table:table-cell office:value-type="string" calcext:value-type="string">
            <text:p>_RRT_biased_filter_wid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table:number-columns-repeated="2" office:value-type="float" office:value="118" calcext:value-type="float">
            <text:p>118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group2_mean</text:p>
          </table:table-cell>
          <table:table-cell office:value-type="float" office:value="185.126593961984" calcext:value-type="float">
            <text:p>185.126593961984</text:p>
          </table:table-cell>
          <table:table-cell office:value-type="float" office:value="0.025790999499825" calcext:value-type="float">
            <text:p>0.025790999499825</text:p>
          </table:table-cell>
          <table:table-cell office:value-type="float" office:value="185.078456924472" calcext:value-type="float">
            <text:p>185.078456924472</text:p>
          </table:table-cell>
          <table:table-cell office:value-type="float" office:value="185.175223117337" calcext:value-type="float">
            <text:p>185.175223117337</text:p>
          </table:table-cell>
          <table:table-cell office:value-type="string" calcext:value-type="string">
            <text:p>_RRT_biased_no_filter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group2_std</text:p>
          </table:table-cell>
          <table:table-cell office:value-type="float" office:value="0.252383309158803" calcext:value-type="float">
            <text:p>0.252383309158803</text:p>
          </table:table-cell>
          <table:table-cell office:value-type="float" office:value="0.0191737965519579" calcext:value-type="float">
            <text:p>0.019173796551958</text:p>
          </table:table-cell>
          <table:table-cell office:value-type="float" office:value="0.218894731659081" calcext:value-type="float">
            <text:p>0.218894731659081</text:p>
          </table:table-cell>
          <table:table-cell office:value-type="float" office:value="0.290945455855243" calcext:value-type="float">
            <text:p>0.290945455855243</text:p>
          </table:table-cell>
          <table:table-cell office:value-type="string" calcext:value-type="string">
            <text:p>_RRT_biased_no_filter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group3_mean</text:p>
          </table:table-cell>
          <table:table-cell office:value-type="float" office:value="192.578664043626" calcext:value-type="float">
            <text:p>192.578664043626</text:p>
          </table:table-cell>
          <table:table-cell office:value-type="float" office:value="0.030951967759534" calcext:value-type="float">
            <text:p>0.030951967759534</text:p>
          </table:table-cell>
          <table:table-cell office:value-type="float" office:value="192.520375373554" calcext:value-type="float">
            <text:p>192.520375373554</text:p>
          </table:table-cell>
          <table:table-cell office:value-type="float" office:value="192.636546556078" calcext:value-type="float">
            <text:p>192.636546556078</text:p>
          </table:table-cell>
          <table:table-cell office:value-type="string" calcext:value-type="string">
            <text:p>_RRT_biased_no_fitler_wid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121" calcext:value-type="float">
            <text:p>12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group3_std</text:p>
          </table:table-cell>
          <table:table-cell office:value-type="float" office:value="0.300947227889216" calcext:value-type="float">
            <text:p>0.300947227889216</text:p>
          </table:table-cell>
          <table:table-cell office:value-type="float" office:value="0.0225645644057096" calcext:value-type="float">
            <text:p>0.02256456440571</text:p>
          </table:table-cell>
          <table:table-cell office:value-type="float" office:value="0.261858794571074" calcext:value-type="float">
            <text:p>0.261858794571074</text:p>
          </table:table-cell>
          <table:table-cell office:value-type="float" office:value="0.346325518702904" calcext:value-type="float">
            <text:p>0.346325518702904</text:p>
          </table:table-cell>
          <table:table-cell office:value-type="string" calcext:value-type="string">
            <text:p>_RRT_biased_no_fitler_wid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table:number-columns-repeated="2" office:value-type="float" office:value="122" calcext:value-type="float">
            <text:p>122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group4_mean</text:p>
          </table:table-cell>
          <table:table-cell office:value-type="float" office:value="217.111889433161" calcext:value-type="float">
            <text:p>217.111889433161</text:p>
          </table:table-cell>
          <table:table-cell office:value-type="float" office:value="0.0424114161870134" calcext:value-type="float">
            <text:p>0.042411416187013</text:p>
          </table:table-cell>
          <table:table-cell office:value-type="float" office:value="217.031859831618" calcext:value-type="float">
            <text:p>217.031859831618</text:p>
          </table:table-cell>
          <table:table-cell office:value-type="float" office:value="217.191813179705" calcext:value-type="float">
            <text:p>217.191813179705</text:p>
          </table:table-cell>
          <table:table-cell office:value-type="string" calcext:value-type="string">
            <text:p>uniform_biased__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123" calcext:value-type="float">
            <text:p>123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group4_std</text:p>
          </table:table-cell>
          <table:table-cell office:value-type="float" office:value="0.412731435957748" calcext:value-type="float">
            <text:p>0.412731435957748</text:p>
          </table:table-cell>
          <table:table-cell office:value-type="float" office:value="0.0314315989781705" calcext:value-type="float">
            <text:p>0.031431598978171</text:p>
          </table:table-cell>
          <table:table-cell office:value-type="float" office:value="0.357768558601495" calcext:value-type="float">
            <text:p>0.357768558601495</text:p>
          </table:table-cell>
          <table:table-cell office:value-type="float" office:value="0.475878839817089" calcext:value-type="float">
            <text:p>0.475878839817089</text:p>
          </table:table-cell>
          <table:table-cell office:value-type="string" calcext:value-type="string">
            <text:p>uniform_biased__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table:number-columns-repeated="2" office:value-type="float" office:value="124" calcext:value-type="float">
            <text:p>124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group5_mean</text:p>
          </table:table-cell>
          <table:table-cell office:value-type="float" office:value="178.834712866394" calcext:value-type="float">
            <text:p>178.834712866394</text:p>
          </table:table-cell>
          <table:table-cell office:value-type="float" office:value="0.0245840843758538" calcext:value-type="float">
            <text:p>0.024584084375854</text:p>
          </table:table-cell>
          <table:table-cell office:value-type="float" office:value="178.788410000723" calcext:value-type="float">
            <text:p>178.788410000723</text:p>
          </table:table-cell>
          <table:table-cell office:value-type="float" office:value="178.880624636425" calcext:value-type="float">
            <text:p>178.880624636425</text:p>
          </table:table-cell>
          <table:table-cell office:value-type="string" calcext:value-type="string">
            <text:p>_grid-walk_biased_multipl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125" calcext:value-type="float">
            <text:p>125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group5_std</text:p>
          </table:table-cell>
          <table:table-cell office:value-type="float" office:value="0.239445482722663" calcext:value-type="float">
            <text:p>0.239445482722663</text:p>
          </table:table-cell>
          <table:table-cell office:value-type="float" office:value="0.0189400087055969" calcext:value-type="float">
            <text:p>0.018940008705597</text:p>
          </table:table-cell>
          <table:table-cell office:value-type="float" office:value="0.206351651155116" calcext:value-type="float">
            <text:p>0.206351651155116</text:p>
          </table:table-cell>
          <table:table-cell office:value-type="float" office:value="0.277089735197243" calcext:value-type="float">
            <text:p>0.277089735197243</text:p>
          </table:table-cell>
          <table:table-cell office:value-type="string" calcext:value-type="string">
            <text:p>_grid-walk_biased_multipl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table:number-columns-repeated="2" office:value-type="float" office:value="126" calcext:value-type="float">
            <text:p>126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group6_mean</text:p>
          </table:table-cell>
          <table:table-cell office:value-type="float" office:value="178.073145108023" calcext:value-type="float">
            <text:p>178.073145108023</text:p>
          </table:table-cell>
          <table:table-cell office:value-type="float" office:value="0.0231382407257542" calcext:value-type="float">
            <text:p>0.023138240725754</text:p>
          </table:table-cell>
          <table:table-cell office:value-type="float" office:value="178.029559648164" calcext:value-type="float">
            <text:p>178.029559648164</text:p>
          </table:table-cell>
          <table:table-cell office:value-type="float" office:value="178.116615970735" calcext:value-type="float">
            <text:p>178.116615970735</text:p>
          </table:table-cell>
          <table:table-cell office:value-type="string" calcext:value-type="string">
            <text:p>_grid-walk_biased_singl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group6_std</text:p>
          </table:table-cell>
          <table:table-cell office:value-type="float" office:value="0.225679511347672" calcext:value-type="float">
            <text:p>0.225679511347672</text:p>
          </table:table-cell>
          <table:table-cell office:value-type="float" office:value="0.0172590093464392" calcext:value-type="float">
            <text:p>0.017259009346439</text:p>
          </table:table-cell>
          <table:table-cell office:value-type="float" office:value="0.195503299934515" calcext:value-type="float">
            <text:p>0.195503299934515</text:p>
          </table:table-cell>
          <table:table-cell office:value-type="float" office:value="0.260276176064413" calcext:value-type="float">
            <text:p>0.260276176064413</text:p>
          </table:table-cell>
          <table:table-cell office:value-type="string" calcext:value-type="string">
            <text:p>_grid-walk_biased_singl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0_mean_group1_mean</text:p>
          </table:table-cell>
          <table:table-cell office:value-type="float" office:value="0.106947260743166" calcext:value-type="float">
            <text:p>0.106947260743166</text:p>
          </table:table-cell>
          <table:table-cell office:value-type="float" office:value="0.0031940910894082" calcext:value-type="float">
            <text:p>0.003194091089408</text:p>
          </table:table-cell>
          <table:table-cell office:value-type="float" office:value="0.100970128356455" calcext:value-type="float">
            <text:p>0.100970128356455</text:p>
          </table:table-cell>
          <table:table-cell office:value-type="float" office:value="0.112963997276341" calcext:value-type="float">
            <text:p>0.112963997276341</text:p>
          </table:table-cell>
          <table:table-cell office:value-type="string" calcext:value-type="string">
            <text:p>reference_sphere___testing-_RRT_biased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0_std_group1_std</text:p>
          </table:table-cell>
          <table:table-cell office:value-type="float" office:value="-0.0299623563313736" calcext:value-type="float">
            <text:p>-0.029962356331374</text:p>
          </table:table-cell>
          <table:table-cell office:value-type="float" office:value="0.0023883938248308" calcext:value-type="float">
            <text:p>0.002388393824831</text:p>
          </table:table-cell>
          <table:table-cell office:value-type="float" office:value="-0.0347449505684095" calcext:value-type="float">
            <text:p>-0.03474495056841</text:p>
          </table:table-cell>
          <table:table-cell office:value-type="float" office:value="-0.0257764660628223" calcext:value-type="float">
            <text:p>-0.025776466062822</text:p>
          </table:table-cell>
          <table:table-cell office:value-type="string" calcext:value-type="string">
            <text:p>reference_sphere___testing-_RRT_biased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table:number-columns-repeated="2" office:value-type="float" office:value="130" calcext:value-type="float">
            <text:p>130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0_mean_group2_mean</text:p>
          </table:table-cell>
          <table:table-cell office:value-type="float" office:value="0.078117695326647" calcext:value-type="float">
            <text:p>0.078117695326647</text:p>
          </table:table-cell>
          <table:table-cell office:value-type="float" office:value="0.0027274795276927" calcext:value-type="float">
            <text:p>0.002727479527693</text:p>
          </table:table-cell>
          <table:table-cell office:value-type="float" office:value="0.0730173930565859" calcext:value-type="float">
            <text:p>0.073017393056586</text:p>
          </table:table-cell>
          <table:table-cell office:value-type="float" office:value="0.0833044199405724" calcext:value-type="float">
            <text:p>0.083304419940572</text:p>
          </table:table-cell>
          <table:table-cell office:value-type="string" calcext:value-type="string">
            <text:p>reference_sphere___testing-_RRT_biased_filt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131" calcext:value-type="float">
            <text:p>131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0_std_group2_std</text:p>
          </table:table-cell>
          <table:table-cell office:value-type="float" office:value="-0.0255668065640319" calcext:value-type="float">
            <text:p>-0.025566806564032</text:p>
          </table:table-cell>
          <table:table-cell office:value-type="float" office:value="0.0020807873225834" calcext:value-type="float">
            <text:p>0.002080787322583</text:p>
          </table:table-cell>
          <table:table-cell office:value-type="float" office:value="-0.0297553936364501" calcext:value-type="float">
            <text:p>-0.02975539363645</text:p>
          </table:table-cell>
          <table:table-cell office:value-type="float" office:value="-0.0218983550110259" calcext:value-type="float">
            <text:p>-0.021898355011026</text:p>
          </table:table-cell>
          <table:table-cell office:value-type="string" calcext:value-type="string">
            <text:p>reference_sphere___testing-_RRT_biased_filt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table:number-columns-repeated="2" office:value-type="float" office:value="132" calcext:value-type="float">
            <text:p>132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0_mean_group3_mean</text:p>
          </table:table-cell>
          <table:table-cell office:value-type="float" office:value="0.276321609763878" calcext:value-type="float">
            <text:p>0.276321609763878</text:p>
          </table:table-cell>
          <table:table-cell office:value-type="float" office:value="0.0060761066928203" calcext:value-type="float">
            <text:p>0.00607610669282</text:p>
          </table:table-cell>
          <table:table-cell office:value-type="float" office:value="0.264908456101456" calcext:value-type="float">
            <text:p>0.264908456101456</text:p>
          </table:table-cell>
          <table:table-cell office:value-type="float" office:value="0.287690579951528" calcext:value-type="float">
            <text:p>0.287690579951528</text:p>
          </table:table-cell>
          <table:table-cell office:value-type="string" calcext:value-type="string">
            <text:p>reference_sphere___testing-_RRT_biased_no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0_std_group3_std</text:p>
          </table:table-cell>
          <table:table-cell office:value-type="float" office:value="-0.0580705931192271" calcext:value-type="float">
            <text:p>-0.058070593119227</text:p>
          </table:table-cell>
          <table:table-cell office:value-type="float" office:value="0.0044384114511913" calcext:value-type="float">
            <text:p>0.004438411451191</text:p>
          </table:table-cell>
          <table:table-cell office:value-type="float" office:value="-0.0670054988120724" calcext:value-type="float">
            <text:p>-0.067005498812072</text:p>
          </table:table-cell>
          <table:table-cell office:value-type="float" office:value="-0.0502958629163303" calcext:value-type="float">
            <text:p>-0.05029586291633</text:p>
          </table:table-cell>
          <table:table-cell office:value-type="string" calcext:value-type="string">
            <text:p>reference_sphere___testing-_RRT_biased_no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table:number-columns-repeated="2" office:value-type="float" office:value="134" calcext:value-type="float">
            <text:p>134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0_mean_group4_mean</text:p>
          </table:table-cell>
          <table:table-cell office:value-type="float" office:value="0.229047149639092" calcext:value-type="float">
            <text:p>0.229047149639092</text:p>
          </table:table-cell>
          <table:table-cell office:value-type="float" office:value="0.0051202386841112" calcext:value-type="float">
            <text:p>0.005120238684111</text:p>
          </table:table-cell>
          <table:table-cell office:value-type="float" office:value="0.219398225636096" calcext:value-type="float">
            <text:p>0.219398225636096</text:p>
          </table:table-cell>
          <table:table-cell office:value-type="float" office:value="0.238745625346699" calcext:value-type="float">
            <text:p>0.238745625346699</text:p>
          </table:table-cell>
          <table:table-cell office:value-type="string" calcext:value-type="string">
            <text:p>reference_sphere___testing-_RRT_bias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135" calcext:value-type="float">
            <text:p>135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0_std_group4_std</text:p>
          </table:table-cell>
          <table:table-cell office:value-type="float" office:value="-0.0488307735880408" calcext:value-type="float">
            <text:p>-0.048830773588041</text:p>
          </table:table-cell>
          <table:table-cell office:value-type="float" office:value="0.0038038725289481" calcext:value-type="float">
            <text:p>0.003803872528948</text:p>
          </table:table-cell>
          <table:table-cell office:value-type="float" office:value="-0.056504502859312" calcext:value-type="float">
            <text:p>-0.056504502859312</text:p>
          </table:table-cell>
          <table:table-cell office:value-type="float" office:value="-0.0421713590167859" calcext:value-type="float">
            <text:p>-0.042171359016786</text:p>
          </table:table-cell>
          <table:table-cell office:value-type="string" calcext:value-type="string">
            <text:p>reference_sphere___testing-_RRT_bias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table:number-columns-repeated="2" office:value-type="float" office:value="136" calcext:value-type="float">
            <text:p>136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0_mean_group5_mean</text:p>
          </table:table-cell>
          <table:table-cell office:value-type="float" office:value="0.237708989664238" calcext:value-type="float">
            <text:p>0.237708989664238</text:p>
          </table:table-cell>
          <table:table-cell office:value-type="float" office:value="0.0008659297337644" calcext:value-type="float">
            <text:p>0.000865929733764</text:p>
          </table:table-cell>
          <table:table-cell office:value-type="float" office:value="0.236074757205941" calcext:value-type="float">
            <text:p>0.236074757205941</text:p>
          </table:table-cell>
          <table:table-cell office:value-type="float" office:value="0.239339655757705" calcext:value-type="float">
            <text:p>0.239339655757705</text:p>
          </table:table-cell>
          <table:table-cell office:value-type="string" calcext:value-type="string">
            <text:p>reference_sphere___testing-uniform_biased__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137" calcext:value-type="float">
            <text:p>137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0_std_group5_std</text:p>
          </table:table-cell>
          <table:table-cell office:value-type="float" office:value="-0.0076300575008773" calcext:value-type="float">
            <text:p>-0.007630057500877</text:p>
          </table:table-cell>
          <table:table-cell office:value-type="float" office:value="0.0006489098940478" calcext:value-type="float">
            <text:p>0.000648909894048</text:p>
          </table:table-cell>
          <table:table-cell office:value-type="float" office:value="-0.0089481477452799" calcext:value-type="float">
            <text:p>-0.00894814774528</text:p>
          </table:table-cell>
          <table:table-cell office:value-type="float" office:value="-0.0064882570217837" calcext:value-type="float">
            <text:p>-0.006488257021784</text:p>
          </table:table-cell>
          <table:table-cell office:value-type="string" calcext:value-type="string">
            <text:p>reference_sphere___testing-uniform_biased__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table:number-columns-repeated="2" office:value-type="float" office:value="138" calcext:value-type="float">
            <text:p>138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0_mean_group6_mean</text:p>
          </table:table-cell>
          <table:table-cell office:value-type="float" office:value="0.0955707482494227" calcext:value-type="float">
            <text:p>0.095570748249423</text:p>
          </table:table-cell>
          <table:table-cell office:value-type="float" office:value="0.0031625448417277" calcext:value-type="float">
            <text:p>0.003162544841728</text:p>
          </table:table-cell>
          <table:table-cell office:value-type="float" office:value="0.0895967092550064" calcext:value-type="float">
            <text:p>0.089596709255006</text:p>
          </table:table-cell>
          <table:table-cell office:value-type="float" office:value="0.101592243344081" calcext:value-type="float">
            <text:p>0.101592243344081</text:p>
          </table:table-cell>
          <table:table-cell office:value-type="string" calcext:value-type="string">
            <text:p>reference_sphere___testing-_grid-walk_bias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139" calcext:value-type="float">
            <text:p>139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0_std_group6_std</text:p>
          </table:table-cell>
          <table:table-cell office:value-type="float" office:value="-0.0298925919837605" calcext:value-type="float">
            <text:p>-0.029892591983761</text:p>
          </table:table-cell>
          <table:table-cell office:value-type="float" office:value="0.0023635676130778" calcext:value-type="float">
            <text:p>0.002363567613078</text:p>
          </table:table-cell>
          <table:table-cell office:value-type="float" office:value="-0.0346589332081672" calcext:value-type="float">
            <text:p>-0.034658933208167</text:p>
          </table:table-cell>
          <table:table-cell office:value-type="float" office:value="-0.0257709461435061" calcext:value-type="float">
            <text:p>-0.025770946143506</text:p>
          </table:table-cell>
          <table:table-cell office:value-type="string" calcext:value-type="string">
            <text:p>reference_sphere___testing-_grid-walk_bias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0_mean_group7_mean</text:p>
          </table:table-cell>
          <table:table-cell office:value-type="float" office:value="0.0673437155442108" calcext:value-type="float">
            <text:p>0.067343715544211</text:p>
          </table:table-cell>
          <table:table-cell office:value-type="float" office:value="0.0024807940916239" calcext:value-type="float">
            <text:p>0.002480794091624</text:p>
          </table:table-cell>
          <table:table-cell office:value-type="float" office:value="0.0627031146679537" calcext:value-type="float">
            <text:p>0.062703114667954</text:p>
          </table:table-cell>
          <table:table-cell office:value-type="float" office:value="0.072014839221433" calcext:value-type="float">
            <text:p>0.072014839221433</text:p>
          </table:table-cell>
          <table:table-cell office:value-type="string" calcext:value-type="string">
            <text:p>reference_sphere___testing-_grid-walk_bias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141" calcext:value-type="float">
            <text:p>141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0_std_group7_std</text:p>
          </table:table-cell>
          <table:table-cell office:value-type="float" office:value="-0.023389787785875" calcext:value-type="float">
            <text:p>-0.023389787785875</text:p>
          </table:table-cell>
          <table:table-cell office:value-type="float" office:value="0.0019024176254177" calcext:value-type="float">
            <text:p>0.001902417625418</text:p>
          </table:table-cell>
          <table:table-cell office:value-type="float" office:value="-0.0271706804853211" calcext:value-type="float">
            <text:p>-0.027170680485321</text:p>
          </table:table-cell>
          <table:table-cell office:value-type="float" office:value="-0.020024742972754" calcext:value-type="float">
            <text:p>-0.020024742972754</text:p>
          </table:table-cell>
          <table:table-cell office:value-type="string" calcext:value-type="string">
            <text:p>reference_sphere___testing-_grid-walk_bias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table:number-columns-repeated="2" office:value-type="float" office:value="142" calcext:value-type="float">
            <text:p>142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1_mean_group2_mean</text:p>
          </table:table-cell>
          <table:table-cell office:value-type="float" office:value="-0.0288295654165194" calcext:value-type="float">
            <text:p>-0.028829565416519</text:p>
          </table:table-cell>
          <table:table-cell office:value-type="float" office:value="0.0042033175257231" calcext:value-type="float">
            <text:p>0.004203317525723</text:p>
          </table:table-cell>
          <table:table-cell office:value-type="float" office:value="-0.0367235313417259" calcext:value-type="float">
            <text:p>-0.036723531341726</text:p>
          </table:table-cell>
          <table:table-cell office:value-type="float" office:value="-0.0208999743358518" calcext:value-type="float">
            <text:p>-0.020899974335852</text:p>
          </table:table-cell>
          <table:table-cell office:value-type="string" calcext:value-type="string">
            <text:p>_RRT_biased_filter_testing-_RRT_biased_filt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143" calcext:value-type="float">
            <text:p>143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1_std_group2_std</text:p>
          </table:table-cell>
          <table:table-cell office:value-type="float" office:value="0.0043955497673417" calcext:value-type="float">
            <text:p>0.004395549767342</text:p>
          </table:table-cell>
          <table:table-cell office:value-type="float" office:value="0.0030621877602083" calcext:value-type="float">
            <text:p>0.003062187760208</text:p>
          </table:table-cell>
          <table:table-cell office:value-type="float" office:value="-0.0012894842789327" calcext:value-type="float">
            <text:p>-0.001289484278933</text:p>
          </table:table-cell>
          <table:table-cell office:value-type="float" office:value="0.0102245756366869" calcext:value-type="float">
            <text:p>0.010224575636687</text:p>
          </table:table-cell>
          <table:table-cell office:value-type="string" calcext:value-type="string">
            <text:p>_RRT_biased_filter_testing-_RRT_biased_filt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1_mean_group3_mean</text:p>
          </table:table-cell>
          <table:table-cell office:value-type="float" office:value="0.169374349020711" calcext:value-type="float">
            <text:p>0.169374349020711</text:p>
          </table:table-cell>
          <table:table-cell office:value-type="float" office:value="0.0068687114233284" calcext:value-type="float">
            <text:p>0.006868711423328</text:p>
          </table:table-cell>
          <table:table-cell office:value-type="float" office:value="0.156430590648464" calcext:value-type="float">
            <text:p>0.156430590648464</text:p>
          </table:table-cell>
          <table:table-cell office:value-type="float" office:value="0.182294135781018" calcext:value-type="float">
            <text:p>0.182294135781018</text:p>
          </table:table-cell>
          <table:table-cell office:value-type="string" calcext:value-type="string">
            <text:p>_RRT_biased_filter_testing-_RRT_biased_no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145" calcext:value-type="float">
            <text:p>145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1_std_group3_std</text:p>
          </table:table-cell>
          <table:table-cell office:value-type="float" office:value="-0.0281082367878535" calcext:value-type="float">
            <text:p>-0.028108236787854</text:p>
          </table:table-cell>
          <table:table-cell office:value-type="float" office:value="0.004972352220142" calcext:value-type="float">
            <text:p>0.004972352220142</text:p>
          </table:table-cell>
          <table:table-cell office:value-type="float" office:value="-0.0379402538515286" calcext:value-type="float">
            <text:p>-0.037940253851529</text:p>
          </table:table-cell>
          <table:table-cell office:value-type="float" office:value="-0.0192469111090174" calcext:value-type="float">
            <text:p>-0.019246911109017</text:p>
          </table:table-cell>
          <table:table-cell office:value-type="string" calcext:value-type="string">
            <text:p>_RRT_biased_filter_testing-_RRT_biased_no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table:number-columns-repeated="2" office:value-type="float" office:value="146" calcext:value-type="float">
            <text:p>146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1_mean_group4_mean</text:p>
          </table:table-cell>
          <table:table-cell office:value-type="float" office:value="0.122099888895925" calcext:value-type="float">
            <text:p>0.122099888895925</text:p>
          </table:table-cell>
          <table:table-cell office:value-type="float" office:value="0.0060526081443292" calcext:value-type="float">
            <text:p>0.006052608144329</text:p>
          </table:table-cell>
          <table:table-cell office:value-type="float" office:value="0.110671302175467" calcext:value-type="float">
            <text:p>0.110671302175467</text:p>
          </table:table-cell>
          <table:table-cell office:value-type="float" office:value="0.133498255196577" calcext:value-type="float">
            <text:p>0.133498255196577</text:p>
          </table:table-cell>
          <table:table-cell office:value-type="string" calcext:value-type="string">
            <text:p>_RRT_biased_filter_testing-_RRT_bias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147" calcext:value-type="float">
            <text:p>147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1_std_group4_std</text:p>
          </table:table-cell>
          <table:table-cell office:value-type="float" office:value="-0.0188684172566671" calcext:value-type="float">
            <text:p>-0.018868417256667</text:p>
          </table:table-cell>
          <table:table-cell office:value-type="float" office:value="0.0044372716426417" calcext:value-type="float">
            <text:p>0.004437271642642</text:p>
          </table:table-cell>
          <table:table-cell office:value-type="float" office:value="-0.0275179767278729" calcext:value-type="float">
            <text:p>-0.027517976727873</text:p>
          </table:table-cell>
          <table:table-cell office:value-type="float" office:value="-0.0107608714214196" calcext:value-type="float">
            <text:p>-0.01076087142142</text:p>
          </table:table-cell>
          <table:table-cell office:value-type="string" calcext:value-type="string">
            <text:p>_RRT_biased_filter_testing-_RRT_bias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table:number-columns-repeated="2" office:value-type="float" office:value="148" calcext:value-type="float">
            <text:p>148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1_mean_group5_mean</text:p>
          </table:table-cell>
          <table:table-cell office:value-type="float" office:value="0.130761728921071" calcext:value-type="float">
            <text:p>0.130761728921071</text:p>
          </table:table-cell>
          <table:table-cell office:value-type="float" office:value="0.003304185562959" calcext:value-type="float">
            <text:p>0.003304185562959</text:p>
          </table:table-cell>
          <table:table-cell office:value-type="float" office:value="0.12451659440397" calcext:value-type="float">
            <text:p>0.12451659440397</text:p>
          </table:table-cell>
          <table:table-cell office:value-type="float" office:value="0.136937738164864" calcext:value-type="float">
            <text:p>0.136937738164864</text:p>
          </table:table-cell>
          <table:table-cell office:value-type="string" calcext:value-type="string">
            <text:p>_RRT_biased_filter_testing-uniform_biased__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149" calcext:value-type="float">
            <text:p>149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1_std_group5_std</text:p>
          </table:table-cell>
          <table:table-cell office:value-type="float" office:value="0.0223322988304962" calcext:value-type="float">
            <text:p>0.022332298830496</text:p>
          </table:table-cell>
          <table:table-cell office:value-type="float" office:value="0.002443271598946" calcext:value-type="float">
            <text:p>0.002443271598946</text:p>
          </table:table-cell>
          <table:table-cell office:value-type="float" office:value="0.0180360788806704" calcext:value-type="float">
            <text:p>0.01803607888067</text:p>
          </table:table-cell>
          <table:table-cell office:value-type="float" office:value="0.027221023098319" calcext:value-type="float">
            <text:p>0.027221023098319</text:p>
          </table:table-cell>
          <table:table-cell office:value-type="string" calcext:value-type="string">
            <text:p>_RRT_biased_filter_testing-uniform_biased__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table:number-columns-repeated="2" office:value-type="float" office:value="150" calcext:value-type="float">
            <text:p>150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1_mean_group6_mean</text:p>
          </table:table-cell>
          <table:table-cell office:value-type="float" office:value="-0.0113765124937436" calcext:value-type="float">
            <text:p>-0.011376512493744</text:p>
          </table:table-cell>
          <table:table-cell office:value-type="float" office:value="0.0045044535079318" calcext:value-type="float">
            <text:p>0.004504453507932</text:p>
          </table:table-cell>
          <table:table-cell office:value-type="float" office:value="-0.019889882223983" calcext:value-type="float">
            <text:p>-0.019889882223983</text:p>
          </table:table-cell>
          <table:table-cell office:value-type="float" office:value="-0.0029523542084115" calcext:value-type="float">
            <text:p>-0.002952354208412</text:p>
          </table:table-cell>
          <table:table-cell office:value-type="string" calcext:value-type="string">
            <text:p>_RRT_biased_filter_testing-_grid-walk_bias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151" calcext:value-type="float">
            <text:p>151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1_std_group6_std</text:p>
          </table:table-cell>
          <table:table-cell office:value-type="float" office:value="0.0000697643476130895" calcext:value-type="float">
            <text:p>6.97643476130895E-05</text:p>
          </table:table-cell>
          <table:table-cell office:value-type="float" office:value="0.0032839142900781" calcext:value-type="float">
            <text:p>0.003283914290078</text:p>
          </table:table-cell>
          <table:table-cell office:value-type="float" office:value="-0.006110730514999" calcext:value-type="float">
            <text:p>-0.006110730514999</text:p>
          </table:table-cell>
          <table:table-cell office:value-type="float" office:value="0.0062494731874217" calcext:value-type="float">
            <text:p>0.006249473187422</text:p>
          </table:table-cell>
          <table:table-cell office:value-type="string" calcext:value-type="string">
            <text:p>_RRT_biased_filter_testing-_grid-walk_bias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table:number-columns-repeated="2" office:value-type="float" office:value="152" calcext:value-type="float">
            <text:p>152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1_mean_group7_mean</text:p>
          </table:table-cell>
          <table:table-cell office:value-type="float" office:value="-0.0396035451989555" calcext:value-type="float">
            <text:p>-0.039603545198956</text:p>
          </table:table-cell>
          <table:table-cell office:value-type="float" office:value="0.0040307601461239" calcext:value-type="float">
            <text:p>0.004030760146124</text:p>
          </table:table-cell>
          <table:table-cell office:value-type="float" office:value="-0.0471415329064277" calcext:value-type="float">
            <text:p>-0.047141532906428</text:p>
          </table:table-cell>
          <table:table-cell office:value-type="float" office:value="-0.0320599749439368" calcext:value-type="float">
            <text:p>-0.032059974943937</text:p>
          </table:table-cell>
          <table:table-cell office:value-type="string" calcext:value-type="string">
            <text:p>_RRT_biased_filter_testing-_grid-walk_bias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153" calcext:value-type="float">
            <text:p>153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1_std_group7_std</text:p>
          </table:table-cell>
          <table:table-cell office:value-type="float" office:value="0.0065725685454986" calcext:value-type="float">
            <text:p>0.006572568545499</text:p>
          </table:table-cell>
          <table:table-cell office:value-type="float" office:value="0.0029371937507085" calcext:value-type="float">
            <text:p>0.002937193750709</text:p>
          </table:table-cell>
          <table:table-cell office:value-type="float" office:value="0.0011421542593303" calcext:value-type="float">
            <text:p>0.00114215425933</text:p>
          </table:table-cell>
          <table:table-cell office:value-type="float" office:value="0.012240728347927" calcext:value-type="float">
            <text:p>0.012240728347927</text:p>
          </table:table-cell>
          <table:table-cell office:value-type="string" calcext:value-type="string">
            <text:p>_RRT_biased_filter_testing-_grid-walk_bias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table:number-columns-repeated="2" office:value-type="float" office:value="154" calcext:value-type="float">
            <text:p>154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2_mean_group3_mean</text:p>
          </table:table-cell>
          <table:table-cell office:value-type="float" office:value="0.198203914437231" calcext:value-type="float">
            <text:p>0.198203914437231</text:p>
          </table:table-cell>
          <table:table-cell office:value-type="float" office:value="0.0066498462272328" calcext:value-type="float">
            <text:p>0.006649846227233</text:p>
          </table:table-cell>
          <table:table-cell office:value-type="float" office:value="0.185727561000127" calcext:value-type="float">
            <text:p>0.185727561000127</text:p>
          </table:table-cell>
          <table:table-cell office:value-type="float" office:value="0.210730964623295" calcext:value-type="float">
            <text:p>0.210730964623295</text:p>
          </table:table-cell>
          <table:table-cell office:value-type="string" calcext:value-type="string">
            <text:p>_RRT_biased_filter_wide_testing-_RRT_biased_no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155" calcext:value-type="float">
            <text:p>155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2_std_group3_std</text:p>
          </table:table-cell>
          <table:table-cell office:value-type="float" office:value="-0.0325037865551952" calcext:value-type="float">
            <text:p>-0.032503786555195</text:p>
          </table:table-cell>
          <table:table-cell office:value-type="float" office:value="0.0048260600695162" calcext:value-type="float">
            <text:p>0.004826060069516</text:p>
          </table:table-cell>
          <table:table-cell office:value-type="float" office:value="-0.0420911248193985" calcext:value-type="float">
            <text:p>-0.042091124819399</text:p>
          </table:table-cell>
          <table:table-cell office:value-type="float" office:value="-0.02394926879467" calcext:value-type="float">
            <text:p>-0.02394926879467</text:p>
          </table:table-cell>
          <table:table-cell office:value-type="string" calcext:value-type="string">
            <text:p>_RRT_biased_filter_wide_testing-_RRT_biased_no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table:number-columns-repeated="2" office:value-type="float" office:value="156" calcext:value-type="float">
            <text:p>156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2_mean_group4_mean</text:p>
          </table:table-cell>
          <table:table-cell office:value-type="float" office:value="0.150929454312445" calcext:value-type="float">
            <text:p>0.150929454312445</text:p>
          </table:table-cell>
          <table:table-cell office:value-type="float" office:value="0.0058277307993977" calcext:value-type="float">
            <text:p>0.005827730799398</text:p>
          </table:table-cell>
          <table:table-cell office:value-type="float" office:value="0.140013146956983" calcext:value-type="float">
            <text:p>0.140013146956983</text:p>
          </table:table-cell>
          <table:table-cell office:value-type="float" office:value="0.161973241458185" calcext:value-type="float">
            <text:p>0.161973241458185</text:p>
          </table:table-cell>
          <table:table-cell office:value-type="string" calcext:value-type="string">
            <text:p>_RRT_biased_filter_wide_testing-_RRT_bias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157" calcext:value-type="float">
            <text:p>157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2_std_group4_std</text:p>
          </table:table-cell>
          <table:table-cell office:value-type="float" office:value="-0.0232639670240088" calcext:value-type="float">
            <text:p>-0.023263967024009</text:p>
          </table:table-cell>
          <table:table-cell office:value-type="float" office:value="0.0042504154138552" calcext:value-type="float">
            <text:p>0.004250415413855</text:p>
          </table:table-cell>
          <table:table-cell office:value-type="float" office:value="-0.0316716471462772" calcext:value-type="float">
            <text:p>-0.031671647146277</text:p>
          </table:table-cell>
          <table:table-cell office:value-type="float" office:value="-0.015638436506057" calcext:value-type="float">
            <text:p>-0.015638436506057</text:p>
          </table:table-cell>
          <table:table-cell office:value-type="string" calcext:value-type="string">
            <text:p>_RRT_biased_filter_wide_testing-_RRT_bias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table:number-columns-repeated="2" office:value-type="float" office:value="158" calcext:value-type="float">
            <text:p>158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2_mean_group5_mean</text:p>
          </table:table-cell>
          <table:table-cell office:value-type="float" office:value="0.159591294337591" calcext:value-type="float">
            <text:p>0.159591294337591</text:p>
          </table:table-cell>
          <table:table-cell office:value-type="float" office:value="0.0028641784120942" calcext:value-type="float">
            <text:p>0.002864178412094</text:p>
          </table:table-cell>
          <table:table-cell office:value-type="float" office:value="0.154156482217406" calcext:value-type="float">
            <text:p>0.154156482217406</text:p>
          </table:table-cell>
          <table:table-cell office:value-type="float" office:value="0.164928265730526" calcext:value-type="float">
            <text:p>0.164928265730526</text:p>
          </table:table-cell>
          <table:table-cell office:value-type="string" calcext:value-type="string">
            <text:p>_RRT_biased_filter_wide_testing-uniform_biased__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159" calcext:value-type="float">
            <text:p>159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2_std_group5_std</text:p>
          </table:table-cell>
          <table:table-cell office:value-type="float" office:value="0.0179367490631545" calcext:value-type="float">
            <text:p>0.017936749063155</text:p>
          </table:table-cell>
          <table:table-cell office:value-type="float" office:value="0.0021435615549803" calcext:value-type="float">
            <text:p>0.00214356155498</text:p>
          </table:table-cell>
          <table:table-cell office:value-type="float" office:value="0.0141331621463118" calcext:value-type="float">
            <text:p>0.014133162146312</text:p>
          </table:table-cell>
          <table:table-cell office:value-type="float" office:value="0.0222133654275903" calcext:value-type="float">
            <text:p>0.02221336542759</text:p>
          </table:table-cell>
          <table:table-cell office:value-type="string" calcext:value-type="string">
            <text:p>_RRT_biased_filter_wide_testing-uniform_biased__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table:number-columns-repeated="2" office:value-type="float" office:value="160" calcext:value-type="float">
            <text:p>160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2_mean_group6_mean</text:p>
          </table:table-cell>
          <table:table-cell office:value-type="float" office:value="0.0174530529227757" calcext:value-type="float">
            <text:p>0.017453052922776</text:p>
          </table:table-cell>
          <table:table-cell office:value-type="float" office:value="0.0041560247073446" calcext:value-type="float">
            <text:p>0.004156024707345</text:p>
          </table:table-cell>
          <table:table-cell office:value-type="float" office:value="0.0096020309753125" calcext:value-type="float">
            <text:p>0.009602030975313</text:p>
          </table:table-cell>
          <table:table-cell office:value-type="float" office:value="0.0253029358171105" calcext:value-type="float">
            <text:p>0.025302935817111</text:p>
          </table:table-cell>
          <table:table-cell office:value-type="string" calcext:value-type="string">
            <text:p>_RRT_biased_filter_wide_testing-_grid-walk_bias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161" calcext:value-type="float">
            <text:p>161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2_std_group6_std</text:p>
          </table:table-cell>
          <table:table-cell office:value-type="float" office:value="-0.0043257854197286" calcext:value-type="float">
            <text:p>-0.004325785419729</text:p>
          </table:table-cell>
          <table:table-cell office:value-type="float" office:value="0.0030635622630838" calcext:value-type="float">
            <text:p>0.003063562263084</text:p>
          </table:table-cell>
          <table:table-cell office:value-type="float" office:value="-0.0101814601462642" calcext:value-type="float">
            <text:p>-0.010181460146264</text:p>
          </table:table-cell>
          <table:table-cell office:value-type="float" office:value="0.0013614101610846" calcext:value-type="float">
            <text:p>0.001361410161085</text:p>
          </table:table-cell>
          <table:table-cell office:value-type="string" calcext:value-type="string">
            <text:p>_RRT_biased_filter_wide_testing-_grid-walk_bias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table:number-columns-repeated="2" office:value-type="float" office:value="162" calcext:value-type="float">
            <text:p>162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2_mean_group7_mean</text:p>
          </table:table-cell>
          <table:table-cell office:value-type="float" office:value="-0.0107739797824361" calcext:value-type="float">
            <text:p>-0.010773979782436</text:p>
          </table:table-cell>
          <table:table-cell office:value-type="float" office:value="0.0036524277806574" calcext:value-type="float">
            <text:p>0.003652427780657</text:p>
          </table:table-cell>
          <table:table-cell office:value-type="float" office:value="-0.0177146001352205" calcext:value-type="float">
            <text:p>-0.017714600135221</text:p>
          </table:table-cell>
          <table:table-cell office:value-type="float" office:value="-0.0039836842866593" calcext:value-type="float">
            <text:p>-0.003983684286659</text:p>
          </table:table-cell>
          <table:table-cell office:value-type="string" calcext:value-type="string">
            <text:p>_RRT_biased_filter_wide_testing-_grid-walk_bias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163" calcext:value-type="float">
            <text:p>163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2_std_group7_std</text:p>
          </table:table-cell>
          <table:table-cell office:value-type="float" office:value="0.0021770187781568" calcext:value-type="float">
            <text:p>0.002177018778157</text:p>
          </table:table-cell>
          <table:table-cell office:value-type="float" office:value="0.002694394444639" calcext:value-type="float">
            <text:p>0.002694394444639</text:p>
          </table:table-cell>
          <table:table-cell office:value-type="float" office:value="-0.0028271394115353" calcext:value-type="float">
            <text:p>-0.002827139411535</text:p>
          </table:table-cell>
          <table:table-cell office:value-type="float" office:value="0.0072995398129207" calcext:value-type="float">
            <text:p>0.007299539812921</text:p>
          </table:table-cell>
          <table:table-cell office:value-type="string" calcext:value-type="string">
            <text:p>_RRT_biased_filter_wide_testing-_grid-walk_bias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table:number-columns-repeated="2" office:value-type="float" office:value="164" calcext:value-type="float">
            <text:p>164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3_mean_group4_mean</text:p>
          </table:table-cell>
          <table:table-cell office:value-type="float" office:value="-0.0472744601247861" calcext:value-type="float">
            <text:p>-0.047274460124786</text:p>
          </table:table-cell>
          <table:table-cell office:value-type="float" office:value="0.0080074615964873" calcext:value-type="float">
            <text:p>0.008007461596487</text:p>
          </table:table-cell>
          <table:table-cell office:value-type="float" office:value="-0.0622647837271756" calcext:value-type="float">
            <text:p>-0.062264783727176</text:p>
          </table:table-cell>
          <table:table-cell office:value-type="float" office:value="-0.0322554831416413" calcext:value-type="float">
            <text:p>-0.032255483141641</text:p>
          </table:table-cell>
          <table:table-cell office:value-type="string" calcext:value-type="string">
            <text:p>_RRT_biased_no_filter_testing-_RRT_bias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165" calcext:value-type="float">
            <text:p>165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3_std_group4_std</text:p>
          </table:table-cell>
          <table:table-cell office:value-type="float" office:value="0.0092398195311863" calcext:value-type="float">
            <text:p>0.009239819531186</text:p>
          </table:table-cell>
          <table:table-cell office:value-type="float" office:value="0.0057828799582133" calcext:value-type="float">
            <text:p>0.005782879958213</text:p>
          </table:table-cell>
          <table:table-cell office:value-type="float" office:value="-0.0015852084735565" calcext:value-type="float">
            <text:p>-0.001585208473557</text:p>
          </table:table-cell>
          <table:table-cell office:value-type="float" office:value="0.0202655222666934" calcext:value-type="float">
            <text:p>0.020265522266693</text:p>
          </table:table-cell>
          <table:table-cell office:value-type="string" calcext:value-type="string">
            <text:p>_RRT_biased_no_filter_testing-_RRT_bias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table:number-columns-repeated="2" office:value-type="float" office:value="166" calcext:value-type="float">
            <text:p>166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3_mean_group5_mean</text:p>
          </table:table-cell>
          <table:table-cell office:value-type="float" office:value="-0.0386126200996401" calcext:value-type="float">
            <text:p>-0.03861262009964</text:p>
          </table:table-cell>
          <table:table-cell office:value-type="float" office:value="0.0061292836071784" calcext:value-type="float">
            <text:p>0.006129283607178</text:p>
          </table:table-cell>
          <table:table-cell office:value-type="float" office:value="-0.0501162632577558" calcext:value-type="float">
            <text:p>-0.050116263257756</text:p>
          </table:table-cell>
          <table:table-cell office:value-type="float" office:value="-0.0270952725375278" calcext:value-type="float">
            <text:p>-0.027095272537528</text:p>
          </table:table-cell>
          <table:table-cell office:value-type="string" calcext:value-type="string">
            <text:p>_RRT_biased_no_filter_testing-uniform_biased__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167" calcext:value-type="float">
            <text:p>167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3_std_group5_std</text:p>
          </table:table-cell>
          <table:table-cell office:value-type="float" office:value="0.0504405356183498" calcext:value-type="float">
            <text:p>0.05044053561835</text:p>
          </table:table-cell>
          <table:table-cell office:value-type="float" office:value="0.0044651723376582" calcext:value-type="float">
            <text:p>0.004465172337658</text:p>
          </table:table-cell>
          <table:table-cell office:value-type="float" office:value="0.0426534398234531" calcext:value-type="float">
            <text:p>0.042653439823453</text:p>
          </table:table-cell>
          <table:table-cell office:value-type="float" office:value="0.0594439529795591" calcext:value-type="float">
            <text:p>0.059443952979559</text:p>
          </table:table-cell>
          <table:table-cell office:value-type="string" calcext:value-type="string">
            <text:p>_RRT_biased_no_filter_testing-uniform_biased__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3_mean_group6_mean</text:p>
          </table:table-cell>
          <table:table-cell office:value-type="float" office:value="-0.180750861514455" calcext:value-type="float">
            <text:p>-0.180750861514455</text:p>
          </table:table-cell>
          <table:table-cell office:value-type="float" office:value="0.0068156814167211" calcext:value-type="float">
            <text:p>0.006815681416721</text:p>
          </table:table-cell>
          <table:table-cell office:value-type="float" office:value="-0.193508147374128" calcext:value-type="float">
            <text:p>-0.193508147374128</text:p>
          </table:table-cell>
          <table:table-cell office:value-type="float" office:value="-0.167992218790644" calcext:value-type="float">
            <text:p>-0.167992218790644</text:p>
          </table:table-cell>
          <table:table-cell office:value-type="string" calcext:value-type="string">
            <text:p>_RRT_biased_no_filter_testing-_grid-walk_bias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169" calcext:value-type="float">
            <text:p>169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3_std_group6_std</text:p>
          </table:table-cell>
          <table:table-cell office:value-type="float" office:value="0.0281780011354666" calcext:value-type="float">
            <text:p>0.028178001135467</text:p>
          </table:table-cell>
          <table:table-cell office:value-type="float" office:value="0.0049525705369958" calcext:value-type="float">
            <text:p>0.004952570536996</text:p>
          </table:table-cell>
          <table:table-cell office:value-type="float" office:value="0.019221801332477" calcext:value-type="float">
            <text:p>0.019221801332477</text:p>
          </table:table-cell>
          <table:table-cell office:value-type="float" office:value="0.0378597051640155" calcext:value-type="float">
            <text:p>0.037859705164016</text:p>
          </table:table-cell>
          <table:table-cell office:value-type="string" calcext:value-type="string">
            <text:p>_RRT_biased_no_filter_testing-_grid-walk_bias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table:number-columns-repeated="2" office:value-type="float" office:value="170" calcext:value-type="float">
            <text:p>170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3_mean_group7_mean</text:p>
          </table:table-cell>
          <table:table-cell office:value-type="float" office:value="-0.208977894219667" calcext:value-type="float">
            <text:p>-0.208977894219667</text:p>
          </table:table-cell>
          <table:table-cell office:value-type="float" office:value="0.0065650012873357" calcext:value-type="float">
            <text:p>0.006565001287336</text:p>
          </table:table-cell>
          <table:table-cell office:value-type="float" office:value="-0.221287176492363" calcext:value-type="float">
            <text:p>-0.221287176492363</text:p>
          </table:table-cell>
          <table:table-cell office:value-type="float" office:value="-0.196703944323911" calcext:value-type="float">
            <text:p>-0.196703944323911</text:p>
          </table:table-cell>
          <table:table-cell office:value-type="string" calcext:value-type="string">
            <text:p>_RRT_biased_no_filter_testing-_grid-walk_bias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171" calcext:value-type="float">
            <text:p>171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3_std_group7_std</text:p>
          </table:table-cell>
          <table:table-cell office:value-type="float" office:value="0.0346808053333521" calcext:value-type="float">
            <text:p>0.034680805333352</text:p>
          </table:table-cell>
          <table:table-cell office:value-type="float" office:value="0.0047513262359894" calcext:value-type="float">
            <text:p>0.004751326235989</text:p>
          </table:table-cell>
          <table:table-cell office:value-type="float" office:value="0.0262227659901155" calcext:value-type="float">
            <text:p>0.026222765990116</text:p>
          </table:table-cell>
          <table:table-cell office:value-type="float" office:value="0.0441162784848629" calcext:value-type="float">
            <text:p>0.044116278484863</text:p>
          </table:table-cell>
          <table:table-cell office:value-type="string" calcext:value-type="string">
            <text:p>_RRT_biased_no_filter_testing-_grid-walk_bias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table:number-columns-repeated="2" office:value-type="float" office:value="172" calcext:value-type="float">
            <text:p>172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4_mean_group5_mean</text:p>
          </table:table-cell>
          <table:table-cell office:value-type="float" office:value="0.008661840025146" calcext:value-type="float">
            <text:p>0.008661840025146</text:p>
          </table:table-cell>
          <table:table-cell office:value-type="float" office:value="0.0051950046720734" calcext:value-type="float">
            <text:p>0.005195004672073</text:p>
          </table:table-cell>
          <table:table-cell office:value-type="float" office:value="-0.0011340925923316" calcext:value-type="float">
            <text:p>-0.001134092592332</text:p>
          </table:table-cell>
          <table:table-cell office:value-type="float" office:value="0.0184149846652946" calcext:value-type="float">
            <text:p>0.018414984665295</text:p>
          </table:table-cell>
          <table:table-cell office:value-type="string" calcext:value-type="string">
            <text:p>_RRT_biased_no_fitler_wide_testing-uniform_biased__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173" calcext:value-type="float">
            <text:p>173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4_std_group5_std</text:p>
          </table:table-cell>
          <table:table-cell office:value-type="float" office:value="0.0412007160871634" calcext:value-type="float">
            <text:p>0.041200716087163</text:p>
          </table:table-cell>
          <table:table-cell office:value-type="float" office:value="0.0038403023185418" calcext:value-type="float">
            <text:p>0.003840302318542</text:p>
          </table:table-cell>
          <table:table-cell office:value-type="float" office:value="0.0344700548835026" calcext:value-type="float">
            <text:p>0.034470054883503</text:p>
          </table:table-cell>
          <table:table-cell office:value-type="float" office:value="0.0489398847112387" calcext:value-type="float">
            <text:p>0.048939884711239</text:p>
          </table:table-cell>
          <table:table-cell office:value-type="string" calcext:value-type="string">
            <text:p>_RRT_biased_no_fitler_wide_testing-uniform_biased__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table:number-columns-repeated="2" office:value-type="float" office:value="174" calcext:value-type="float">
            <text:p>174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4_mean_group6_mean</text:p>
          </table:table-cell>
          <table:table-cell office:value-type="float" office:value="-0.133476401389669" calcext:value-type="float">
            <text:p>-0.133476401389669</text:p>
          </table:table-cell>
          <table:table-cell office:value-type="float" office:value="0.0060128779664889" calcext:value-type="float">
            <text:p>0.006012877966489</text:p>
          </table:table-cell>
          <table:table-cell office:value-type="float" office:value="-0.144722405127116" calcext:value-type="float">
            <text:p>-0.144722405127116</text:p>
          </table:table-cell>
          <table:table-cell office:value-type="float" office:value="-0.122131371552655" calcext:value-type="float">
            <text:p>-0.122131371552655</text:p>
          </table:table-cell>
          <table:table-cell office:value-type="string" calcext:value-type="string">
            <text:p>_RRT_biased_no_fitler_wide_testing-_grid-walk_bias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175" calcext:value-type="float">
            <text:p>175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4_std_group6_std</text:p>
          </table:table-cell>
          <table:table-cell office:value-type="float" office:value="0.0189381816042802" calcext:value-type="float">
            <text:p>0.01893818160428</text:p>
          </table:table-cell>
          <table:table-cell office:value-type="float" office:value="0.0044273710208415" calcext:value-type="float">
            <text:p>0.004427371020842</text:p>
          </table:table-cell>
          <table:table-cell office:value-type="float" office:value="0.0108917809099204" calcext:value-type="float">
            <text:p>0.01089178090992</text:p>
          </table:table-cell>
          <table:table-cell office:value-type="float" office:value="0.0275490284243487" calcext:value-type="float">
            <text:p>0.027549028424349</text:p>
          </table:table-cell>
          <table:table-cell office:value-type="string" calcext:value-type="string">
            <text:p>_RRT_biased_no_fitler_wide_testing-_grid-walk_bias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table:number-columns-repeated="2" office:value-type="float" office:value="176" calcext:value-type="float">
            <text:p>176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4_mean_group7_mean</text:p>
          </table:table-cell>
          <table:table-cell office:value-type="float" office:value="-0.161703434094881" calcext:value-type="float">
            <text:p>-0.161703434094881</text:p>
          </table:table-cell>
          <table:table-cell office:value-type="float" office:value="0.0056760033747" calcext:value-type="float">
            <text:p>0.0056760033747</text:p>
          </table:table-cell>
          <table:table-cell office:value-type="float" office:value="-0.172458467519981" calcext:value-type="float">
            <text:p>-0.172458467519981</text:p>
          </table:table-cell>
          <table:table-cell office:value-type="float" office:value="-0.151035442468527" calcext:value-type="float">
            <text:p>-0.151035442468527</text:p>
          </table:table-cell>
          <table:table-cell office:value-type="string" calcext:value-type="string">
            <text:p>_RRT_biased_no_fitler_wide_testing-_grid-walk_bias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177" calcext:value-type="float">
            <text:p>177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4_std_group7_std</text:p>
          </table:table-cell>
          <table:table-cell office:value-type="float" office:value="0.0254409858021657" calcext:value-type="float">
            <text:p>0.025440985802166</text:p>
          </table:table-cell>
          <table:table-cell office:value-type="float" office:value="0.0041689616203241" calcext:value-type="float">
            <text:p>0.004168961620324</text:p>
          </table:table-cell>
          <table:table-cell office:value-type="float" office:value="0.0179386227215394" calcext:value-type="float">
            <text:p>0.017938622721539</text:p>
          </table:table-cell>
          <table:table-cell office:value-type="float" office:value="0.033687504178503" calcext:value-type="float">
            <text:p>0.033687504178503</text:p>
          </table:table-cell>
          <table:table-cell office:value-type="string" calcext:value-type="string">
            <text:p>_RRT_biased_no_fitler_wide_testing-_grid-walk_bias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table:number-columns-repeated="2" office:value-type="float" office:value="178" calcext:value-type="float">
            <text:p>178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5_mean_group6_mean</text:p>
          </table:table-cell>
          <table:table-cell office:value-type="float" office:value="-0.142138241414815" calcext:value-type="float">
            <text:p>-0.142138241414815</text:p>
          </table:table-cell>
          <table:table-cell office:value-type="float" office:value="0.0032784886961042" calcext:value-type="float">
            <text:p>0.003278488696104</text:p>
          </table:table-cell>
          <table:table-cell office:value-type="float" office:value="-0.148324973799568" calcext:value-type="float">
            <text:p>-0.148324973799568</text:p>
          </table:table-cell>
          <table:table-cell office:value-type="float" office:value="-0.135894860929382" calcext:value-type="float">
            <text:p>-0.135894860929382</text:p>
          </table:table-cell>
          <table:table-cell office:value-type="string" calcext:value-type="string">
            <text:p>uniform_biased___testing-_grid-walk_bias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179" calcext:value-type="float">
            <text:p>179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5_std_group6_std</text:p>
          </table:table-cell>
          <table:table-cell office:value-type="float" office:value="-0.0222625344828832" calcext:value-type="float">
            <text:p>-0.022262534482883</text:p>
          </table:table-cell>
          <table:table-cell office:value-type="float" office:value="0.0024288797480886" calcext:value-type="float">
            <text:p>0.002428879748089</text:p>
          </table:table-cell>
          <table:table-cell office:value-type="float" office:value="-0.0271144765193356" calcext:value-type="float">
            <text:p>-0.027114476519336</text:p>
          </table:table-cell>
          <table:table-cell office:value-type="float" office:value="-0.0179993130343668" calcext:value-type="float">
            <text:p>-0.017999313034367</text:p>
          </table:table-cell>
          <table:table-cell office:value-type="string" calcext:value-type="string">
            <text:p>uniform_biased___testing-_grid-walk_bias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table:number-columns-repeated="2" office:value-type="float" office:value="180" calcext:value-type="float">
            <text:p>180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5_mean_group7_mean</text:p>
          </table:table-cell>
          <table:table-cell office:value-type="float" office:value="-0.170365274120027" calcext:value-type="float">
            <text:p>-0.170365274120027</text:p>
          </table:table-cell>
          <table:table-cell office:value-type="float" office:value="0.0026326041546261" calcext:value-type="float">
            <text:p>0.002632604154626</text:p>
          </table:table-cell>
          <table:table-cell office:value-type="float" office:value="-0.175293634377491" calcext:value-type="float">
            <text:p>-0.175293634377491</text:p>
          </table:table-cell>
          <table:table-cell office:value-type="float" office:value="-0.165407985139875" calcext:value-type="float">
            <text:p>-0.165407985139875</text:p>
          </table:table-cell>
          <table:table-cell office:value-type="string" calcext:value-type="string">
            <text:p>uniform_biased___testing-_grid-walk_bias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181" calcext:value-type="float">
            <text:p>181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5_std_group7_std</text:p>
          </table:table-cell>
          <table:table-cell office:value-type="float" office:value="-0.0157597302849976" calcext:value-type="float">
            <text:p>-0.015759730284998</text:p>
          </table:table-cell>
          <table:table-cell office:value-type="float" office:value="0.0019677778707076" calcext:value-type="float">
            <text:p>0.001967777870708</text:p>
          </table:table-cell>
          <table:table-cell office:value-type="float" office:value="-0.0196544535484911" calcext:value-type="float">
            <text:p>-0.019654453548491</text:p>
          </table:table-cell>
          <table:table-cell office:value-type="float" office:value="-0.0122621774356494" calcext:value-type="float">
            <text:p>-0.012262177435649</text:p>
          </table:table-cell>
          <table:table-cell office:value-type="string" calcext:value-type="string">
            <text:p>uniform_biased___testing-_grid-walk_bias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table:number-columns-repeated="2" office:value-type="float" office:value="182" calcext:value-type="float">
            <text:p>182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6_mean_group7_mean</text:p>
          </table:table-cell>
          <table:table-cell office:value-type="float" office:value="-0.0282270327052118" calcext:value-type="float">
            <text:p>-0.028227032705212</text:p>
          </table:table-cell>
          <table:table-cell office:value-type="float" office:value="0.0040001704209833" calcext:value-type="float">
            <text:p>0.004000170420983</text:p>
          </table:table-cell>
          <table:table-cell office:value-type="float" office:value="-0.0358037161887205" calcext:value-type="float">
            <text:p>-0.035803716188721</text:p>
          </table:table-cell>
          <table:table-cell office:value-type="float" office:value="-0.0206736749484438" calcext:value-type="float">
            <text:p>-0.020673674948444</text:p>
          </table:table-cell>
          <table:table-cell office:value-type="string" calcext:value-type="string">
            <text:p>_grid-walk_biased_multiple_testing-_grid-walk_bias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183" calcext:value-type="float">
            <text:p>183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6_std_group7_std</text:p>
          </table:table-cell>
          <table:table-cell office:value-type="float" office:value="0.0065028041978855" calcext:value-type="float">
            <text:p>0.006502804197886</text:p>
          </table:table-cell>
          <table:table-cell office:value-type="float" office:value="0.0029334805940264" calcext:value-type="float">
            <text:p>0.002933480594026</text:p>
          </table:table-cell>
          <table:table-cell office:value-type="float" office:value="0.0010915904106713" calcext:value-type="float">
            <text:p>0.001091590410671</text:p>
          </table:table-cell>
          <table:table-cell office:value-type="float" office:value="0.0121394934262766" calcext:value-type="float">
            <text:p>0.012139493426277</text:p>
          </table:table-cell>
          <table:table-cell office:value-type="string" calcext:value-type="string">
            <text:p>_grid-walk_biased_multiple_testing-_grid-walk_bias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group0_mean</text:p>
          </table:table-cell>
          <table:table-cell office:value-type="float" office:value="2.04486920282374" calcext:value-type="float">
            <text:p>2.04486920282374</text:p>
          </table:table-cell>
          <table:table-cell office:value-type="float" office:value="0.0000804834952554551" calcext:value-type="float">
            <text:p>8.04834952554551E-05</text:p>
          </table:table-cell>
          <table:table-cell office:value-type="float" office:value="2.04471720167775" calcext:value-type="float">
            <text:p>2.04471720167775</text:p>
          </table:table-cell>
          <table:table-cell office:value-type="float" office:value="2.04502056218928" calcext:value-type="float">
            <text:p>2.04502056218928</text:p>
          </table:table-cell>
          <table:table-cell office:value-type="string" calcext:value-type="string">
            <text:p>reference_sphere__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185" calcext:value-type="float">
            <text:p>185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group0_std</text:p>
          </table:table-cell>
          <table:table-cell office:value-type="float" office:value="0.0007847502181909" calcext:value-type="float">
            <text:p>0.000784750218191</text:p>
          </table:table-cell>
          <table:table-cell office:value-type="float" office:value="0.0000605744182824028" calcext:value-type="float">
            <text:p>6.05744182824028E-05</text:p>
          </table:table-cell>
          <table:table-cell office:value-type="float" office:value="0.0006781972669966" calcext:value-type="float">
            <text:p>0.000678197266997</text:p>
          </table:table-cell>
          <table:table-cell office:value-type="float" office:value="0.0009056948426613" calcext:value-type="float">
            <text:p>0.000905694842661</text:p>
          </table:table-cell>
          <table:table-cell office:value-type="string" calcext:value-type="string">
            <text:p>reference_sphere__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table:number-columns-repeated="2" office:value-type="float" office:value="186" calcext:value-type="float">
            <text:p>186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group1_mean</text:p>
          </table:table-cell>
          <table:table-cell office:value-type="float" office:value="1.93792194208057" calcext:value-type="float">
            <text:p>1.93792194208057</text:p>
          </table:table-cell>
          <table:table-cell office:value-type="float" office:value="0.0031927401933196" calcext:value-type="float">
            <text:p>0.00319274019332</text:p>
          </table:table-cell>
          <table:table-cell office:value-type="float" office:value="1.93190372685586" calcext:value-type="float">
            <text:p>1.93190372685586</text:p>
          </table:table-cell>
          <table:table-cell office:value-type="float" office:value="1.94389494618599" calcext:value-type="float">
            <text:p>1.94389494618599</text:p>
          </table:table-cell>
          <table:table-cell office:value-type="string" calcext:value-type="string">
            <text:p>_RRT_biased_filter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187" calcext:value-type="float">
            <text:p>187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group1_std</text:p>
          </table:table-cell>
          <table:table-cell office:value-type="float" office:value="0.0307471065495646" calcext:value-type="float">
            <text:p>0.030747106549565</text:p>
          </table:table-cell>
          <table:table-cell office:value-type="float" office:value="0.0023898219770633" calcext:value-type="float">
            <text:p>0.002389821977063</text:p>
          </table:table-cell>
          <table:table-cell office:value-type="float" office:value="0.0265559922601712" calcext:value-type="float">
            <text:p>0.026555992260171</text:p>
          </table:table-cell>
          <table:table-cell office:value-type="float" office:value="0.0355335772259288" calcext:value-type="float">
            <text:p>0.035533577225929</text:p>
          </table:table-cell>
          <table:table-cell office:value-type="string" calcext:value-type="string">
            <text:p>_RRT_biased_filter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table:number-columns-repeated="2" office:value-type="float" office:value="188" calcext:value-type="float">
            <text:p>188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group2_mean</text:p>
          </table:table-cell>
          <table:table-cell office:value-type="float" office:value="1.96675150749709" calcext:value-type="float">
            <text:p>1.96675150749709</text:p>
          </table:table-cell>
          <table:table-cell office:value-type="float" office:value="0.0027272058862469" calcext:value-type="float">
            <text:p>0.002727205886247</text:p>
          </table:table-cell>
          <table:table-cell office:value-type="float" office:value="1.96157250216745" calcext:value-type="float">
            <text:p>1.96157250216745</text:p>
          </table:table-cell>
          <table:table-cell office:value-type="float" office:value="1.97185017970948" calcext:value-type="float">
            <text:p>1.97185017970948</text:p>
          </table:table-cell>
          <table:table-cell office:value-type="string" calcext:value-type="string">
            <text:p>_RRT_biased_filter_wid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group2_std</text:p>
          </table:table-cell>
          <table:table-cell office:value-type="float" office:value="0.0263515567822229" calcext:value-type="float">
            <text:p>0.026351556782223</text:p>
          </table:table-cell>
          <table:table-cell office:value-type="float" office:value="0.0020835602068158" calcext:value-type="float">
            <text:p>0.002083560206816</text:p>
          </table:table-cell>
          <table:table-cell office:value-type="float" office:value="0.022673294684755" calcext:value-type="float">
            <text:p>0.022673294684755</text:p>
          </table:table-cell>
          <table:table-cell office:value-type="float" office:value="0.0305472389956972" calcext:value-type="float">
            <text:p>0.030547238995697</text:p>
          </table:table-cell>
          <table:table-cell office:value-type="string" calcext:value-type="string">
            <text:p>_RRT_biased_filter_wid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group3_mean</text:p>
          </table:table-cell>
          <table:table-cell office:value-type="float" office:value="1.76854759305986" calcext:value-type="float">
            <text:p>1.76854759305986</text:p>
          </table:table-cell>
          <table:table-cell office:value-type="float" office:value="0.0060751034645204" calcext:value-type="float">
            <text:p>0.00607510346452</text:p>
          </table:table-cell>
          <table:table-cell office:value-type="float" office:value="1.75716351433785" calcext:value-type="float">
            <text:p>1.75716351433785</text:p>
          </table:table-cell>
          <table:table-cell office:value-type="float" office:value="1.7799560876631" calcext:value-type="float">
            <text:p>1.7799560876631</text:p>
          </table:table-cell>
          <table:table-cell office:value-type="string" calcext:value-type="string">
            <text:p>_RRT_biased_no_filter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group3_std</text:p>
          </table:table-cell>
          <table:table-cell office:value-type="float" office:value="0.0588553433374181" calcext:value-type="float">
            <text:p>0.058855343337418</text:p>
          </table:table-cell>
          <table:table-cell office:value-type="float" office:value="0.0044399481670132" calcext:value-type="float">
            <text:p>0.004439948167013</text:p>
          </table:table-cell>
          <table:table-cell office:value-type="float" office:value="0.05108875951371" calcext:value-type="float">
            <text:p>0.05108875951371</text:p>
          </table:table-cell>
          <table:table-cell office:value-type="float" office:value="0.0677878694966687" calcext:value-type="float">
            <text:p>0.067787869496669</text:p>
          </table:table-cell>
          <table:table-cell office:value-type="string" calcext:value-type="string">
            <text:p>_RRT_biased_no_filter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table:number-columns-repeated="2" office:value-type="float" office:value="192" calcext:value-type="float">
            <text:p>192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group4_mean</text:p>
          </table:table-cell>
          <table:table-cell office:value-type="float" office:value="1.81582205318465" calcext:value-type="float">
            <text:p>1.81582205318465</text:p>
          </table:table-cell>
          <table:table-cell office:value-type="float" office:value="0.0051189874148456" calcext:value-type="float">
            <text:p>0.005118987414846</text:p>
          </table:table-cell>
          <table:table-cell office:value-type="float" office:value="1.80613775777138" calcext:value-type="float">
            <text:p>1.80613775777138</text:p>
          </table:table-cell>
          <table:table-cell office:value-type="float" office:value="1.8254596137151" calcext:value-type="float">
            <text:p>1.8254596137151</text:p>
          </table:table-cell>
          <table:table-cell office:value-type="string" calcext:value-type="string">
            <text:p>_RRT_biased_no_fitler_wid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193" calcext:value-type="float">
            <text:p>193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group4_std</text:p>
          </table:table-cell>
          <table:table-cell office:value-type="float" office:value="0.0496155238062318" calcext:value-type="float">
            <text:p>0.049615523806232</text:p>
          </table:table-cell>
          <table:table-cell office:value-type="float" office:value="0.0038057910178369" calcext:value-type="float">
            <text:p>0.003805791017837</text:p>
          </table:table-cell>
          <table:table-cell office:value-type="float" office:value="0.0429479957207036" calcext:value-type="float">
            <text:p>0.042947995720704</text:p>
          </table:table-cell>
          <table:table-cell office:value-type="float" office:value="0.0572845643306241" calcext:value-type="float">
            <text:p>0.057284564330624</text:p>
          </table:table-cell>
          <table:table-cell office:value-type="string" calcext:value-type="string">
            <text:p>_RRT_biased_no_fitler_wid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table:number-columns-repeated="2" office:value-type="float" office:value="194" calcext:value-type="float">
            <text:p>194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group5_mean</text:p>
          </table:table-cell>
          <table:table-cell office:value-type="float" office:value="1.8071602131595" calcext:value-type="float">
            <text:p>1.8071602131595</text:p>
          </table:table-cell>
          <table:table-cell office:value-type="float" office:value="0.000862915432047" calcext:value-type="float">
            <text:p>0.000862915432047</text:p>
          </table:table-cell>
          <table:table-cell office:value-type="float" office:value="1.80554401271274" calcext:value-type="float">
            <text:p>1.80554401271274</text:p>
          </table:table-cell>
          <table:table-cell office:value-type="float" office:value="1.80878872805634" calcext:value-type="float">
            <text:p>1.80878872805634</text:p>
          </table:table-cell>
          <table:table-cell office:value-type="string" calcext:value-type="string">
            <text:p>uniform_biased__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195" calcext:value-type="float">
            <text:p>195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group5_std</text:p>
          </table:table-cell>
          <table:table-cell office:value-type="float" office:value="0.0084148077190683" calcext:value-type="float">
            <text:p>0.008414807719068</text:p>
          </table:table-cell>
          <table:table-cell office:value-type="float" office:value="0.0006488655282497" calcext:value-type="float">
            <text:p>0.00064886552825</text:p>
          </table:table-cell>
          <table:table-cell office:value-type="float" office:value="0.0072753430706022" calcext:value-type="float">
            <text:p>0.007275343070602</text:p>
          </table:table-cell>
          <table:table-cell office:value-type="float" office:value="0.009729284831022" calcext:value-type="float">
            <text:p>0.009729284831022</text:p>
          </table:table-cell>
          <table:table-cell office:value-type="string" calcext:value-type="string">
            <text:p>uniform_biased__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table:number-columns-repeated="2" office:value-type="float" office:value="196" calcext:value-type="float">
            <text:p>196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group6_mean</text:p>
          </table:table-cell>
          <table:table-cell office:value-type="float" office:value="1.94929845457431" calcext:value-type="float">
            <text:p>1.94929845457431</text:p>
          </table:table-cell>
          <table:table-cell office:value-type="float" office:value="0.0031619079034905" calcext:value-type="float">
            <text:p>0.003161907903491</text:p>
          </table:table-cell>
          <table:table-cell office:value-type="float" office:value="1.94327821760946" calcext:value-type="float">
            <text:p>1.94327821760946</text:p>
          </table:table-cell>
          <table:table-cell office:value-type="float" office:value="1.95526878707153" calcext:value-type="float">
            <text:p>1.95526878707153</text:p>
          </table:table-cell>
          <table:table-cell office:value-type="string" calcext:value-type="string">
            <text:p>_grid-walk_biased_multipl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197" calcext:value-type="float">
            <text:p>197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group6_std</text:p>
          </table:table-cell>
          <table:table-cell office:value-type="float" office:value="0.0306773422019515" calcext:value-type="float">
            <text:p>0.030677342201952</text:p>
          </table:table-cell>
          <table:table-cell office:value-type="float" office:value="0.0023651377614594" calcext:value-type="float">
            <text:p>0.002365137761459</text:p>
          </table:table-cell>
          <table:table-cell office:value-type="float" office:value="0.0265458223013976" calcext:value-type="float">
            <text:p>0.026545822301398</text:p>
          </table:table-cell>
          <table:table-cell office:value-type="float" office:value="0.0354528219459332" calcext:value-type="float">
            <text:p>0.035452821945933</text:p>
          </table:table-cell>
          <table:table-cell office:value-type="string" calcext:value-type="string">
            <text:p>_grid-walk_biased_multipl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table:number-columns-repeated="2" office:value-type="float" office:value="198" calcext:value-type="float">
            <text:p>198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group7_mean</text:p>
          </table:table-cell>
          <table:table-cell office:value-type="float" office:value="1.97752548727953" calcext:value-type="float">
            <text:p>1.97752548727953</text:p>
          </table:table-cell>
          <table:table-cell office:value-type="float" office:value="0.0024803638923607" calcext:value-type="float">
            <text:p>0.002480363892361</text:p>
          </table:table-cell>
          <table:table-cell office:value-type="float" office:value="1.97286128123838" calcext:value-type="float">
            <text:p>1.97286128123838</text:p>
          </table:table-cell>
          <table:table-cell office:value-type="float" office:value="1.9821730539309" calcext:value-type="float">
            <text:p>1.9821730539309</text:p>
          </table:table-cell>
          <table:table-cell office:value-type="string" calcext:value-type="string">
            <text:p>_grid-walk_biased_singl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199" calcext:value-type="float">
            <text:p>199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group7_std</text:p>
          </table:table-cell>
          <table:table-cell office:value-type="float" office:value="0.024174538004066" calcext:value-type="float">
            <text:p>0.024174538004066</text:p>
          </table:table-cell>
          <table:table-cell office:value-type="float" office:value="0.0019052500416536" calcext:value-type="float">
            <text:p>0.001905250041654</text:p>
          </table:table-cell>
          <table:table-cell office:value-type="float" office:value="0.0208066873662753" calcext:value-type="float">
            <text:p>0.020806687366275</text:p>
          </table:table-cell>
          <table:table-cell office:value-type="float" office:value="0.0279677048805771" calcext:value-type="float">
            <text:p>0.027967704880577</text:p>
          </table:table-cell>
          <table:table-cell office:value-type="string" calcext:value-type="string">
            <text:p>_grid-walk_biased_singl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0_mean_group1_mean</text:p>
          </table:table-cell>
          <table:table-cell office:value-type="float" office:value="-0.0018201461981494" calcext:value-type="float">
            <text:p>-0.001820146198149</text:p>
          </table:table-cell>
          <table:table-cell office:value-type="float" office:value="0.000390762189738" calcext:value-type="float">
            <text:p>0.000390762189738</text:p>
          </table:table-cell>
          <table:table-cell office:value-type="float" office:value="-0.0025689044146549" calcext:value-type="float">
            <text:p>-0.002568904414655</text:p>
          </table:table-cell>
          <table:table-cell office:value-type="float" office:value="-0.0010998764083384" calcext:value-type="float">
            <text:p>-0.001099876408338</text:p>
          </table:table-cell>
          <table:table-cell office:value-type="string" calcext:value-type="string">
            <text:p>_grid-walk_biased_multiple_testing-_RRT_biased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201" calcext:value-type="float">
            <text:p>201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0_std_group1_std</text:p>
          </table:table-cell>
          <table:table-cell office:value-type="float" office:value="-0.0022561799364613" calcext:value-type="float">
            <text:p>-0.002256179936461</text:p>
          </table:table-cell>
          <table:table-cell office:value-type="float" office:value="0.000319388985364" calcext:value-type="float">
            <text:p>0.000319388985364</text:p>
          </table:table-cell>
          <table:table-cell office:value-type="float" office:value="-0.0028901187174326" calcext:value-type="float">
            <text:p>-0.002890118717433</text:p>
          </table:table-cell>
          <table:table-cell office:value-type="float" office:value="-0.0016916810002537" calcext:value-type="float">
            <text:p>-0.001691681000254</text:p>
          </table:table-cell>
          <table:table-cell office:value-type="string" calcext:value-type="string">
            <text:p>_grid-walk_biased_multiple_testing-_RRT_biased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table:number-columns-repeated="2" office:value-type="float" office:value="202" calcext:value-type="float">
            <text:p>202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0_mean_group2_mean</text:p>
          </table:table-cell>
          <table:table-cell office:value-type="float" office:value="-0.0140938346416373" calcext:value-type="float">
            <text:p>-0.014093834641637</text:p>
          </table:table-cell>
          <table:table-cell office:value-type="float" office:value="0.0007257988029594" calcext:value-type="float">
            <text:p>0.000725798802959</text:p>
          </table:table-cell>
          <table:table-cell office:value-type="float" office:value="-0.0154783661956438" calcext:value-type="float">
            <text:p>-0.015478366195644</text:p>
          </table:table-cell>
          <table:table-cell office:value-type="float" office:value="-0.0127284689462779" calcext:value-type="float">
            <text:p>-0.012728468946278</text:p>
          </table:table-cell>
          <table:table-cell office:value-type="string" calcext:value-type="string">
            <text:p>_grid-walk_biased_multiple_testing-_RRT_biased_no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203" calcext:value-type="float">
            <text:p>203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0_std_group2_std</text:p>
          </table:table-cell>
          <table:table-cell office:value-type="float" office:value="-0.0053911271289827" calcext:value-type="float">
            <text:p>-0.005391127128983</text:p>
          </table:table-cell>
          <table:table-cell office:value-type="float" office:value="0.0005471967693019" calcext:value-type="float">
            <text:p>0.000547196769302</text:p>
          </table:table-cell>
          <table:table-cell office:value-type="float" office:value="-0.0064892476615123" calcext:value-type="float">
            <text:p>-0.006489247661512</text:p>
          </table:table-cell>
          <table:table-cell office:value-type="float" office:value="-0.004432244204725" calcext:value-type="float">
            <text:p>-0.004432244204725</text:p>
          </table:table-cell>
          <table:table-cell office:value-type="string" calcext:value-type="string">
            <text:p>_grid-walk_biased_multiple_testing-_RRT_biased_no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table:number-columns-repeated="2" office:value-type="float" office:value="204" calcext:value-type="float">
            <text:p>204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0_mean_group3_mean</text:p>
          </table:table-cell>
          <table:table-cell office:value-type="float" office:value="-0.0014131054581689" calcext:value-type="float">
            <text:p>-0.001413105458169</text:p>
          </table:table-cell>
          <table:table-cell office:value-type="float" office:value="0.0002077515294166" calcext:value-type="float">
            <text:p>0.000207751529417</text:p>
          </table:table-cell>
          <table:table-cell office:value-type="float" office:value="-0.0018097578728744" calcext:value-type="float">
            <text:p>-0.001809757872874</text:p>
          </table:table-cell>
          <table:table-cell office:value-type="float" office:value="-0.0010241514269513" calcext:value-type="float">
            <text:p>-0.001024151426951</text:p>
          </table:table-cell>
          <table:table-cell office:value-type="string" calcext:value-type="string">
            <text:p>_grid-walk_biased_multiple_testing-_RRT_biased_filt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205" calcext:value-type="float">
            <text:p>205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0_std_group3_std</text:p>
          </table:table-cell>
          <table:table-cell office:value-type="float" office:value="-0.0006592256582524" calcext:value-type="float">
            <text:p>-0.000659225658252</text:p>
          </table:table-cell>
          <table:table-cell office:value-type="float" office:value="0.0001654521502735" calcext:value-type="float">
            <text:p>0.000165452150274</text:p>
          </table:table-cell>
          <table:table-cell office:value-type="float" office:value="-0.0009826586237008" calcext:value-type="float">
            <text:p>-0.000982658623701</text:p>
          </table:table-cell>
          <table:table-cell office:value-type="float" office:value="-0.0003624630194603" calcext:value-type="float">
            <text:p>-0.00036246301946</text:p>
          </table:table-cell>
          <table:table-cell office:value-type="string" calcext:value-type="string">
            <text:p>_grid-walk_biased_multiple_testing-_RRT_biased_filt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table:number-columns-repeated="2" office:value-type="float" office:value="206" calcext:value-type="float">
            <text:p>206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0_mean_group4_mean</text:p>
          </table:table-cell>
          <table:table-cell office:value-type="float" office:value="0.0007255390298083" calcext:value-type="float">
            <text:p>0.000725539029808</text:p>
          </table:table-cell>
          <table:table-cell office:value-type="float" office:value="0.0001297893848549" calcext:value-type="float">
            <text:p>0.000129789384855</text:p>
          </table:table-cell>
          <table:table-cell office:value-type="float" office:value="0.0004816152891507" calcext:value-type="float">
            <text:p>0.000481615289151</text:p>
          </table:table-cell>
          <table:table-cell office:value-type="float" office:value="0.0009700545344491" calcext:value-type="float">
            <text:p>0.000970054534449</text:p>
          </table:table-cell>
          <table:table-cell office:value-type="string" calcext:value-type="string">
            <text:p>_grid-walk_biased_multiple_testing-_grid-walk_bias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207" calcext:value-type="float">
            <text:p>207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0_std_group4_std</text:p>
          </table:table-cell>
          <table:table-cell office:value-type="float" office:value="0.0002659288222617" calcext:value-type="float">
            <text:p>0.000265928822262</text:p>
          </table:table-cell>
          <table:table-cell office:value-type="float" office:value="0.000098829449616944" calcext:value-type="float">
            <text:p>9.8829449616944E-05</text:p>
          </table:table-cell>
          <table:table-cell office:value-type="float" office:value="0.0000831617366229386" calcext:value-type="float">
            <text:p>8.31617366229386E-05</text:p>
          </table:table-cell>
          <table:table-cell office:value-type="float" office:value="0.0004562719247799" calcext:value-type="float">
            <text:p>0.00045627192478</text:p>
          </table:table-cell>
          <table:table-cell office:value-type="string" calcext:value-type="string">
            <text:p>_grid-walk_biased_multiple_testing-_grid-walk_bias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table:number-columns-repeated="2" office:value-type="float" office:value="208" calcext:value-type="float">
            <text:p>208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0_mean_group5_mean</text:p>
          </table:table-cell>
          <table:table-cell office:value-type="float" office:value="-0.004154593233666" calcext:value-type="float">
            <text:p>-0.004154593233666</text:p>
          </table:table-cell>
          <table:table-cell office:value-type="float" office:value="0.0001214922606407" calcext:value-type="float">
            <text:p>0.000121492260641</text:p>
          </table:table-cell>
          <table:table-cell office:value-type="float" office:value="-0.004383832115134" calcext:value-type="float">
            <text:p>-0.004383832115134</text:p>
          </table:table-cell>
          <table:table-cell office:value-type="float" office:value="-0.0039239780327865" calcext:value-type="float">
            <text:p>-0.003923978032787</text:p>
          </table:table-cell>
          <table:table-cell office:value-type="string" calcext:value-type="string">
            <text:p>_grid-walk_biased_multiple_testing-uniform_biased__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209" calcext:value-type="float">
            <text:p>209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0_std_group5_std</text:p>
          </table:table-cell>
          <table:table-cell office:value-type="float" office:value="0.0003959083137264" calcext:value-type="float">
            <text:p>0.000395908313726</text:p>
          </table:table-cell>
          <table:table-cell office:value-type="float" office:value="0.0000925972723935627" calcext:value-type="float">
            <text:p>9.25972723935627E-05</text:p>
          </table:table-cell>
          <table:table-cell office:value-type="float" office:value="0.0002283375954194" calcext:value-type="float">
            <text:p>0.000228337595419</text:p>
          </table:table-cell>
          <table:table-cell office:value-type="float" office:value="0.0005754726710688" calcext:value-type="float">
            <text:p>0.000575472671069</text:p>
          </table:table-cell>
          <table:table-cell office:value-type="string" calcext:value-type="string">
            <text:p>_grid-walk_biased_multiple_testing-uniform_biased__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table:number-columns-repeated="2" office:value-type="float" office:value="210" calcext:value-type="float">
            <text:p>210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0_mean_group6_mean</text:p>
          </table:table-cell>
          <table:table-cell office:value-type="float" office:value="-0.0094264673775643" calcext:value-type="float">
            <text:p>-0.009426467377564</text:p>
          </table:table-cell>
          <table:table-cell office:value-type="float" office:value="0.0004306271337826" calcext:value-type="float">
            <text:p>0.000430627133783</text:p>
          </table:table-cell>
          <table:table-cell office:value-type="float" office:value="-0.0102386696738274" calcext:value-type="float">
            <text:p>-0.010238669673827</text:p>
          </table:table-cell>
          <table:table-cell office:value-type="float" office:value="-0.0086194982202848" calcext:value-type="float">
            <text:p>-0.008619498220285</text:p>
          </table:table-cell>
          <table:table-cell office:value-type="string" calcext:value-type="string">
            <text:p>_grid-walk_biased_multiple_testing-_RRT_bias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211" calcext:value-type="float">
            <text:p>211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0_std_group6_std</text:p>
          </table:table-cell>
          <table:table-cell office:value-type="float" office:value="-0.0028170471036266" calcext:value-type="float">
            <text:p>-0.002817047103627</text:p>
          </table:table-cell>
          <table:table-cell office:value-type="float" office:value="0.0003469934966005" calcext:value-type="float">
            <text:p>0.000346993496601</text:p>
          </table:table-cell>
          <table:table-cell office:value-type="float" office:value="-0.0035097787802485" calcext:value-type="float">
            <text:p>-0.003509778780249</text:p>
          </table:table-cell>
          <table:table-cell office:value-type="float" office:value="-0.0022063400991448" calcext:value-type="float">
            <text:p>-0.002206340099145</text:p>
          </table:table-cell>
          <table:table-cell office:value-type="string" calcext:value-type="string">
            <text:p>_grid-walk_biased_multiple_testing-_RRT_bias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table:number-columns-repeated="2" office:value-type="float" office:value="212" calcext:value-type="float">
            <text:p>212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1_mean_group2_mean</text:p>
          </table:table-cell>
          <table:table-cell office:value-type="float" office:value="-0.0122736884434879" calcext:value-type="float">
            <text:p>-0.012273688443488</text:p>
          </table:table-cell>
          <table:table-cell office:value-type="float" office:value="0.0008033693422928" calcext:value-type="float">
            <text:p>0.000803369342293</text:p>
          </table:table-cell>
          <table:table-cell office:value-type="float" office:value="-0.0137792966898136" calcext:value-type="float">
            <text:p>-0.013779296689814</text:p>
          </table:table-cell>
          <table:table-cell office:value-type="float" office:value="-0.0107758504961819" calcext:value-type="float">
            <text:p>-0.010775850496182</text:p>
          </table:table-cell>
          <table:table-cell office:value-type="string" calcext:value-type="string">
            <text:p>_RRT_biased_filter_testing-_RRT_biased_no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213" calcext:value-type="float">
            <text:p>213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1_std_group2_std</text:p>
          </table:table-cell>
          <table:table-cell office:value-type="float" office:value="-0.0031349471925214" calcext:value-type="float">
            <text:p>-0.003134947192521</text:p>
          </table:table-cell>
          <table:table-cell office:value-type="float" office:value="0.0006028783457987" calcext:value-type="float">
            <text:p>0.000602878345799</text:p>
          </table:table-cell>
          <table:table-cell office:value-type="float" office:value="-0.0043206000879545" calcext:value-type="float">
            <text:p>-0.004320600087955</text:p>
          </table:table-cell>
          <table:table-cell office:value-type="float" office:value="-0.0020578555116985" calcext:value-type="float">
            <text:p>-0.002057855511699</text:p>
          </table:table-cell>
          <table:table-cell office:value-type="string" calcext:value-type="string">
            <text:p>_RRT_biased_filter_testing-_RRT_biased_no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table:number-columns-repeated="2" office:value-type="float" office:value="214" calcext:value-type="float">
            <text:p>214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1_mean_group3_mean</text:p>
          </table:table-cell>
          <table:table-cell office:value-type="float" office:value="0.0004070407399805" calcext:value-type="float">
            <text:p>0.000407040739981</text:p>
          </table:table-cell>
          <table:table-cell office:value-type="float" office:value="0.0004092022822052" calcext:value-type="float">
            <text:p>0.000409202282205</text:p>
          </table:table-cell>
          <table:table-cell office:value-type="float" office:value="-0.0003526977125664" calcext:value-type="float">
            <text:p>-0.000352697712566</text:p>
          </table:table-cell>
          <table:table-cell office:value-type="float" office:value="0.0011894233179201" calcext:value-type="float">
            <text:p>0.00118942331792</text:p>
          </table:table-cell>
          <table:table-cell office:value-type="string" calcext:value-type="string">
            <text:p>_RRT_biased_filter_testing-_RRT_biased_filt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215" calcext:value-type="float">
            <text:p>215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1_std_group3_std</text:p>
          </table:table-cell>
          <table:table-cell office:value-type="float" office:value="0.0015969542782089" calcext:value-type="float">
            <text:p>0.001596954278209</text:p>
          </table:table-cell>
          <table:table-cell office:value-type="float" office:value="0.0003285268610448" calcext:value-type="float">
            <text:p>0.000328526861045</text:p>
          </table:table-cell>
          <table:table-cell office:value-type="float" office:value="0.0010091116357381" calcext:value-type="float">
            <text:p>0.001009111635738</text:p>
          </table:table-cell>
          <table:table-cell office:value-type="float" office:value="0.0022434847886068" calcext:value-type="float">
            <text:p>0.002243484788607</text:p>
          </table:table-cell>
          <table:table-cell office:value-type="string" calcext:value-type="string">
            <text:p>_RRT_biased_filter_testing-_RRT_biased_filt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table:number-columns-repeated="2" office:value-type="float" office:value="216" calcext:value-type="float">
            <text:p>216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1_mean_group4_mean</text:p>
          </table:table-cell>
          <table:table-cell office:value-type="float" office:value="0.0025456852279577" calcext:value-type="float">
            <text:p>0.002545685227958</text:p>
          </table:table-cell>
          <table:table-cell office:value-type="float" office:value="0.0003825511765872" calcext:value-type="float">
            <text:p>0.000382551176587</text:p>
          </table:table-cell>
          <table:table-cell office:value-type="float" office:value="0.0018442130859425" calcext:value-type="float">
            <text:p>0.001844213085943</text:p>
          </table:table-cell>
          <table:table-cell office:value-type="float" office:value="0.0032832013004911" calcext:value-type="float">
            <text:p>0.003283201300491</text:p>
          </table:table-cell>
          <table:table-cell office:value-type="string" calcext:value-type="string">
            <text:p>_RRT_biased_filter_testing-_grid-walk_bias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217" calcext:value-type="float">
            <text:p>217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1_std_group4_std</text:p>
          </table:table-cell>
          <table:table-cell office:value-type="float" office:value="0.002522108758723" calcext:value-type="float">
            <text:p>0.002522108758723</text:p>
          </table:table-cell>
          <table:table-cell office:value-type="float" office:value="0.0003154149180591" calcext:value-type="float">
            <text:p>0.000315414918059</text:p>
          </table:table-cell>
          <table:table-cell office:value-type="float" office:value="0.0019634965051827" calcext:value-type="float">
            <text:p>0.001963496505183</text:p>
          </table:table-cell>
          <table:table-cell office:value-type="float" office:value="0.0031476939019891" calcext:value-type="float">
            <text:p>0.003147693901989</text:p>
          </table:table-cell>
          <table:table-cell office:value-type="string" calcext:value-type="string">
            <text:p>_RRT_biased_filter_testing-_grid-walk_bias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table:number-columns-repeated="2" office:value-type="float" office:value="218" calcext:value-type="float">
            <text:p>218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1_mean_group5_mean</text:p>
          </table:table-cell>
          <table:table-cell office:value-type="float" office:value="-0.0023344470355166" calcext:value-type="float">
            <text:p>-0.002334447035517</text:p>
          </table:table-cell>
          <table:table-cell office:value-type="float" office:value="0.0003835140448762" calcext:value-type="float">
            <text:p>0.000383514044876</text:p>
          </table:table-cell>
          <table:table-cell office:value-type="float" office:value="-0.0030372070908522" calcext:value-type="float">
            <text:p>-0.003037207090852</text:p>
          </table:table-cell>
          <table:table-cell office:value-type="float" office:value="-0.001591787560822" calcext:value-type="float">
            <text:p>-0.001591787560822</text:p>
          </table:table-cell>
          <table:table-cell office:value-type="string" calcext:value-type="string">
            <text:p>_RRT_biased_filter_testing-uniform_biased__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219" calcext:value-type="float">
            <text:p>219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1_std_group5_std</text:p>
          </table:table-cell>
          <table:table-cell office:value-type="float" office:value="0.0026520882501877" calcext:value-type="float">
            <text:p>0.002652088250188</text:p>
          </table:table-cell>
          <table:table-cell office:value-type="float" office:value="0.000316932869801" calcext:value-type="float">
            <text:p>0.000316932869801</text:p>
          </table:table-cell>
          <table:table-cell office:value-type="float" office:value="0.0020933714301728" calcext:value-type="float">
            <text:p>0.002093371430173</text:p>
          </table:table-cell>
          <table:table-cell office:value-type="float" office:value="0.003280970946258" calcext:value-type="float">
            <text:p>0.003280970946258</text:p>
          </table:table-cell>
          <table:table-cell office:value-type="string" calcext:value-type="string">
            <text:p>_RRT_biased_filter_testing-uniform_biased__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table:number-columns-repeated="2" office:value-type="float" office:value="220" calcext:value-type="float">
            <text:p>220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1_mean_group6_mean</text:p>
          </table:table-cell>
          <table:table-cell office:value-type="float" office:value="-0.0076063211794149" calcext:value-type="float">
            <text:p>-0.007606321179415</text:p>
          </table:table-cell>
          <table:table-cell office:value-type="float" office:value="0.0005604435907859" calcext:value-type="float">
            <text:p>0.000560443590786</text:p>
          </table:table-cell>
          <table:table-cell office:value-type="float" office:value="-0.008651010039268" calcext:value-type="float">
            <text:p>-0.008651010039268</text:p>
          </table:table-cell>
          <table:table-cell office:value-type="float" office:value="-0.0065502283589483" calcext:value-type="float">
            <text:p>-0.006550228358948</text:p>
          </table:table-cell>
          <table:table-cell office:value-type="string" calcext:value-type="string">
            <text:p>_RRT_biased_filter_testing-_RRT_bias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221" calcext:value-type="float">
            <text:p>221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1_std_group6_std</text:p>
          </table:table-cell>
          <table:table-cell office:value-type="float" office:value="-0.0005608671671653" calcext:value-type="float">
            <text:p>-0.000560867167165</text:p>
          </table:table-cell>
          <table:table-cell office:value-type="float" office:value="0.0004337026177091" calcext:value-type="float">
            <text:p>0.000433702617709</text:p>
          </table:table-cell>
          <table:table-cell office:value-type="float" office:value="-0.0013831215696907" calcext:value-type="float">
            <text:p>-0.001383121569691</text:p>
          </table:table-cell>
          <table:table-cell office:value-type="float" office:value="0.000248057450216" calcext:value-type="float">
            <text:p>0.000248057450216</text:p>
          </table:table-cell>
          <table:table-cell office:value-type="string" calcext:value-type="string">
            <text:p>_RRT_biased_filter_testing-_RRT_bias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table:number-columns-repeated="2" office:value-type="float" office:value="222" calcext:value-type="float">
            <text:p>222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2_mean_group3_mean</text:p>
          </table:table-cell>
          <table:table-cell office:value-type="float" office:value="0.0126807291834684" calcext:value-type="float">
            <text:p>0.012680729183468</text:p>
          </table:table-cell>
          <table:table-cell office:value-type="float" office:value="0.0007354389312254" calcext:value-type="float">
            <text:p>0.000735438931225</text:p>
          </table:table-cell>
          <table:table-cell office:value-type="float" office:value="0.0112968764294772" calcext:value-type="float">
            <text:p>0.011296876429477</text:p>
          </table:table-cell>
          <table:table-cell office:value-type="float" office:value="0.0140880251865639" calcext:value-type="float">
            <text:p>0.014088025186564</text:p>
          </table:table-cell>
          <table:table-cell office:value-type="string" calcext:value-type="string">
            <text:p>_RRT_biased_no_filter_testing-_RRT_biased_filt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223" calcext:value-type="float">
            <text:p>223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2_std_group3_std</text:p>
          </table:table-cell>
          <table:table-cell office:value-type="float" office:value="0.0047319014707303" calcext:value-type="float">
            <text:p>0.00473190147073</text:p>
          </table:table-cell>
          <table:table-cell office:value-type="float" office:value="0.0005523834316008" calcext:value-type="float">
            <text:p>0.000552383431601</text:p>
          </table:table-cell>
          <table:table-cell office:value-type="float" office:value="0.0037593094410965" calcext:value-type="float">
            <text:p>0.003759309441097</text:p>
          </table:table-cell>
          <table:table-cell office:value-type="float" office:value="0.0058346675286146" calcext:value-type="float">
            <text:p>0.005834667528615</text:p>
          </table:table-cell>
          <table:table-cell office:value-type="string" calcext:value-type="string">
            <text:p>_RRT_biased_no_filter_testing-_RRT_biased_filt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table:number-columns-repeated="2" office:value-type="float" office:value="224" calcext:value-type="float">
            <text:p>224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2_mean_group4_mean</text:p>
          </table:table-cell>
          <table:table-cell office:value-type="float" office:value="0.0148193736714456" calcext:value-type="float">
            <text:p>0.014819373671446</text:p>
          </table:table-cell>
          <table:table-cell office:value-type="float" office:value="0.0007206649349497" calcext:value-type="float">
            <text:p>0.00072066493495</text:p>
          </table:table-cell>
          <table:table-cell office:value-type="float" office:value="0.013465258525506" calcext:value-type="float">
            <text:p>0.013465258525506</text:p>
          </table:table-cell>
          <table:table-cell office:value-type="float" office:value="0.0161952854140685" calcext:value-type="float">
            <text:p>0.016195285414069</text:p>
          </table:table-cell>
          <table:table-cell office:value-type="string" calcext:value-type="string">
            <text:p>_RRT_biased_no_filter_testing-_grid-walk_bias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225" calcext:value-type="float">
            <text:p>225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2_std_group4_std</text:p>
          </table:table-cell>
          <table:table-cell office:value-type="float" office:value="0.0056570559512445" calcext:value-type="float">
            <text:p>0.005657055951245</text:p>
          </table:table-cell>
          <table:table-cell office:value-type="float" office:value="0.0005455532571135" calcext:value-type="float">
            <text:p>0.000545553257114</text:p>
          </table:table-cell>
          <table:table-cell office:value-type="float" office:value="0.004698048257611" calcext:value-type="float">
            <text:p>0.004698048257611</text:p>
          </table:table-cell>
          <table:table-cell office:value-type="float" office:value="0.0067520793679636" calcext:value-type="float">
            <text:p>0.006752079367964</text:p>
          </table:table-cell>
          <table:table-cell office:value-type="string" calcext:value-type="string">
            <text:p>_RRT_biased_no_filter_testing-_grid-walk_bias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table:number-columns-repeated="2" office:value-type="float" office:value="226" calcext:value-type="float">
            <text:p>226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2_mean_group5_mean</text:p>
          </table:table-cell>
          <table:table-cell office:value-type="float" office:value="0.0099392414079712" calcext:value-type="float">
            <text:p>0.009939241407971</text:p>
          </table:table-cell>
          <table:table-cell office:value-type="float" office:value="0.0007209847556101" calcext:value-type="float">
            <text:p>0.00072098475561</text:p>
          </table:table-cell>
          <table:table-cell office:value-type="float" office:value="0.0085894583870578" calcext:value-type="float">
            <text:p>0.008589458387058</text:p>
          </table:table-cell>
          <table:table-cell office:value-type="float" office:value="0.0113125342378822" calcext:value-type="float">
            <text:p>0.011312534237882</text:p>
          </table:table-cell>
          <table:table-cell office:value-type="string" calcext:value-type="string">
            <text:p>_RRT_biased_no_filter_testing-uniform_biased__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227" calcext:value-type="float">
            <text:p>227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2_std_group5_std</text:p>
          </table:table-cell>
          <table:table-cell office:value-type="float" office:value="0.0057870354427091" calcext:value-type="float">
            <text:p>0.005787035442709</text:p>
          </table:table-cell>
          <table:table-cell office:value-type="float" office:value="0.0005457596738667" calcext:value-type="float">
            <text:p>0.000545759673867</text:p>
          </table:table-cell>
          <table:table-cell office:value-type="float" office:value="0.0048250995347218" calcext:value-type="float">
            <text:p>0.004825099534722</text:p>
          </table:table-cell>
          <table:table-cell office:value-type="float" office:value="0.0068780856396683" calcext:value-type="float">
            <text:p>0.006878085639668</text:p>
          </table:table-cell>
          <table:table-cell office:value-type="string" calcext:value-type="string">
            <text:p>_RRT_biased_no_filter_testing-uniform_biased__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table:number-columns-repeated="2" office:value-type="float" office:value="228" calcext:value-type="float">
            <text:p>228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2_mean_group6_mean</text:p>
          </table:table-cell>
          <table:table-cell office:value-type="float" office:value="0.0046673672640729" calcext:value-type="float">
            <text:p>0.004667367264073</text:p>
          </table:table-cell>
          <table:table-cell office:value-type="float" office:value="0.0008313191943948" calcext:value-type="float">
            <text:p>0.000831319194395</text:p>
          </table:table-cell>
          <table:table-cell office:value-type="float" office:value="0.003099312914292" calcext:value-type="float">
            <text:p>0.003099312914292</text:p>
          </table:table-cell>
          <table:table-cell office:value-type="float" office:value="0.0062337940401546" calcext:value-type="float">
            <text:p>0.006233794040155</text:p>
          </table:table-cell>
          <table:table-cell office:value-type="string" calcext:value-type="string">
            <text:p>_RRT_biased_no_filter_testing-_RRT_bias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229" calcext:value-type="float">
            <text:p>229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2_std_group6_std</text:p>
          </table:table-cell>
          <table:table-cell office:value-type="float" office:value="0.002574080025356" calcext:value-type="float">
            <text:p>0.002574080025356</text:p>
          </table:table-cell>
          <table:table-cell office:value-type="float" office:value="0.0006246941787929" calcext:value-type="float">
            <text:p>0.000624694178793</text:p>
          </table:table-cell>
          <table:table-cell office:value-type="float" office:value="0.0014433387174178" calcext:value-type="float">
            <text:p>0.001443338717418</text:p>
          </table:table-cell>
          <table:table-cell office:value-type="float" office:value="0.0037903990349359" calcext:value-type="float">
            <text:p>0.003790399034936</text:p>
          </table:table-cell>
          <table:table-cell office:value-type="string" calcext:value-type="string">
            <text:p>_RRT_biased_no_filter_testing-_RRT_bias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table:number-columns-repeated="2" office:value-type="float" office:value="230" calcext:value-type="float">
            <text:p>230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3_mean_group4_mean</text:p>
          </table:table-cell>
          <table:table-cell office:value-type="float" office:value="0.0021386444879772" calcext:value-type="float">
            <text:p>0.002138644487977</text:p>
          </table:table-cell>
          <table:table-cell office:value-type="float" office:value="0.0001939993881394" calcext:value-type="float">
            <text:p>0.000193999388139</text:p>
          </table:table-cell>
          <table:table-cell office:value-type="float" office:value="0.0017762513875271" calcext:value-type="float">
            <text:p>0.001776251387527</text:p>
          </table:table-cell>
          <table:table-cell office:value-type="float" office:value="0.0025061657538532" calcext:value-type="float">
            <text:p>0.002506165753853</text:p>
          </table:table-cell>
          <table:table-cell office:value-type="string" calcext:value-type="string">
            <text:p>_RRT_biased_filter_wide_testing-_grid-walk_bias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231" calcext:value-type="float">
            <text:p>231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3_std_group4_std</text:p>
          </table:table-cell>
          <table:table-cell office:value-type="float" office:value="0.0009251544805141" calcext:value-type="float">
            <text:p>0.000925154480514</text:p>
          </table:table-cell>
          <table:table-cell office:value-type="float" office:value="0.0001570808877022" calcext:value-type="float">
            <text:p>0.000157080887702</text:p>
          </table:table-cell>
          <table:table-cell office:value-type="float" office:value="0.0006463439144102" calcext:value-type="float">
            <text:p>0.00064634391441</text:p>
          </table:table-cell>
          <table:table-cell office:value-type="float" office:value="0.0012364896476981" calcext:value-type="float">
            <text:p>0.001236489647698</text:p>
          </table:table-cell>
          <table:table-cell office:value-type="string" calcext:value-type="string">
            <text:p>_RRT_biased_filter_wide_testing-_grid-walk_bias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table:number-columns-repeated="2" office:value-type="float" office:value="232" calcext:value-type="float">
            <text:p>232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3_mean_group5_mean</text:p>
          </table:table-cell>
          <table:table-cell office:value-type="float" office:value="-0.0027414877754971" calcext:value-type="float">
            <text:p>-0.002741487775497</text:p>
          </table:table-cell>
          <table:table-cell office:value-type="float" office:value="0.0001897720407221" calcext:value-type="float">
            <text:p>0.000189772040722</text:p>
          </table:table-cell>
          <table:table-cell office:value-type="float" office:value="-0.0030961333147734" calcext:value-type="float">
            <text:p>-0.003096133314773</text:p>
          </table:table-cell>
          <table:table-cell office:value-type="float" office:value="-0.0023821793827108" calcext:value-type="float">
            <text:p>-0.002382179382711</text:p>
          </table:table-cell>
          <table:table-cell office:value-type="string" calcext:value-type="string">
            <text:p>_RRT_biased_filter_wide_testing-uniform_biased__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233" calcext:value-type="float">
            <text:p>233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3_std_group5_std</text:p>
          </table:table-cell>
          <table:table-cell office:value-type="float" office:value="0.0010551339719788" calcext:value-type="float">
            <text:p>0.001055133971979</text:p>
          </table:table-cell>
          <table:table-cell office:value-type="float" office:value="0.0001557556468105" calcext:value-type="float">
            <text:p>0.000155755646811</text:p>
          </table:table-cell>
          <table:table-cell office:value-type="float" office:value="0.0007804196790073" calcext:value-type="float">
            <text:p>0.000780419679007</text:p>
          </table:table-cell>
          <table:table-cell office:value-type="float" office:value="0.0013655909531407" calcext:value-type="float">
            <text:p>0.001365590953141</text:p>
          </table:table-cell>
          <table:table-cell office:value-type="string" calcext:value-type="string">
            <text:p>_RRT_biased_filter_wide_testing-uniform_biased__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table:number-columns-repeated="2" office:value-type="float" office:value="234" calcext:value-type="float">
            <text:p>234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3_mean_group6_mean</text:p>
          </table:table-cell>
          <table:table-cell office:value-type="float" office:value="-0.0080133619193954" calcext:value-type="float">
            <text:p>-0.008013361919395</text:p>
          </table:table-cell>
          <table:table-cell office:value-type="float" office:value="0.0004541722530526" calcext:value-type="float">
            <text:p>0.000454172253053</text:p>
          </table:table-cell>
          <table:table-cell office:value-type="float" office:value="-0.008866121491625" calcext:value-type="float">
            <text:p>-0.008866121491625</text:p>
          </table:table-cell>
          <table:table-cell office:value-type="float" office:value="-0.0071583385001866" calcext:value-type="float">
            <text:p>-0.007158338500187</text:p>
          </table:table-cell>
          <table:table-cell office:value-type="string" calcext:value-type="string">
            <text:p>_RRT_biased_filter_wide_testing-_RRT_bias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235" calcext:value-type="float">
            <text:p>235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3_std_group6_std</text:p>
          </table:table-cell>
          <table:table-cell office:value-type="float" office:value="-0.0021578214453742" calcext:value-type="float">
            <text:p>-0.002157821445374</text:p>
          </table:table-cell>
          <table:table-cell office:value-type="float" office:value="0.0003557187520033" calcext:value-type="float">
            <text:p>0.000355718752003</text:p>
          </table:table-cell>
          <table:table-cell office:value-type="float" office:value="-0.002863650472708" calcext:value-type="float">
            <text:p>-0.002863650472708</text:p>
          </table:table-cell>
          <table:table-cell office:value-type="float" office:value="-0.0015209256700809" calcext:value-type="float">
            <text:p>-0.001520925670081</text:p>
          </table:table-cell>
          <table:table-cell office:value-type="string" calcext:value-type="string">
            <text:p>_RRT_biased_filter_wide_testing-_RRT_bias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table:number-columns-repeated="2" office:value-type="float" office:value="236" calcext:value-type="float">
            <text:p>236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4_mean_group5_mean</text:p>
          </table:table-cell>
          <table:table-cell office:value-type="float" office:value="-0.0048801322634743" calcext:value-type="float">
            <text:p>-0.004880132263474</text:p>
          </table:table-cell>
          <table:table-cell office:value-type="float" office:value="0.000096669914973089" calcext:value-type="float">
            <text:p>9.6669914973089E-05</text:p>
          </table:table-cell>
          <table:table-cell office:value-type="float" office:value="-0.0050598909598356" calcext:value-type="float">
            <text:p>-0.005059890959836</text:p>
          </table:table-cell>
          <table:table-cell office:value-type="float" office:value="-0.0046964336161768" calcext:value-type="float">
            <text:p>-0.004696433616177</text:p>
          </table:table-cell>
          <table:table-cell office:value-type="string" calcext:value-type="string">
            <text:p>_grid-walk_biased_single_testing-uniform_biased__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237" calcext:value-type="float">
            <text:p>237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4_std_group5_std</text:p>
          </table:table-cell>
          <table:table-cell office:value-type="float" office:value="0.0001299794914646" calcext:value-type="float">
            <text:p>0.000129979491465</text:p>
          </table:table-cell>
          <table:table-cell office:value-type="float" office:value="0.0000746378176326477" calcext:value-type="float">
            <text:p>7.46378176326477E-05</text:p>
          </table:table-cell>
          <table:table-cell office:value-type="float" office:value="-0.00000839175113281893" calcext:value-type="float">
            <text:p>-8.39175113281893E-06</text:p>
          </table:table-cell>
          <table:table-cell office:value-type="float" office:value="0.0002731104618493" calcext:value-type="float">
            <text:p>0.000273110461849</text:p>
          </table:table-cell>
          <table:table-cell office:value-type="string" calcext:value-type="string">
            <text:p>_grid-walk_biased_single_testing-uniform_biased__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table:number-columns-repeated="2" office:value-type="float" office:value="238" calcext:value-type="float">
            <text:p>238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4_mean_group6_mean</text:p>
          </table:table-cell>
          <table:table-cell office:value-type="float" office:value="-0.0101520064073727" calcext:value-type="float">
            <text:p>-0.010152006407373</text:p>
          </table:table-cell>
          <table:table-cell office:value-type="float" office:value="0.0004238184826162" calcext:value-type="float">
            <text:p>0.000423818482616</text:p>
          </table:table-cell>
          <table:table-cell office:value-type="float" office:value="-0.0109540909750073" calcext:value-type="float">
            <text:p>-0.010954090975007</text:p>
          </table:table-cell>
          <table:table-cell office:value-type="float" office:value="-0.0093527896153035" calcext:value-type="float">
            <text:p>-0.009352789615304</text:p>
          </table:table-cell>
          <table:table-cell office:value-type="string" calcext:value-type="string">
            <text:p>_grid-walk_biased_single_testing-_RRT_bias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239" calcext:value-type="float">
            <text:p>239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4_std_group6_std</text:p>
          </table:table-cell>
          <table:table-cell office:value-type="float" office:value="-0.0030829759258884" calcext:value-type="float">
            <text:p>-0.003082975925888</text:p>
          </table:table-cell>
          <table:table-cell office:value-type="float" office:value="0.0003430469117685" calcext:value-type="float">
            <text:p>0.000343046911769</text:p>
          </table:table-cell>
          <table:table-cell office:value-type="float" office:value="-0.0037703967847494" calcext:value-type="float">
            <text:p>-0.003770396784749</text:p>
          </table:table-cell>
          <table:table-cell office:value-type="float" office:value="-0.0024769652698478" calcext:value-type="float">
            <text:p>-0.002476965269848</text:p>
          </table:table-cell>
          <table:table-cell office:value-type="string" calcext:value-type="string">
            <text:p>_grid-walk_biased_single_testing-_RRT_bias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table:number-columns-repeated="2" office:value-type="float" office:value="240" calcext:value-type="float">
            <text:p>240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5_mean_group6_mean</text:p>
          </table:table-cell>
          <table:table-cell office:value-type="float" office:value="-0.0052718741438983" calcext:value-type="float">
            <text:p>-0.005271874143898</text:p>
          </table:table-cell>
          <table:table-cell office:value-type="float" office:value="0.0004220198588009" calcext:value-type="float">
            <text:p>0.000422019858801</text:p>
          </table:table-cell>
          <table:table-cell office:value-type="float" office:value="-0.0060725299568016" calcext:value-type="float">
            <text:p>-0.006072529956802</text:p>
          </table:table-cell>
          <table:table-cell office:value-type="float" office:value="-0.0044753280662788" calcext:value-type="float">
            <text:p>-0.004475328066279</text:p>
          </table:table-cell>
          <table:table-cell office:value-type="string" calcext:value-type="string">
            <text:p>uniform_biased___testing-_RRT_bias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241" calcext:value-type="float">
            <text:p>241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5_std_group6_std</text:p>
          </table:table-cell>
          <table:table-cell office:value-type="float" office:value="-0.003212955417353" calcext:value-type="float">
            <text:p>-0.003212955417353</text:p>
          </table:table-cell>
          <table:table-cell office:value-type="float" office:value="0.000344762838093" calcext:value-type="float">
            <text:p>0.000344762838093</text:p>
          </table:table-cell>
          <table:table-cell office:value-type="float" office:value="-0.0039014546721789" calcext:value-type="float">
            <text:p>-0.003901454672179</text:p>
          </table:table-cell>
          <table:table-cell office:value-type="float" office:value="-0.0026005123842987" calcext:value-type="float">
            <text:p>-0.002600512384299</text:p>
          </table:table-cell>
          <table:table-cell office:value-type="string" calcext:value-type="string">
            <text:p>uniform_biased___testing-_RRT_bias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table:number-columns-repeated="2" office:value-type="float" office:value="242" calcext:value-type="float">
            <text:p>242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group0_mean</text:p>
          </table:table-cell>
          <table:table-cell office:value-type="float" office:value="0.0275797582382625" calcext:value-type="float">
            <text:p>0.027579758238263</text:p>
          </table:table-cell>
          <table:table-cell office:value-type="float" office:value="0.0001059704067359" calcext:value-type="float">
            <text:p>0.000105970406736</text:p>
          </table:table-cell>
          <table:table-cell office:value-type="float" office:value="0.0273816058145871" calcext:value-type="float">
            <text:p>0.027381605814587</text:p>
          </table:table-cell>
          <table:table-cell office:value-type="float" office:value="0.0277798000185922" calcext:value-type="float">
            <text:p>0.027779800018592</text:p>
          </table:table-cell>
          <table:table-cell office:value-type="string" calcext:value-type="string">
            <text:p>_grid-walk_biased_multipl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243" calcext:value-type="float">
            <text:p>243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group0_std</text:p>
          </table:table-cell>
          <table:table-cell office:value-type="float" office:value="0.0009363966839532" calcext:value-type="float">
            <text:p>0.000936396683953</text:p>
          </table:table-cell>
          <table:table-cell office:value-type="float" office:value="0.0000832670777680535" calcext:value-type="float">
            <text:p>8.32670777680535E-05</text:p>
          </table:table-cell>
          <table:table-cell office:value-type="float" office:value="0.0007895045469717" calcext:value-type="float">
            <text:p>0.000789504546972</text:p>
          </table:table-cell>
          <table:table-cell office:value-type="float" office:value="0.0011033153858697" calcext:value-type="float">
            <text:p>0.00110331538587</text:p>
          </table:table-cell>
          <table:table-cell office:value-type="string" calcext:value-type="string">
            <text:p>_grid-walk_biased_multipl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table:number-columns-repeated="2" office:value-type="float" office:value="244" calcext:value-type="float">
            <text:p>244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group1_mean</text:p>
          </table:table-cell>
          <table:table-cell office:value-type="float" office:value="0.0293999044364119" calcext:value-type="float">
            <text:p>0.029399904436412</text:p>
          </table:table-cell>
          <table:table-cell office:value-type="float" office:value="0.0003786403159792" calcext:value-type="float">
            <text:p>0.000378640315979</text:p>
          </table:table-cell>
          <table:table-cell office:value-type="float" office:value="0.0287048770328893" calcext:value-type="float">
            <text:p>0.028704877032889</text:p>
          </table:table-cell>
          <table:table-cell office:value-type="float" office:value="0.0301362247539134" calcext:value-type="float">
            <text:p>0.030136224753913</text:p>
          </table:table-cell>
          <table:table-cell office:value-type="string" calcext:value-type="string">
            <text:p>_RRT_biased_filter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245" calcext:value-type="float">
            <text:p>245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group1_std</text:p>
          </table:table-cell>
          <table:table-cell office:value-type="float" office:value="0.0031925766204145" calcext:value-type="float">
            <text:p>0.003192576620415</text:p>
          </table:table-cell>
          <table:table-cell office:value-type="float" office:value="0.0003193816073628" calcext:value-type="float">
            <text:p>0.000319381607363</text:p>
          </table:table-cell>
          <table:table-cell office:value-type="float" office:value="0.0026279773873882" calcext:value-type="float">
            <text:p>0.002627977387388</text:p>
          </table:table-cell>
          <table:table-cell office:value-type="float" office:value="0.00382616332647" calcext:value-type="float">
            <text:p>0.00382616332647</text:p>
          </table:table-cell>
          <table:table-cell office:value-type="string" calcext:value-type="string">
            <text:p>_RRT_biased_filter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table:number-columns-repeated="2" office:value-type="float" office:value="246" calcext:value-type="float">
            <text:p>246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group2_mean</text:p>
          </table:table-cell>
          <table:table-cell office:value-type="float" office:value="0.0416735928798998" calcext:value-type="float">
            <text:p>0.0416735928799</text:p>
          </table:table-cell>
          <table:table-cell office:value-type="float" office:value="0.0007186628147756" calcext:value-type="float">
            <text:p>0.000718662814776</text:p>
          </table:table-cell>
          <table:table-cell office:value-type="float" office:value="0.0403247239272997" calcext:value-type="float">
            <text:p>0.0403247239273</text:p>
          </table:table-cell>
          <table:table-cell office:value-type="float" office:value="0.0430428059164342" calcext:value-type="float">
            <text:p>0.043042805916434</text:p>
          </table:table-cell>
          <table:table-cell office:value-type="string" calcext:value-type="string">
            <text:p>_RRT_biased_no_filter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247" calcext:value-type="float">
            <text:p>247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group2_std</text:p>
          </table:table-cell>
          <table:table-cell office:value-type="float" office:value="0.006327523812936" calcext:value-type="float">
            <text:p>0.006327523812936</text:p>
          </table:table-cell>
          <table:table-cell office:value-type="float" office:value="0.0005468468822082" calcext:value-type="float">
            <text:p>0.000546846882208</text:p>
          </table:table-cell>
          <table:table-cell office:value-type="float" office:value="0.0053643702407091" calcext:value-type="float">
            <text:p>0.005364370240709</text:p>
          </table:table-cell>
          <table:table-cell office:value-type="float" office:value="0.0074211634042635" calcext:value-type="float">
            <text:p>0.007421163404264</text:p>
          </table:table-cell>
          <table:table-cell office:value-type="string" calcext:value-type="string">
            <text:p>_RRT_biased_no_filter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table:number-columns-repeated="2" office:value-type="float" office:value="248" calcext:value-type="float">
            <text:p>248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group3_mean</text:p>
          </table:table-cell>
          <table:table-cell office:value-type="float" office:value="0.0289928636964314" calcext:value-type="float">
            <text:p>0.028992863696431</text:p>
          </table:table-cell>
          <table:table-cell office:value-type="float" office:value="0.0001806070932222" calcext:value-type="float">
            <text:p>0.000180607093222</text:p>
          </table:table-cell>
          <table:table-cell office:value-type="float" office:value="0.0286557835036361" calcext:value-type="float">
            <text:p>0.028655783503636</text:p>
          </table:table-cell>
          <table:table-cell office:value-type="float" office:value="0.0293378376253444" calcext:value-type="float">
            <text:p>0.029337837625344</text:p>
          </table:table-cell>
          <table:table-cell office:value-type="string" calcext:value-type="string">
            <text:p>_RRT_biased_filter_wid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249" calcext:value-type="float">
            <text:p>249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group3_std</text:p>
          </table:table-cell>
          <table:table-cell office:value-type="float" office:value="0.0015956223422056" calcext:value-type="float">
            <text:p>0.001595622342206</text:p>
          </table:table-cell>
          <table:table-cell office:value-type="float" office:value="0.0001536189412209" calcext:value-type="float">
            <text:p>0.000153618941221</text:p>
          </table:table-cell>
          <table:table-cell office:value-type="float" office:value="0.0013261655998287" calcext:value-type="float">
            <text:p>0.001326165599829</text:p>
          </table:table-cell>
          <table:table-cell office:value-type="float" office:value="0.0019032883209097" calcext:value-type="float">
            <text:p>0.00190328832091</text:p>
          </table:table-cell>
          <table:table-cell office:value-type="string" calcext:value-type="string">
            <text:p>_RRT_biased_filter_wid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group4_mean</text:p>
          </table:table-cell>
          <table:table-cell office:value-type="float" office:value="0.0268542192084542" calcext:value-type="float">
            <text:p>0.026854219208454</text:p>
          </table:table-cell>
          <table:table-cell office:value-type="float" office:value="0.0000764063673700325" calcext:value-type="float">
            <text:p>7.64063673700325E-05</text:p>
          </table:table-cell>
          <table:table-cell office:value-type="float" office:value="0.0267122083356948" calcext:value-type="float">
            <text:p>0.026712208335695</text:p>
          </table:table-cell>
          <table:table-cell office:value-type="float" office:value="0.0270000452673077" calcext:value-type="float">
            <text:p>0.027000045267308</text:p>
          </table:table-cell>
          <table:table-cell office:value-type="string" calcext:value-type="string">
            <text:p>_grid-walk_biased_singl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251" calcext:value-type="float">
            <text:p>251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group4_std</text:p>
          </table:table-cell>
          <table:table-cell office:value-type="float" office:value="0.0006704678616914" calcext:value-type="float">
            <text:p>0.000670467861691</text:p>
          </table:table-cell>
          <table:table-cell office:value-type="float" office:value="0.0000625228450954025" calcext:value-type="float">
            <text:p>6.25228450954025E-05</text:p>
          </table:table-cell>
          <table:table-cell office:value-type="float" office:value="0.0005605535909971" calcext:value-type="float">
            <text:p>0.000560553590997</text:p>
          </table:table-cell>
          <table:table-cell office:value-type="float" office:value="0.0007968676358004" calcext:value-type="float">
            <text:p>0.0007968676358</text:p>
          </table:table-cell>
          <table:table-cell office:value-type="string" calcext:value-type="string">
            <text:p>_grid-walk_biased_singl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table:number-columns-repeated="2" office:value-type="float" office:value="252" calcext:value-type="float">
            <text:p>252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group5_mean</text:p>
          </table:table-cell>
          <table:table-cell office:value-type="float" office:value="0.0317343514719285" calcext:value-type="float">
            <text:p>0.031734351471929</text:p>
          </table:table-cell>
          <table:table-cell office:value-type="float" office:value="0.00006057024409039" calcext:value-type="float">
            <text:p>6.057024409039E-05</text:p>
          </table:table-cell>
          <table:table-cell office:value-type="float" office:value="0.0316199796356558" calcext:value-type="float">
            <text:p>0.031619979635656</text:p>
          </table:table-cell>
          <table:table-cell office:value-type="float" office:value="0.0318482428158397" calcext:value-type="float">
            <text:p>0.03184824281584</text:p>
          </table:table-cell>
          <table:table-cell office:value-type="string" calcext:value-type="string">
            <text:p>uniform_biased__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253" calcext:value-type="float">
            <text:p>253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group5_std</text:p>
          </table:table-cell>
          <table:table-cell office:value-type="float" office:value="0.0005404883702268" calcext:value-type="float">
            <text:p>0.000540488370227</text:p>
          </table:table-cell>
          <table:table-cell office:value-type="float" office:value="0.0000482570116584742" calcext:value-type="float">
            <text:p>4.82570116584742E-05</text:p>
          </table:table-cell>
          <table:table-cell office:value-type="float" office:value="0.0004556111095528" calcext:value-type="float">
            <text:p>0.000455611109553</text:p>
          </table:table-cell>
          <table:table-cell office:value-type="float" office:value="0.0006370548180931" calcext:value-type="float">
            <text:p>0.000637054818093</text:p>
          </table:table-cell>
          <table:table-cell office:value-type="string" calcext:value-type="string">
            <text:p>uniform_biased__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table:number-columns-repeated="2" office:value-type="float" office:value="254" calcext:value-type="float">
            <text:p>254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group6_mean</text:p>
          </table:table-cell>
          <table:table-cell office:value-type="float" office:value="0.0370062256158269" calcext:value-type="float">
            <text:p>0.037006225615827</text:p>
          </table:table-cell>
          <table:table-cell office:value-type="float" office:value="0.0004172953555947" calcext:value-type="float">
            <text:p>0.000417295355595</text:p>
          </table:table-cell>
          <table:table-cell office:value-type="float" office:value="0.0362195343481424" calcext:value-type="float">
            <text:p>0.036219534348142</text:p>
          </table:table-cell>
          <table:table-cell office:value-type="float" office:value="0.037797180119187" calcext:value-type="float">
            <text:p>0.037797180119187</text:p>
          </table:table-cell>
          <table:table-cell office:value-type="string" calcext:value-type="string">
            <text:p>_RRT_biased_no_fitler_wid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group6_std</text:p>
          </table:table-cell>
          <table:table-cell office:value-type="float" office:value="0.0037534437875799" calcext:value-type="float">
            <text:p>0.00375344378758</text:p>
          </table:table-cell>
          <table:table-cell office:value-type="float" office:value="0.000346176344174" calcext:value-type="float">
            <text:p>0.000346176344174</text:p>
          </table:table-cell>
          <table:table-cell office:value-type="float" office:value="0.0031417183248572" calcext:value-type="float">
            <text:p>0.003141718324857</text:p>
          </table:table-cell>
          <table:table-cell office:value-type="float" office:value="0.0044455265950505" calcext:value-type="float">
            <text:p>0.004445526595051</text:p>
          </table:table-cell>
          <table:table-cell office:value-type="string" calcext:value-type="string">
            <text:p>_RRT_biased_no_fitler_wid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</table:table>
      <table:table table:name="Pivot Table_significance_testing_1" table:style-name="ta1">
        <table:shapes>
          <draw:frame draw:z-index="0" draw:style-name="gr1" draw:text-style-name="P1" svg:width="6.2984in" svg:height="3.548in" svg:x="1.3638in" svg:y="2.289in">
            <draw:object draw:notify-on-update-of-ranges="PT@categories PT@label 0 PT@data 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1" table:default-cell-style-name="ce25"/>
        <table:table-column table:style-name="co10" table:default-cell-style-name="ce32"/>
        <table:table-column table:style-name="co10" table:default-cell-style-name="ce38"/>
        <table:table-row table:style-name="ro1">
          <table:table-cell table:style-name="Pivot_20_Table_20_Field" office:value-type="string" calcext:value-type="string">
            <text:p>diff</text:p>
          </table:table-cell>
          <table:table-cell table:style-name="ce27" office:value-type="string" calcext:value-type="string">
            <text:p>False</text:p>
          </table:table-cell>
          <table:table-cell table:style-name="Default"/>
        </table:table-row>
        <table:table-row table:style-name="ro1">
          <table:table-cell table:style-name="Pivot_20_Table_20_Field" office:value-type="string" calcext:value-type="string">
            <text:p>parameter</text:p>
          </table:table-cell>
          <table:table-cell table:style-name="ce28" office:value-type="string" calcext:value-type="string">
            <text:p>mean</text:p>
          </table:table-cell>
          <table:table-cell table:style-name="Default"/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2" office:value-type="string" calcext:value-type="string">
            <text:p>Sum - mean</text:p>
          </table:table-cell>
          <table:table-cell table:style-name="ce29" office:value-type="string" calcext:value-type="string">
            <text:p>metric</text:p>
          </table:table-cell>
          <table:table-cell table:style-name="ce35"/>
        </table:table-row>
        <table:table-row table:style-name="ro1">
          <table:table-cell table:style-name="ce23" office:value-type="string" calcext:value-type="string">
            <text:p>experiment_name</text:p>
          </table:table-cell>
          <table:table-cell table:style-name="ce30" office:value-type="string" calcext:value-type="string">
            <text:p>coverage</text:p>
          </table:table-cell>
          <table:table-cell table:style-name="ce36" office:value-type="string" calcext:value-type="string">
            <text:p>Total Result</text:p>
          </table:table-cell>
        </table:table-row>
        <table:table-row table:style-name="ro1">
          <table:table-cell table:style-name="ce24" office:value-type="string" calcext:value-type="string">
            <text:p>_grid-walk_biased_multiple_testing</text:p>
          </table:table-cell>
          <table:table-cell table:style-name="ce31" office:value-type="float" office:value="0.0275797582382625" calcext:value-type="float">
            <text:p>0.027579758238263</text:p>
          </table:table-cell>
          <table:table-cell table:style-name="ce37" office:value-type="float" office:value="0.0275797582382625" calcext:value-type="float">
            <text:p>0.027579758238263</text:p>
          </table:table-cell>
        </table:table-row>
        <table:table-row table:style-name="ro1">
          <table:table-cell office:value-type="string" calcext:value-type="string">
            <text:p>_grid-walk_biased_single_testing</text:p>
          </table:table-cell>
          <table:table-cell table:number-columns-repeated="2" office:value-type="float" office:value="0.0268542192084542" calcext:value-type="float">
            <text:p>0.026854219208454</text:p>
          </table:table-cell>
        </table:table-row>
        <table:table-row table:style-name="ro1">
          <table:table-cell office:value-type="string" calcext:value-type="string">
            <text:p>_RRT_biased_filter_testing</text:p>
          </table:table-cell>
          <table:table-cell table:number-columns-repeated="2" office:value-type="float" office:value="0.0293999044364119" calcext:value-type="float">
            <text:p>0.029399904436412</text:p>
          </table:table-cell>
        </table:table-row>
        <table:table-row table:style-name="ro1">
          <table:table-cell office:value-type="string" calcext:value-type="string">
            <text:p>_RRT_biased_filter_wide_testing</text:p>
          </table:table-cell>
          <table:table-cell table:number-columns-repeated="2" office:value-type="float" office:value="0.0289928636964314" calcext:value-type="float">
            <text:p>0.028992863696431</text:p>
          </table:table-cell>
        </table:table-row>
        <table:table-row table:style-name="ro1">
          <table:table-cell office:value-type="string" calcext:value-type="string">
            <text:p>_RRT_biased_no_filter_testing</text:p>
          </table:table-cell>
          <table:table-cell table:number-columns-repeated="2" office:value-type="float" office:value="0.0416735928798998" calcext:value-type="float">
            <text:p>0.0416735928799</text:p>
          </table:table-cell>
        </table:table-row>
        <table:table-row table:style-name="ro1">
          <table:table-cell office:value-type="string" calcext:value-type="string">
            <text:p>_RRT_biased_no_fitler_wide_testing</text:p>
          </table:table-cell>
          <table:table-cell table:number-columns-repeated="2" office:value-type="float" office:value="0.0370062256158269" calcext:value-type="float">
            <text:p>0.037006225615827</text:p>
          </table:table-cell>
        </table:table-row>
        <table:table-row table:style-name="ro1">
          <table:table-cell office:value-type="string" calcext:value-type="string">
            <text:p>uniform_biased___testing</text:p>
          </table:table-cell>
          <table:table-cell table:style-name="ce33" office:value-type="float" office:value="0.0317343514719285" calcext:value-type="float">
            <text:p>0.031734351471929</text:p>
          </table:table-cell>
          <table:table-cell table:style-name="ce39" office:value-type="float" office:value="0.0317343514719285" calcext:value-type="float">
            <text:p>0.031734351471929</text:p>
          </table:table-cell>
        </table:table-row>
        <table:table-row table:style-name="ro1">
          <table:table-cell table:style-name="ce26" office:value-type="string" calcext:value-type="string">
            <text:p>Total Result</text:p>
          </table:table-cell>
          <table:table-cell table:style-name="ce34" office:value-type="float" office:value="0.223240915547215" calcext:value-type="float">
            <text:p>0.223240915547215</text:p>
          </table:table-cell>
          <table:table-cell table:style-name="ce40" office:value-type="float" office:value="0.223240915547215" calcext:value-type="float">
            <text:p>0.223240915547215</text:p>
          </table:table-cell>
        </table:table-row>
      </table:table>
      <table:named-expressions/>
      <table:database-ranges>
        <table:database-range table:name="__Anonymous_Sheet_DB__0" table:target-range-address="significance_testing.B1:significance_testing.K257" table:display-filter-buttons="true" table:orientation="column">
          <table:filter>
            <table:filter-and>
              <table:filter-condition table:field-number="9" table:value="False" table:operator="="/>
              <table:filter-condition table:field-number="10" table:value="mean" table:operator="="/>
            </table:filter-and>
          </table:filter>
        </table:database-range>
      </table:database-ranges>
      <table:data-pilot-tables>
        <table:data-pilot-table table:name="DataPilot1" table:application-data="" table:target-range-address="'Pivot Table_significance_testing_1'.A1:'Pivot Table_significance_testing_1'.C13" table:buttons="'Pivot Table_significance_testing_1'.A1 'Pivot Table_significance_testing_1'.A2 'Pivot Table_significance_testing_1'.A5 'Pivot Table_significance_testing_1'.B4" table:show-filter-button="false" table:drill-down-on-double-click="false">
          <table:source-cell-range table:cell-range-address="significance_testing.B1:significance_testing.K257"/>
          <table:data-pilot-field table:source-field-name="diff" table:orientation="page" table:used-hierarchy="0" table:function="auto" loext:ignore-selected-page="true" table:selected-page="False">
            <table:data-pilot-level table:show-empty="false" calcext:repeat-item-labels="false">
              <table:data-pilot-members>
                <table:data-pilot-member table:name="False" table:display="true" table:show-details="true"/>
                <table:data-pilot-member table:name="True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arameter" table:orientation="page" table:used-hierarchy="0" table:function="auto" loext:ignore-selected-page="true" table:selected-page="mean">
            <table:data-pilot-level table:show-empty="false" calcext:repeat-item-labels="false">
              <table:data-pilot-members>
                <table:data-pilot-member table:name="mean" table:display="true" table:show-details="true"/>
                <table:data-pilot-member table:name="std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tric" table:orientation="column" table:used-hierarchy="0" table:function="auto">
            <table:data-pilot-level table:show-empty="false" calcext:repeat-item-labels="false">
              <table:data-pilot-members>
                <table:data-pilot-member table:name="coverage" table:display="true" table:show-details="true"/>
                <table:data-pilot-member table:name="entropy" table:display="false" table:show-details="true"/>
                <table:data-pilot-member table:name="iterations" table:display="false" table:show-details="true"/>
                <table:data-pilot-member table:name="variance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experiment_name" table:orientation="row" table:used-hierarchy="0" table:function="auto">
            <table:data-pilot-level table:show-empty="false" calcext:repeat-item-labels="false">
              <table:data-pilot-members>
                <table:data-pilot-member table:name="_grid-walk_biased_multiple_testing" table:display="true" table:show-details="true"/>
                <table:data-pilot-member table:name="_grid-walk_biased_multiple_testing-_grid-walk_biased_single_testing" table:display="true" table:show-details="true"/>
                <table:data-pilot-member table:name="_grid-walk_biased_multiple_testing-_RRT_biased_filter_testing" table:display="true" table:show-details="true"/>
                <table:data-pilot-member table:name="_grid-walk_biased_multiple_testing-_RRT_biased_filter_wide_testing" table:display="true" table:show-details="true"/>
                <table:data-pilot-member table:name="_grid-walk_biased_multiple_testing-_RRT_biased_no_filter_testing" table:display="true" table:show-details="true"/>
                <table:data-pilot-member table:name="_grid-walk_biased_multiple_testing-_RRT_biased_no_fitler_wide_testing" table:display="true" table:show-details="true"/>
                <table:data-pilot-member table:name="_grid-walk_biased_multiple_testing-uniform_biased___testing" table:display="true" table:show-details="true"/>
                <table:data-pilot-member table:name="_grid-walk_biased_single_testing" table:display="true" table:show-details="true"/>
                <table:data-pilot-member table:name="_grid-walk_biased_single_testing-_RRT_biased_no_fitler_wide_testing" table:display="true" table:show-details="true"/>
                <table:data-pilot-member table:name="_grid-walk_biased_single_testing-uniform_biased___testing" table:display="true" table:show-details="true"/>
                <table:data-pilot-member table:name="_RRT_biased_filter_testing" table:display="true" table:show-details="true"/>
                <table:data-pilot-member table:name="_RRT_biased_filter_testing-_grid-walk_biased_multiple_testing" table:display="true" table:show-details="true"/>
                <table:data-pilot-member table:name="_RRT_biased_filter_testing-_grid-walk_biased_single_testing" table:display="true" table:show-details="true"/>
                <table:data-pilot-member table:name="_RRT_biased_filter_testing-_RRT_biased_filter_wide_testing" table:display="true" table:show-details="true"/>
                <table:data-pilot-member table:name="_RRT_biased_filter_testing-_RRT_biased_no_filter_testing" table:display="true" table:show-details="true"/>
                <table:data-pilot-member table:name="_RRT_biased_filter_testing-_RRT_biased_no_fitler_wide_testing" table:display="true" table:show-details="true"/>
                <table:data-pilot-member table:name="_RRT_biased_filter_testing-uniform_biased___testing" table:display="true" table:show-details="true"/>
                <table:data-pilot-member table:name="_RRT_biased_filter_wide_testing" table:display="true" table:show-details="true"/>
                <table:data-pilot-member table:name="_RRT_biased_filter_wide_testing-_grid-walk_biased_multiple_testing" table:display="true" table:show-details="true"/>
                <table:data-pilot-member table:name="_RRT_biased_filter_wide_testing-_grid-walk_biased_single_testing" table:display="true" table:show-details="true"/>
                <table:data-pilot-member table:name="_RRT_biased_filter_wide_testing-_RRT_biased_no_filter_testing" table:display="true" table:show-details="true"/>
                <table:data-pilot-member table:name="_RRT_biased_filter_wide_testing-_RRT_biased_no_fitler_wide_testing" table:display="true" table:show-details="true"/>
                <table:data-pilot-member table:name="_RRT_biased_filter_wide_testing-uniform_biased___testing" table:display="true" table:show-details="true"/>
                <table:data-pilot-member table:name="_RRT_biased_no_filter_testing" table:display="true" table:show-details="true"/>
                <table:data-pilot-member table:name="_RRT_biased_no_filter_testing-_grid-walk_biased_multiple_testing" table:display="true" table:show-details="true"/>
                <table:data-pilot-member table:name="_RRT_biased_no_filter_testing-_grid-walk_biased_single_testing" table:display="true" table:show-details="true"/>
                <table:data-pilot-member table:name="_RRT_biased_no_filter_testing-_RRT_biased_filter_wide_testing" table:display="true" table:show-details="true"/>
                <table:data-pilot-member table:name="_RRT_biased_no_filter_testing-_RRT_biased_no_fitler_wide_testing" table:display="true" table:show-details="true"/>
                <table:data-pilot-member table:name="_RRT_biased_no_filter_testing-uniform_biased___testing" table:display="true" table:show-details="true"/>
                <table:data-pilot-member table:name="_RRT_biased_no_fitler_wide_testing" table:display="true" table:show-details="true"/>
                <table:data-pilot-member table:name="_RRT_biased_no_fitler_wide_testing-_grid-walk_biased_multiple_testing" table:display="true" table:show-details="true"/>
                <table:data-pilot-member table:name="_RRT_biased_no_fitler_wide_testing-_grid-walk_biased_single_testing" table:display="true" table:show-details="true"/>
                <table:data-pilot-member table:name="_RRT_biased_no_fitler_wide_testing-uniform_biased___testing" table:display="true" table:show-details="true"/>
                <table:data-pilot-member table:name="reference_sphere___testing" table:display="true" table:show-details="true"/>
                <table:data-pilot-member table:name="reference_sphere___testing-_grid-walk_biased_multiple_testing" table:display="true" table:show-details="true"/>
                <table:data-pilot-member table:name="reference_sphere___testing-_grid-walk_biased_single_testing" table:display="true" table:show-details="true"/>
                <table:data-pilot-member table:name="reference_sphere___testing-_RRT_biased_filter_testing" table:display="true" table:show-details="true"/>
                <table:data-pilot-member table:name="reference_sphere___testing-_RRT_biased_filter_wide_testing" table:display="true" table:show-details="true"/>
                <table:data-pilot-member table:name="reference_sphere___testing-_RRT_biased_no_filter_testing" table:display="true" table:show-details="true"/>
                <table:data-pilot-member table:name="reference_sphere___testing-_RRT_biased_no_fitler_wide_testing" table:display="true" table:show-details="true"/>
                <table:data-pilot-member table:name="reference_sphere___testing-uniform_biased___testing" table:display="true" table:show-details="true"/>
                <table:data-pilot-member table:name="uniform_biased___testing" table:display="true" table:show-details="true"/>
                <table:data-pilot-member table:name="uniform_biased___testing-_grid-walk_biased_multiple_testing" table:display="true" table:show-details="true"/>
                <table:data-pilot-member table:name="uniform_biased___testing-_grid-walk_biased_single_testing" table:display="true" table:show-details="true"/>
                <table:data-pilot-member table:name="uniform_biased___testing-_RRT_biased_no_fitler_wide_testing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an" table:orientation="data" table:used-hierarchy="0" table:function="sum">
            <table:data-pilot-level table:show-empty="false" calcext:repeat-item-labels="false">
              <table:data-pilot-members>
                <table:data-pilot-member table:name="-31.9852954711776" table:display="true" table:show-details="true"/>
                <table:data-pilot-member table:name="-25.7415722596849" table:display="true" table:show-details="true"/>
                <table:data-pilot-member table:name="-24.5332253895347" table:display="true" table:show-details="true"/>
                <table:data-pilot-member table:name="-13.3810994865495" table:display="true" table:show-details="true"/>
                <table:data-pilot-member table:name="-12.3604727731354" table:display="true" table:show-details="true"/>
                <table:data-pilot-member table:name="-7.45207008164297" table:display="true" table:show-details="true"/>
                <table:data-pilot-member table:name="-1.20834687015023" table:display="true" table:show-details="true"/>
                <table:data-pilot-member table:name="-0.874325429378109" table:display="true" table:show-details="true"/>
                <table:data-pilot-member table:name="-0.208977894219667" table:display="true" table:show-details="true"/>
                <table:data-pilot-member table:name="-0.180750861514455" table:display="true" table:show-details="true"/>
                <table:data-pilot-member table:name="-0.170365274120027" table:display="true" table:show-details="true"/>
                <table:data-pilot-member table:name="-0.161703434094881" table:display="true" table:show-details="true"/>
                <table:data-pilot-member table:name="-0.160348126798945" table:display="true" table:show-details="true"/>
                <table:data-pilot-member table:name="-0.142138241414815" table:display="true" table:show-details="true"/>
                <table:data-pilot-member table:name="-0.133476401389669" table:display="true" table:show-details="true"/>
                <table:data-pilot-member table:name="-0.111784208068531" table:display="true" table:show-details="true"/>
                <table:data-pilot-member table:name="-0.058070593119227" table:display="true" table:show-details="true"/>
                <table:data-pilot-member table:name="-0.048830773588041" table:display="true" table:show-details="true"/>
                <table:data-pilot-member table:name="-0.048563918730413" table:display="true" table:show-details="true"/>
                <table:data-pilot-member table:name="-0.047274460124786" table:display="true" table:show-details="true"/>
                <table:data-pilot-member table:name="-0.045784491481749" table:display="true" table:show-details="true"/>
                <table:data-pilot-member table:name="-0.039603545198956" table:display="true" table:show-details="true"/>
                <table:data-pilot-member table:name="-0.03861262009964" table:display="true" table:show-details="true"/>
                <table:data-pilot-member table:name="-0.032503786555195" table:display="true" table:show-details="true"/>
                <table:data-pilot-member table:name="-0.029962356331374" table:display="true" table:show-details="true"/>
                <table:data-pilot-member table:name="-0.029892591983761" table:display="true" table:show-details="true"/>
                <table:data-pilot-member table:name="-0.028829565416519" table:display="true" table:show-details="true"/>
                <table:data-pilot-member table:name="-0.028227032705212" table:display="true" table:show-details="true"/>
                <table:data-pilot-member table:name="-0.028108236787854" table:display="true" table:show-details="true"/>
                <table:data-pilot-member table:name="-0.025566806564032" table:display="true" table:show-details="true"/>
                <table:data-pilot-member table:name="-0.023389787785875" table:display="true" table:show-details="true"/>
                <table:data-pilot-member table:name="-0.023263967024009" table:display="true" table:show-details="true"/>
                <table:data-pilot-member table:name="-0.022262534482883" table:display="true" table:show-details="true"/>
                <table:data-pilot-member table:name="-0.018868417256667" table:display="true" table:show-details="true"/>
                <table:data-pilot-member table:name="-0.015759730284998" table:display="true" table:show-details="true"/>
                <table:data-pilot-member table:name="-0.014093834641637" table:display="true" table:show-details="true"/>
                <table:data-pilot-member table:name="-0.012273688443488" table:display="true" table:show-details="true"/>
                <table:data-pilot-member table:name="-0.011376512493744" table:display="true" table:show-details="true"/>
                <table:data-pilot-member table:name="-0.010773979782436" table:display="true" table:show-details="true"/>
                <table:data-pilot-member table:name="-0.010152006407373" table:display="true" table:show-details="true"/>
                <table:data-pilot-member table:name="-0.009426467377564" table:display="true" table:show-details="true"/>
                <table:data-pilot-member table:name="-0.008013361919395" table:display="true" table:show-details="true"/>
                <table:data-pilot-member table:name="-0.007630057500877" table:display="true" table:show-details="true"/>
                <table:data-pilot-member table:name="-0.007606321179415" table:display="true" table:show-details="true"/>
                <table:data-pilot-member table:name="-0.006887389343469" table:display="true" table:show-details="true"/>
                <table:data-pilot-member table:name="-0.006189061622566" table:display="true" table:show-details="true"/>
                <table:data-pilot-member table:name="-0.005836583753554" table:display="true" table:show-details="true"/>
                <table:data-pilot-member table:name="-0.005391127128983" table:display="true" table:show-details="true"/>
                <table:data-pilot-member table:name="-0.005318744343594" table:display="true" table:show-details="true"/>
                <table:data-pilot-member table:name="-0.005271874143898" table:display="true" table:show-details="true"/>
                <table:data-pilot-member table:name="-0.005084475676159" table:display="true" table:show-details="true"/>
                <table:data-pilot-member table:name="-0.004880132263474" table:display="true" table:show-details="true"/>
                <table:data-pilot-member table:name="-0.004620416622691" table:display="true" table:show-details="true"/>
                <table:data-pilot-member table:name="-0.004386147955256" table:display="true" table:show-details="true"/>
                <table:data-pilot-member table:name="-0.004325785419729" table:display="true" table:show-details="true"/>
                <table:data-pilot-member table:name="-0.00426793875368" table:display="true" table:show-details="true"/>
                <table:data-pilot-member table:name="-0.004154593233666" table:display="true" table:show-details="true"/>
                <table:data-pilot-member table:name="-0.004033670086244" table:display="true" table:show-details="true"/>
                <table:data-pilot-member table:name="-0.003212955417353" table:display="true" table:show-details="true"/>
                <table:data-pilot-member table:name="-0.003134947192521" table:display="true" table:show-details="true"/>
                <table:data-pilot-member table:name="-0.003082975925888" table:display="true" table:show-details="true"/>
                <table:data-pilot-member table:name="-0.002817047103627" table:display="true" table:show-details="true"/>
                <table:data-pilot-member table:name="-0.002741487775497" table:display="true" table:show-details="true"/>
                <table:data-pilot-member table:name="-0.002459824613328" table:display="true" table:show-details="true"/>
                <table:data-pilot-member table:name="-0.002344121413022" table:display="true" table:show-details="true"/>
                <table:data-pilot-member table:name="-0.002334447035517" table:display="true" table:show-details="true"/>
                <table:data-pilot-member table:name="-0.002256179936461" table:display="true" table:show-details="true"/>
                <table:data-pilot-member table:name="-0.002157821445374" table:display="true" table:show-details="true"/>
                <table:data-pilot-member table:name="-0.001944173021353" table:display="true" table:show-details="true"/>
                <table:data-pilot-member table:name="-0.001934807046906" table:display="true" table:show-details="true"/>
                <table:data-pilot-member table:name="-0.001925468967422" table:display="true" table:show-details="true"/>
                <table:data-pilot-member table:name="-0.001820146198149" table:display="true" table:show-details="true"/>
                <table:data-pilot-member table:name="-0.00180291366731" table:display="true" table:show-details="true"/>
                <table:data-pilot-member table:name="-0.001568644999874" table:display="true" table:show-details="true"/>
                <table:data-pilot-member table:name="-0.001497873288106" table:display="true" table:show-details="true"/>
                <table:data-pilot-member table:name="-0.001419155454931" table:display="true" table:show-details="true"/>
                <table:data-pilot-member table:name="-0.001413105458169" table:display="true" table:show-details="true"/>
                <table:data-pilot-member table:name="-0.001409817375447" table:display="true" table:show-details="true"/>
                <table:data-pilot-member table:name="-0.000799381107586" table:display="true" table:show-details="true"/>
                <table:data-pilot-member table:name="-0.000775476413148" table:display="true" table:show-details="true"/>
                <table:data-pilot-member table:name="-0.000660383248823" table:display="true" table:show-details="true"/>
                <table:data-pilot-member table:name="-0.000659225658252" table:display="true" table:show-details="true"/>
                <table:data-pilot-member table:name="-0.000560867167165" table:display="true" table:show-details="true"/>
                <table:data-pilot-member table:name="-0.000541207745712" table:display="true" table:show-details="true"/>
                <table:data-pilot-member table:name="-0.000534355645907" table:display="true" table:show-details="true"/>
                <table:data-pilot-member table:name="-0.000525017566422" table:display="true" table:show-details="true"/>
                <table:data-pilot-member table:name="-0.000422922830117" table:display="true" table:show-details="true"/>
                <table:data-pilot-member table:name="-0.000376458277469" table:display="true" table:show-details="true"/>
                <table:data-pilot-member table:name="-0.000352477869011" table:display="true" table:show-details="true"/>
                <table:data-pilot-member table:name="-0.000283924971353" table:display="true" table:show-details="true"/>
                <table:data-pilot-member table:name="-0.000274363541164" table:display="true" table:show-details="true"/>
                <table:data-pilot-member table:name="-0.000265025461679" table:display="true" table:show-details="true"/>
                <table:data-pilot-member table:name="-0.000135365682401" table:display="true" table:show-details="true"/>
                <table:data-pilot-member table:name="-0.000126027602916" table:display="true" table:show-details="true"/>
                <table:data-pilot-member table:name="9.33807948447872E-06" table:display="true" table:show-details="true"/>
                <table:data-pilot-member table:name="1.43883651525811E-05" table:display="true" table:show-details="true"/>
                <table:data-pilot-member table:name="5.65952695389421E-05" table:display="true" table:show-details="true"/>
                <table:data-pilot-member table:name="6.97643476130895E-05" table:display="true" table:show-details="true"/>
                <table:data-pilot-member table:name="7.0771711767955E-05" table:display="true" table:show-details="true"/>
                <table:data-pilot-member table:name="0.000129979491465" table:display="true" table:show-details="true"/>
                <table:data-pilot-member table:name="0.000138997858763" table:display="true" table:show-details="true"/>
                <table:data-pilot-member table:name="0.000148559288953" table:display="true" table:show-details="true"/>
                <table:data-pilot-member table:name="0.000157897368437" table:display="true" table:show-details="true"/>
                <table:data-pilot-member table:name="0.000234268667436" table:display="true" table:show-details="true"/>
                <table:data-pilot-member table:name="0.000265928822262" table:display="true" table:show-details="true"/>
                <table:data-pilot-member table:name="0.000305040379204" table:display="true" table:show-details="true"/>
                <table:data-pilot-member table:name="0.000390846642622" table:display="true" table:show-details="true"/>
                <table:data-pilot-member table:name="0.000395908313726" table:display="true" table:show-details="true"/>
                <table:data-pilot-member table:name="0.000407040739981" table:display="true" table:show-details="true"/>
                <table:data-pilot-member table:name="0.000515651591975" table:display="true" table:show-details="true"/>
                <table:data-pilot-member table:name="0.000539405931575" table:display="true" table:show-details="true"/>
                <table:data-pilot-member table:name="0.000540488370227" table:display="true" table:show-details="true"/>
                <table:data-pilot-member table:name="0.000548744011059" table:display="true" table:show-details="true"/>
                <table:data-pilot-member table:name="0.000670467861691" table:display="true" table:show-details="true"/>
                <table:data-pilot-member table:name="0.000674771613975" table:display="true" table:show-details="true"/>
                <table:data-pilot-member table:name="0.000698327720903" table:display="true" table:show-details="true"/>
                <table:data-pilot-member table:name="0.000725539029808" table:display="true" table:show-details="true"/>
                <table:data-pilot-member table:name="0.000784750218191" table:display="true" table:show-details="true"/>
                <table:data-pilot-member table:name="0.000813769472738" table:display="true" table:show-details="true"/>
                <table:data-pilot-member table:name="0.000846248124916" table:display="true" table:show-details="true"/>
                <table:data-pilot-member table:name="0.000925154480514" table:display="true" table:show-details="true"/>
                <table:data-pilot-member table:name="0.000936396683953" table:display="true" table:show-details="true"/>
                <table:data-pilot-member table:name="0.001050805589914" table:display="true" table:show-details="true"/>
                <table:data-pilot-member table:name="0.001055133971979" table:display="true" table:show-details="true"/>
                <table:data-pilot-member table:name="0.001144791913767" table:display="true" table:show-details="true"/>
                <table:data-pilot-member table:name="0.001283789772531" table:display="true" table:show-details="true"/>
                <table:data-pilot-member table:name="0.001554468557645" table:display="true" table:show-details="true"/>
                <table:data-pilot-member table:name="0.001567714743884" table:display="true" table:show-details="true"/>
                <table:data-pilot-member table:name="0.001595622342206" table:display="true" table:show-details="true"/>
                <table:data-pilot-member table:name="0.001596954278209" table:display="true" table:show-details="true"/>
                <table:data-pilot-member table:name="0.001625240269413" table:display="true" table:show-details="true"/>
                <table:data-pilot-member table:name="0.001660443505742" table:display="true" table:show-details="true"/>
                <table:data-pilot-member table:name="0.001799441364506" table:display="true" table:show-details="true"/>
                <table:data-pilot-member table:name="0.001859508936849" table:display="true" table:show-details="true"/>
                <table:data-pilot-member table:name="0.001958561386506" table:display="true" table:show-details="true"/>
                <table:data-pilot-member table:name="0.002083366335859" table:display="true" table:show-details="true"/>
                <table:data-pilot-member table:name="0.002138644487977" table:display="true" table:show-details="true"/>
                <table:data-pilot-member table:name="0.002177018778157" table:display="true" table:show-details="true"/>
                <table:data-pilot-member table:name="0.002400716682561" table:display="true" table:show-details="true"/>
                <table:data-pilot-member table:name="0.002474212978481" table:display="true" table:show-details="true"/>
                <table:data-pilot-member table:name="0.002522108758723" table:display="true" table:show-details="true"/>
                <table:data-pilot-member table:name="0.002545685227958" table:display="true" table:show-details="true"/>
                <table:data-pilot-member table:name="0.002574080025356" table:display="true" table:show-details="true"/>
                <table:data-pilot-member table:name="0.002652088250188" table:display="true" table:show-details="true"/>
                <table:data-pilot-member table:name="0.003192576620415" table:display="true" table:show-details="true"/>
                <table:data-pilot-member table:name="0.003492462340533" table:display="true" table:show-details="true"/>
                <table:data-pilot-member table:name="0.00375344378758" table:display="true" table:show-details="true"/>
                <table:data-pilot-member table:name="0.003844940209544" table:display="true" table:show-details="true"/>
                <table:data-pilot-member table:name="0.004338710465448" table:display="true" table:show-details="true"/>
                <table:data-pilot-member table:name="0.004395549767342" table:display="true" table:show-details="true"/>
                <table:data-pilot-member table:name="0.004543267930447" table:display="true" table:show-details="true"/>
                <table:data-pilot-member table:name="0.004667367264073" table:display="true" table:show-details="true"/>
                <table:data-pilot-member table:name="0.004691188334459" table:display="true" table:show-details="true"/>
                <table:data-pilot-member table:name="0.00473190147073" table:display="true" table:show-details="true"/>
                <table:data-pilot-member table:name="0.005389516055362" table:display="true" table:show-details="true"/>
                <table:data-pilot-member table:name="0.005657055951245" table:display="true" table:show-details="true"/>
                <table:data-pilot-member table:name="0.005787035442709" table:display="true" table:show-details="true"/>
                <table:data-pilot-member table:name="0.005893179023093" table:display="true" table:show-details="true"/>
                <table:data-pilot-member table:name="0.006245656892105" table:display="true" table:show-details="true"/>
                <table:data-pilot-member table:name="0.006327523812936" table:display="true" table:show-details="true"/>
                <table:data-pilot-member table:name="0.006502804197886" table:display="true" table:show-details="true"/>
                <table:data-pilot-member table:name="0.006572568545499" table:display="true" table:show-details="true"/>
                <table:data-pilot-member table:name="0.006943984613008" table:display="true" table:show-details="true"/>
                <table:data-pilot-member table:name="0.008414807719068" table:display="true" table:show-details="true"/>
                <table:data-pilot-member table:name="0.008661840025146" table:display="true" table:show-details="true"/>
                <table:data-pilot-member table:name="0.009239819531186" table:display="true" table:show-details="true"/>
                <table:data-pilot-member table:name="0.009939241407971" table:display="true" table:show-details="true"/>
                <table:data-pilot-member table:name="0.012680729183468" table:display="true" table:show-details="true"/>
                <table:data-pilot-member table:name="0.01293782643614" table:display="true" table:show-details="true"/>
                <table:data-pilot-member table:name="0.01376597137499" table:display="true" table:show-details="true"/>
                <table:data-pilot-member table:name="0.014819373671446" table:display="true" table:show-details="true"/>
                <table:data-pilot-member table:name="0.017453052922776" table:display="true" table:show-details="true"/>
                <table:data-pilot-member table:name="0.017936749063155" table:display="true" table:show-details="true"/>
                <table:data-pilot-member table:name="0.01893818160428" table:display="true" table:show-details="true"/>
                <table:data-pilot-member table:name="0.022332298830496" table:display="true" table:show-details="true"/>
                <table:data-pilot-member table:name="0.024174538004066" table:display="true" table:show-details="true"/>
                <table:data-pilot-member table:name="0.025440985802166" table:display="true" table:show-details="true"/>
                <table:data-pilot-member table:name="0.026351556782223" table:display="true" table:show-details="true"/>
                <table:data-pilot-member table:name="0.026703797811131" table:display="true" table:show-details="true"/>
                <table:data-pilot-member table:name="0.026854219208454" table:display="true" table:show-details="true"/>
                <table:data-pilot-member table:name="0.027579758238263" table:display="true" table:show-details="true"/>
                <table:data-pilot-member table:name="0.028178001135467" table:display="true" table:show-details="true"/>
                <table:data-pilot-member table:name="0.028992863696431" table:display="true" table:show-details="true"/>
                <table:data-pilot-member table:name="0.029399904436412" table:display="true" table:show-details="true"/>
                <table:data-pilot-member table:name="0.030677342201952" table:display="true" table:show-details="true"/>
                <table:data-pilot-member table:name="0.030747106549565" table:display="true" table:show-details="true"/>
                <table:data-pilot-member table:name="0.031734351471929" table:display="true" table:show-details="true"/>
                <table:data-pilot-member table:name="0.034680805333352" table:display="true" table:show-details="true"/>
                <table:data-pilot-member table:name="0.037006225615827" table:display="true" table:show-details="true"/>
                <table:data-pilot-member table:name="0.041200716087163" table:display="true" table:show-details="true"/>
                <table:data-pilot-member table:name="0.0416735928799" table:display="true" table:show-details="true"/>
                <table:data-pilot-member table:name="0.049615523806232" table:display="true" table:show-details="true"/>
                <table:data-pilot-member table:name="0.05044053561835" table:display="true" table:show-details="true"/>
                <table:data-pilot-member table:name="0.058855343337418" table:display="true" table:show-details="true"/>
                <table:data-pilot-member table:name="0.061501745166554" table:display="true" table:show-details="true"/>
                <table:data-pilot-member table:name="0.065999716586782" table:display="true" table:show-details="true"/>
                <table:data-pilot-member table:name="0.067343715544211" table:display="true" table:show-details="true"/>
                <table:data-pilot-member table:name="0.075267716541544" table:display="true" table:show-details="true"/>
                <table:data-pilot-member table:name="0.078117695326647" table:display="true" table:show-details="true"/>
                <table:data-pilot-member table:name="0.095570748249423" table:display="true" table:show-details="true"/>
                <table:data-pilot-member table:name="0.106947260743166" table:display="true" table:show-details="true"/>
                <table:data-pilot-member table:name="0.114563635317195" table:display="true" table:show-details="true"/>
                <table:data-pilot-member table:name="0.122099888895925" table:display="true" table:show-details="true"/>
                <table:data-pilot-member table:name="0.127501461753336" table:display="true" table:show-details="true"/>
                <table:data-pilot-member table:name="0.130761728921071" table:display="true" table:show-details="true"/>
                <table:data-pilot-member table:name="0.141267433128326" table:display="true" table:show-details="true"/>
                <table:data-pilot-member table:name="0.150929454312445" table:display="true" table:show-details="true"/>
                <table:data-pilot-member table:name="0.159591294337591" table:display="true" table:show-details="true"/>
                <table:data-pilot-member table:name="0.169374349020711" table:display="true" table:show-details="true"/>
                <table:data-pilot-member table:name="0.173285953235085" table:display="true" table:show-details="true"/>
                <table:data-pilot-member table:name="0.187051924610075" table:display="true" table:show-details="true"/>
                <table:data-pilot-member table:name="0.198203914437231" table:display="true" table:show-details="true"/>
                <table:data-pilot-member table:name="0.225679511347672" table:display="true" table:show-details="true"/>
                <table:data-pilot-member table:name="0.229047149639092" table:display="true" table:show-details="true"/>
                <table:data-pilot-member table:name="0.237708989664238" table:display="true" table:show-details="true"/>
                <table:data-pilot-member table:name="0.239445482722663" table:display="true" table:show-details="true"/>
                <table:data-pilot-member table:name="0.252383309158803" table:display="true" table:show-details="true"/>
                <table:data-pilot-member table:name="0.276321609763878" table:display="true" table:show-details="true"/>
                <table:data-pilot-member table:name="0.300947227889216" table:display="true" table:show-details="true"/>
                <table:data-pilot-member table:name="0.366946944475998" table:display="true" table:show-details="true"/>
                <table:data-pilot-member table:name="0.412731435957748" table:display="true" table:show-details="true"/>
                <table:data-pilot-member table:name="0.761567758370849" table:display="true" table:show-details="true"/>
                <table:data-pilot-member table:name="0.82854093789636" table:display="true" table:show-details="true"/>
                <table:data-pilot-member table:name="0.940325145964892" table:display="true" table:show-details="true"/>
                <table:data-pilot-member table:name="0.988889064695305" table:display="true" table:show-details="true"/>
                <table:data-pilot-member table:name="1.00182689113145" table:display="true" table:show-details="true"/>
                <table:data-pilot-member table:name="1.01559286250644" table:display="true" table:show-details="true"/>
                <table:data-pilot-member table:name="1.24127237385411" table:display="true" table:show-details="true"/>
                <table:data-pilot-member table:name="1.76854759305986" table:display="true" table:show-details="true"/>
                <table:data-pilot-member table:name="1.8071602131595" table:display="true" table:show-details="true"/>
                <table:data-pilot-member table:name="1.81582205318465" table:display="true" table:show-details="true"/>
                <table:data-pilot-member table:name="1.93792194208057" table:display="true" table:show-details="true"/>
                <table:data-pilot-member table:name="1.94929845457431" table:display="true" table:show-details="true"/>
                <table:data-pilot-member table:name="1.96675150749709" table:display="true" table:show-details="true"/>
                <table:data-pilot-member table:name="1.97752548727953" table:display="true" table:show-details="true"/>
                <table:data-pilot-member table:name="2.04486920282374" table:display="true" table:show-details="true"/>
                <table:data-pilot-member table:name="6.24372321149274" table:display="true" table:show-details="true"/>
                <table:data-pilot-member table:name="6.29188109558969" table:display="true" table:show-details="true"/>
                <table:data-pilot-member table:name="7.05344885396054" table:display="true" table:show-details="true"/>
                <table:data-pilot-member table:name="11.1521259029852" table:display="true" table:show-details="true"/>
                <table:data-pilot-member table:name="12.5356043070824" table:display="true" table:show-details="true"/>
                <table:data-pilot-member table:name="13.2971720654533" table:display="true" table:show-details="true"/>
                <table:data-pilot-member table:name="13.7439511772327" table:display="true" table:show-details="true"/>
                <table:data-pilot-member table:name="14.5055189356035" table:display="true" table:show-details="true"/>
                <table:data-pilot-member table:name="18.6041959846281" table:display="true" table:show-details="true"/>
                <table:data-pilot-member table:name="24.8960770802178" table:display="true" table:show-details="true"/>
                <table:data-pilot-member table:name="25.6576448385887" table:display="true" table:show-details="true"/>
                <table:data-pilot-member table:name="38.2771765667673" table:display="true" table:show-details="true"/>
                <table:data-pilot-member table:name="39.0387443251382" table:display="true" table:show-details="true"/>
                <table:data-pilot-member table:name="178.073145108023" table:display="true" table:show-details="true"/>
                <table:data-pilot-member table:name="178.834712866394" table:display="true" table:show-details="true"/>
                <table:data-pilot-member table:name="185.126593961984" table:display="true" table:show-details="true"/>
                <table:data-pilot-member table:name="191.370317173476" table:display="true" table:show-details="true"/>
                <table:data-pilot-member table:name="192.578664043626" table:display="true" table:show-details="true"/>
                <table:data-pilot-member table:name="203.730789946612" table:display="true" table:show-details="true"/>
                <table:data-pilot-member table:name="217.11188943316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4">00/00/0000</text:date>, <text:time style:data-style-name="N2" text:time-value="11:24:23.7680492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9-14T11:24:39.698525791</dc:date>
    <meta:editing-duration>PT4M20S</meta:editing-duration>
    <meta:editing-cycles>2</meta:editing-cycles>
    <meta:generator>LibreOffice/6.4.7.2$Linux_X86_64 LibreOffice_project/40$Build-2</meta:generator>
    <meta:document-statistic meta:table-count="2" meta:cell-count="2859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9.013cm" xlink:href=".." xlink:type="simple" loext:data-pilot-source="DataPilot1" chart:class="chart:bar" chart:style-name="ch1">
        <chart:legend chart:legend-position="end" svg:x="13.19cm" svg:y="2.954cm" style:legend-expansion="high" chart:style-name="ch2"/>
        <chart:plot-area chart:style-name="ch3" table:cell-range-address="PivotChart" chart:data-source-has-labels="column" svg:x="0.319cm" svg:y="1.08cm" svg:width="12.552cm" svg:height="6.853cm">
          <chartooo:coordinate-region svg:x="3.493cm" svg:y="1.08cm" svg:width="9.378cm" svg:height="2.284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verage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_grid-walk_biased_multiple_testing</text:p>
                <draw:g>
                  <svg:desc>PT@categories</svg:desc>
                </draw:g>
              </table:table-cell>
              <table:table-cell office:value-type="float" office:value="0.0275797582382625">
                <text:p>0.0275797582382625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_grid-walk_biased_single_testing</text:p>
              </table:table-cell>
              <table:table-cell office:value-type="float" office:value="0.0268542192084542">
                <text:p>0.0268542192084542</text:p>
              </table:table-cell>
            </table:table-row>
            <table:table-row>
              <table:table-cell office:value-type="string">
                <text:p>_RRT_biased_filter_testing</text:p>
              </table:table-cell>
              <table:table-cell office:value-type="float" office:value="0.0293999044364119">
                <text:p>0.0293999044364119</text:p>
              </table:table-cell>
            </table:table-row>
            <table:table-row>
              <table:table-cell office:value-type="string">
                <text:p>_RRT_biased_filter_wide_testing</text:p>
              </table:table-cell>
              <table:table-cell office:value-type="float" office:value="0.0289928636964314">
                <text:p>0.0289928636964314</text:p>
              </table:table-cell>
            </table:table-row>
            <table:table-row>
              <table:table-cell office:value-type="string">
                <text:p>_RRT_biased_no_filter_testing</text:p>
              </table:table-cell>
              <table:table-cell office:value-type="float" office:value="0.0416735928798998">
                <text:p>0.0416735928798998</text:p>
              </table:table-cell>
            </table:table-row>
            <table:table-row>
              <table:table-cell office:value-type="string">
                <text:p>_RRT_biased_no_fitler_wide_testing</text:p>
              </table:table-cell>
              <table:table-cell office:value-type="float" office:value="0.0370062256158269">
                <text:p>0.0370062256158269</text:p>
              </table:table-cell>
            </table:table-row>
            <table:table-row>
              <table:table-cell office:value-type="string">
                <text:p>uniform_biased___testing</text:p>
              </table:table-cell>
              <table:table-cell office:value-type="float" office:value="0.0317343514719285">
                <text:p>0.03173435147192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